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Versions/Version3" manifest:media-type=""/>
  <manifest:file-entry manifest:full-path="Versions/Version2" manifest:media-type=""/>
  <manifest:file-entry manifest:full-path="Versions/Version1" manifest:media-type=""/>
  <manifest:file-entry manifest:full-path="settings.xml" manifest:media-type="text/xml"/>
  <manifest:file-entry manifest:full-path="meta.xml" manifest:media-type="text/xml"/>
  <manifest:file-entry manifest:full-path="VersionList.xml"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3" svg:font-family="'Times New Roman'" style:font-family-generic="roman"/>
    <style:font-face style:name="Ubuntu" svg:font-family="Ubuntu" style:font-family-generic="swiss"/>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officeooo:rsid="00103ec0" officeooo:paragraph-rsid="00103ec0"/>
    </style:style>
    <style:style style:name="P2" style:family="paragraph" style:parent-style-name="Footer">
      <style:paragraph-properties fo:text-align="center" style:justify-single-word="false"/>
      <style:text-properties officeooo:paragraph-rsid="00103ec0"/>
    </style:style>
    <style:style style:name="P3" style:family="paragraph" style:parent-style-name="Text_20_body">
      <style:text-properties fo:background-color="#ffff00"/>
    </style:style>
    <style:style style:name="P4" style:family="paragraph" style:parent-style-name="Text_20_body">
      <style:text-properties officeooo:rsid="0063e58b" officeooo:paragraph-rsid="006e6b8a" fo:background-color="#ffff00"/>
    </style:style>
    <style:style style:name="P5" style:family="paragraph" style:parent-style-name="Text_20_body">
      <style:text-properties officeooo:rsid="01b5cfa3" officeooo:paragraph-rsid="01b5cfa3" fo:background-color="#ffff00"/>
    </style:style>
    <style:style style:name="P6" style:family="paragraph" style:parent-style-name="Text_20_body">
      <style:text-properties officeooo:rsid="01a9a648" officeooo:paragraph-rsid="01a9a648" fo:background-color="#ffff00"/>
    </style:style>
    <style:style style:name="P7" style:family="paragraph" style:parent-style-name="Text_20_body">
      <style:text-properties officeooo:paragraph-rsid="01d2d413" fo:background-color="#ffff00"/>
    </style:style>
    <style:style style:name="P8" style:family="paragraph" style:parent-style-name="Text_20_body">
      <style:text-properties officeooo:paragraph-rsid="001af8ae"/>
    </style:style>
    <style:style style:name="P9" style:family="paragraph" style:parent-style-name="Text_20_body">
      <style:text-properties officeooo:paragraph-rsid="001b3b11"/>
    </style:style>
    <style:style style:name="P10" style:family="paragraph" style:parent-style-name="Text_20_body">
      <style:text-properties officeooo:paragraph-rsid="0028c249"/>
    </style:style>
    <style:style style:name="P11" style:family="paragraph" style:parent-style-name="Text_20_body">
      <style:paragraph-properties fo:text-align="center" style:justify-single-word="false"/>
      <style:text-properties officeooo:rsid="000f70c0"/>
    </style:style>
    <style:style style:name="P12" style:family="paragraph" style:parent-style-name="Text_20_body">
      <style:text-properties officeooo:rsid="000fce6b"/>
    </style:style>
    <style:style style:name="P13" style:family="paragraph" style:parent-style-name="Text_20_body">
      <style:paragraph-properties fo:text-align="center" style:justify-single-word="false"/>
      <style:text-properties officeooo:rsid="000fce6b"/>
    </style:style>
    <style:style style:name="P14" style:family="paragraph" style:parent-style-name="Text_20_body">
      <style:text-properties officeooo:rsid="00156552"/>
    </style:style>
    <style:style style:name="P15" style:family="paragraph" style:parent-style-name="Text_20_body">
      <style:text-properties officeooo:rsid="00110c78"/>
    </style:style>
    <style:style style:name="P16" style:family="paragraph" style:parent-style-name="Text_20_body">
      <style:text-properties officeooo:rsid="0012e3e3"/>
    </style:style>
    <style:style style:name="P17" style:family="paragraph" style:parent-style-name="Text_20_body">
      <style:text-properties officeooo:rsid="002980b9" officeooo:paragraph-rsid="002980b9"/>
    </style:style>
    <style:style style:name="P18" style:family="paragraph" style:parent-style-name="Text_20_body">
      <style:text-properties officeooo:paragraph-rsid="019c5b58" fo:background-color="transparent"/>
    </style:style>
    <style:style style:name="P19" style:family="paragraph" style:parent-style-name="Text_20_body">
      <style:text-properties officeooo:paragraph-rsid="01e2e4bc" fo:background-color="transparent"/>
    </style:style>
    <style:style style:name="P20" style:family="paragraph" style:parent-style-name="Text_20_body">
      <style:text-properties officeooo:paragraph-rsid="01f39f3a" fo:background-color="transparent"/>
    </style:style>
    <style:style style:name="P21" style:family="paragraph" style:parent-style-name="Text_20_body">
      <style:text-properties officeooo:rsid="003d8f95" officeooo:paragraph-rsid="003d8f95"/>
    </style:style>
    <style:style style:name="P22" style:family="paragraph" style:parent-style-name="Text_20_body">
      <style:text-properties officeooo:rsid="002ee9c9" officeooo:paragraph-rsid="006a76a2"/>
    </style:style>
    <style:style style:name="P23" style:family="paragraph" style:parent-style-name="Text_20_body">
      <style:text-properties officeooo:paragraph-rsid="007d48b4"/>
    </style:style>
    <style:style style:name="P24" style:family="paragraph" style:parent-style-name="Text_20_body">
      <style:text-properties officeooo:paragraph-rsid="00b826ea"/>
    </style:style>
    <style:style style:name="P25" style:family="paragraph" style:parent-style-name="Text_20_body">
      <style:text-properties officeooo:paragraph-rsid="0047fb42"/>
    </style:style>
    <style:style style:name="P26" style:family="paragraph" style:parent-style-name="Text_20_body">
      <style:text-properties officeooo:paragraph-rsid="0028df59"/>
    </style:style>
    <style:style style:name="P27" style:family="paragraph" style:parent-style-name="Text_20_body">
      <style:paragraph-properties fo:text-align="center" style:justify-single-word="false"/>
      <style:text-properties officeooo:rsid="00bec17c" officeooo:paragraph-rsid="00bec17c"/>
    </style:style>
    <style:style style:name="P28" style:family="paragraph" style:parent-style-name="Text_20_body">
      <style:paragraph-properties fo:text-align="start" style:justify-single-word="false"/>
      <style:text-properties officeooo:rsid="00bfbc3d" officeooo:paragraph-rsid="00bfbc3d"/>
    </style:style>
    <style:style style:name="P29" style:family="paragraph" style:parent-style-name="Text_20_body">
      <style:text-properties officeooo:paragraph-rsid="00f5dc7d"/>
    </style:style>
    <style:style style:name="P30" style:family="paragraph" style:parent-style-name="Text_20_body">
      <style:text-properties officeooo:rsid="00e3cd07" officeooo:paragraph-rsid="00e3cd07"/>
    </style:style>
    <style:style style:name="P31" style:family="paragraph" style:parent-style-name="Text_20_body">
      <style:text-properties officeooo:paragraph-rsid="0109616a"/>
    </style:style>
    <style:style style:name="P32" style:family="paragraph" style:parent-style-name="Text_20_body">
      <style:text-properties officeooo:paragraph-rsid="01113650"/>
    </style:style>
    <style:style style:name="P33" style:family="paragraph" style:parent-style-name="Text_20_body">
      <style:text-properties officeooo:paragraph-rsid="00234a12"/>
    </style:style>
    <style:style style:name="P34" style:family="paragraph" style:parent-style-name="Text_20_body">
      <style:text-properties officeooo:paragraph-rsid="0137fb6b"/>
    </style:style>
    <style:style style:name="P35" style:family="paragraph" style:parent-style-name="Text_20_body">
      <style:text-properties officeooo:paragraph-rsid="014aa658"/>
    </style:style>
    <style:style style:name="P36" style:family="paragraph" style:parent-style-name="Text_20_body">
      <style:text-properties officeooo:rsid="00695ec7" officeooo:paragraph-rsid="009a2bbe"/>
    </style:style>
    <style:style style:name="P37" style:family="paragraph" style:parent-style-name="Text_20_body">
      <style:text-properties officeooo:rsid="00936cb7" officeooo:paragraph-rsid="009a2bbe"/>
    </style:style>
    <style:style style:name="P38" style:family="paragraph" style:parent-style-name="Text_20_body">
      <style:text-properties officeooo:paragraph-rsid="01780ab0"/>
    </style:style>
    <style:style style:name="P39" style:family="paragraph" style:parent-style-name="Text_20_body">
      <style:text-properties officeooo:paragraph-rsid="018d357f"/>
    </style:style>
    <style:style style:name="P40" style:family="paragraph" style:parent-style-name="Text_20_body">
      <style:text-properties fo:font-weight="normal" officeooo:rsid="00621413" officeooo:paragraph-rsid="014aa658" fo:background-color="#ffff00" style:font-weight-asian="normal" style:font-weight-complex="normal"/>
    </style:style>
    <style:style style:name="P41" style:family="paragraph" style:parent-style-name="Text_20_body">
      <style:text-properties officeooo:paragraph-rsid="01949c79"/>
    </style:style>
    <style:style style:name="P42" style:family="paragraph" style:parent-style-name="Text_20_body">
      <style:text-properties officeooo:paragraph-rsid="019c5b58"/>
    </style:style>
    <style:style style:name="P43" style:family="paragraph" style:parent-style-name="Text_20_body">
      <style:text-properties officeooo:rsid="0028c249" officeooo:paragraph-rsid="019f093d"/>
    </style:style>
    <style:style style:name="P44" style:family="paragraph" style:parent-style-name="Text_20_body">
      <style:text-properties officeooo:paragraph-rsid="01a80bec"/>
    </style:style>
    <style:style style:name="P45" style:family="paragraph" style:parent-style-name="Text_20_body">
      <style:text-properties officeooo:rsid="004c7f7a" officeooo:paragraph-rsid="00c66d26"/>
    </style:style>
    <style:style style:name="P46" style:family="paragraph" style:parent-style-name="Text_20_body">
      <style:text-properties officeooo:rsid="019f8105" officeooo:paragraph-rsid="019f8105"/>
    </style:style>
    <style:style style:name="P47" style:family="paragraph" style:parent-style-name="Text_20_body">
      <style:text-properties officeooo:rsid="01a22d8a" officeooo:paragraph-rsid="01a22d8a"/>
    </style:style>
    <style:style style:name="P48" style:family="paragraph" style:parent-style-name="Text_20_body">
      <style:text-properties officeooo:rsid="01b460e5" officeooo:paragraph-rsid="01b1d5fb"/>
    </style:style>
    <style:style style:name="P49" style:family="paragraph" style:parent-style-name="Text_20_body">
      <style:text-properties officeooo:paragraph-rsid="01cf7369"/>
    </style:style>
    <style:style style:name="P50" style:family="paragraph" style:parent-style-name="Text_20_body">
      <style:text-properties officeooo:paragraph-rsid="01d2d413"/>
    </style:style>
    <style:style style:name="P51" style:family="paragraph" style:parent-style-name="Text_20_body">
      <style:text-properties officeooo:paragraph-rsid="01ea018b"/>
    </style:style>
    <style:style style:name="P52" style:family="paragraph" style:parent-style-name="Text_20_body">
      <style:text-properties officeooo:paragraph-rsid="01f6ef10"/>
    </style:style>
    <style:style style:name="P53" style:family="paragraph" style:parent-style-name="Text_20_body">
      <style:paragraph-properties fo:background-color="transparent">
        <style:background-image/>
      </style:paragraph-properties>
      <style:text-properties officeooo:paragraph-rsid="00234a12"/>
    </style:style>
    <style:style style:name="P54" style:family="paragraph" style:parent-style-name="Text_20_body">
      <style:paragraph-properties fo:background-color="transparent">
        <style:background-image/>
      </style:paragraph-properties>
      <style:text-properties officeooo:paragraph-rsid="0116afb6"/>
    </style:style>
    <style:style style:name="P55" style:family="paragraph" style:parent-style-name="Text_20_body">
      <style:paragraph-properties fo:background-color="transparent">
        <style:background-image/>
      </style:paragraph-properties>
      <style:text-properties officeooo:paragraph-rsid="01e6936d"/>
    </style:style>
    <style:style style:name="P56" style:family="paragraph" style:parent-style-name="Standard">
      <style:text-properties officeooo:rsid="000f70c0" officeooo:paragraph-rsid="000f70c0"/>
    </style:style>
    <style:style style:name="P57" style:family="paragraph" style:parent-style-name="Standard">
      <style:paragraph-properties fo:text-align="start" style:justify-single-word="false"/>
      <style:text-properties fo:language="en" fo:country="US" officeooo:rsid="00156552" officeooo:paragraph-rsid="00156552" fo:background-color="#ffff00"/>
    </style:style>
    <style:style style:name="P58" style:family="paragraph" style:parent-style-name="Standard">
      <style:text-properties officeooo:rsid="0012f781" officeooo:paragraph-rsid="00ee1ff4"/>
    </style:style>
    <style:style style:name="P59" style:family="paragraph" style:parent-style-name="Text_20_body">
      <style:paragraph-properties fo:margin-left="0in" fo:margin-right="0in" fo:text-align="start" style:justify-single-word="false" fo:text-indent="0in" style:auto-text-indent="false"/>
      <style:text-properties officeooo:rsid="00bfbc3d" officeooo:paragraph-rsid="00bfbc3d"/>
    </style:style>
    <style:style style:name="P60" style:family="paragraph" style:parent-style-name="Footnote">
      <style:text-properties officeooo:paragraph-rsid="010111fc"/>
    </style:style>
    <style:style style:name="P61" style:family="paragraph" style:parent-style-name="Footnote">
      <style:text-properties fo:font-style="normal" officeooo:rsid="00d87883" style:font-style-asian="normal" style:font-style-complex="normal"/>
    </style:style>
    <style:style style:name="P62" style:family="paragraph" style:parent-style-name="Footnote">
      <style:text-properties officeooo:paragraph-rsid="0138f20b"/>
    </style:style>
    <style:style style:name="P63" style:family="paragraph" style:parent-style-name="Footnote">
      <style:text-properties officeooo:rsid="014668d8" officeooo:paragraph-rsid="014668d8"/>
    </style:style>
    <style:style style:name="P64" style:family="paragraph" style:parent-style-name="Footnote">
      <style:text-properties officeooo:rsid="01556deb" officeooo:paragraph-rsid="01556deb" fo:background-color="#ffff00"/>
    </style:style>
    <style:style style:name="P65" style:family="paragraph" style:parent-style-name="Standard" style:master-page-name="Standard">
      <style:paragraph-properties style:page-number="auto"/>
      <style:text-properties officeooo:rsid="000f70c0" officeooo:paragraph-rsid="000f70c0"/>
    </style:style>
    <style:style style:name="P66" style:family="paragraph" style:parent-style-name="Text_20_body">
      <style:text-properties officeooo:rsid="01f39f3a" officeooo:paragraph-rsid="01f39f3a" fo:background-color="transparent"/>
    </style:style>
    <style:style style:name="P67" style:family="paragraph" style:parent-style-name="Text_20_body" style:list-style-name="L1">
      <style:text-properties officeooo:paragraph-rsid="01a80bec"/>
    </style:style>
    <style:style style:name="P68" style:family="paragraph" style:parent-style-name="Text_20_body" style:list-style-name="L1">
      <style:text-properties officeooo:paragraph-rsid="01ad78c1"/>
    </style:style>
    <style:style style:name="P69" style:family="paragraph" style:parent-style-name="Text_20_body" style:list-style-name="L1">
      <style:text-properties officeooo:paragraph-rsid="01b01d52"/>
    </style:style>
    <style:style style:name="P70" style:family="paragraph" style:parent-style-name="Text_20_body" style:list-style-name="L1">
      <style:text-properties officeooo:paragraph-rsid="01b1d5fb"/>
    </style:style>
    <style:style style:name="P71" style:family="paragraph" style:parent-style-name="Text_20_body" style:list-style-name="L1">
      <style:text-properties officeooo:paragraph-rsid="01b7c2f9"/>
    </style:style>
    <style:style style:name="P72" style:family="paragraph" style:parent-style-name="Text_20_body" style:list-style-name="L1">
      <style:text-properties officeooo:paragraph-rsid="01b83c60"/>
    </style:style>
    <style:style style:name="P73" style:family="paragraph" style:parent-style-name="Text_20_body" style:list-style-name="L1">
      <style:text-properties officeooo:paragraph-rsid="01b64690"/>
    </style:style>
    <style:style style:name="P74" style:family="paragraph" style:parent-style-name="Heading_20_1">
      <style:text-properties officeooo:rsid="00193a49" officeooo:paragraph-rsid="00193a49"/>
    </style:style>
    <style:style style:name="P75" style:family="paragraph" style:parent-style-name="Heading_20_1">
      <style:text-properties officeooo:rsid="0028c249" officeooo:paragraph-rsid="0028c249"/>
    </style:style>
    <style:style style:name="P76" style:family="paragraph" style:parent-style-name="Heading_20_1" style:list-style-name="">
      <style:paragraph-properties fo:text-align="center" style:justify-single-word="false"/>
      <style:text-properties officeooo:rsid="003d8f95" officeooo:paragraph-rsid="003d8f95"/>
    </style:style>
    <style:style style:name="P77" style:family="paragraph" style:parent-style-name="Heading_20_1">
      <style:paragraph-properties fo:break-before="page"/>
      <style:text-properties officeooo:rsid="00103ec0"/>
    </style:style>
    <style:style style:name="P78" style:family="paragraph" style:parent-style-name="Heading_20_1">
      <style:paragraph-properties fo:break-before="page"/>
      <style:text-properties officeooo:rsid="00156552"/>
    </style:style>
    <style:style style:name="P79" style:family="paragraph" style:parent-style-name="Heading_20_1">
      <style:paragraph-properties fo:break-before="page"/>
      <style:text-properties officeooo:rsid="006e6b8a" officeooo:paragraph-rsid="006e6b8a"/>
    </style:style>
    <style:style style:name="P80" style:family="paragraph" style:parent-style-name="Heading_20_1">
      <style:paragraph-properties fo:break-before="page"/>
      <style:text-properties officeooo:rsid="003d8f95" officeooo:paragraph-rsid="003d8f95"/>
    </style:style>
    <style:style style:name="P81" style:family="paragraph" style:parent-style-name="Heading_20_2">
      <style:text-properties officeooo:rsid="00236309"/>
    </style:style>
    <style:style style:name="P82" style:family="paragraph" style:parent-style-name="Heading_20_2">
      <style:text-properties style:use-window-font-color="true" fo:language="en" fo:country="US" officeooo:rsid="00eda74c" officeooo:paragraph-rsid="00eda74c"/>
    </style:style>
    <style:style style:name="P83" style:family="paragraph" style:parent-style-name="Heading_20_2">
      <style:text-properties officeooo:rsid="00193a49" officeooo:paragraph-rsid="00193a49"/>
    </style:style>
    <style:style style:name="P84" style:family="paragraph" style:parent-style-name="Heading_20_2">
      <style:text-properties officeooo:rsid="00272b44" officeooo:paragraph-rsid="00272b44"/>
    </style:style>
    <style:style style:name="P85" style:family="paragraph" style:parent-style-name="Heading_20_2">
      <style:text-properties officeooo:rsid="0028c249"/>
    </style:style>
    <style:style style:name="P86" style:family="paragraph" style:parent-style-name="Heading_20_3">
      <style:text-properties officeooo:rsid="0019b20b" officeooo:paragraph-rsid="0019b20b"/>
    </style:style>
    <style:style style:name="P87" style:family="paragraph" style:parent-style-name="Heading_20_3">
      <style:text-properties officeooo:rsid="0019b20b" officeooo:paragraph-rsid="001b3b11"/>
    </style:style>
    <style:style style:name="P88" style:family="paragraph" style:parent-style-name="Heading_20_3">
      <style:text-properties officeooo:rsid="00204a2a" officeooo:paragraph-rsid="00204a2a"/>
    </style:style>
    <style:style style:name="P89" style:family="paragraph" style:parent-style-name="Heading_20_3">
      <style:text-properties fo:font-weight="normal" officeooo:rsid="00221ab5" officeooo:paragraph-rsid="00221ab5" style:font-weight-asian="normal" style:font-weight-complex="normal"/>
    </style:style>
    <style:style style:name="P90" style:family="paragraph" style:parent-style-name="Heading_20_3">
      <style:text-properties officeooo:paragraph-rsid="013727b5"/>
    </style:style>
    <style:style style:name="P91" style:family="paragraph" style:parent-style-name="Heading_20_3">
      <style:text-properties officeooo:rsid="0067f001" officeooo:paragraph-rsid="0075510e" fo:background-color="transparent"/>
    </style:style>
    <style:style style:name="P92" style:family="paragraph" style:parent-style-name="Heading_20_3">
      <style:text-properties officeooo:rsid="00a5d696" officeooo:paragraph-rsid="00c61567" fo:background-color="transparent"/>
    </style:style>
    <style:style style:name="P93" style:family="paragraph" style:parent-style-name="Heading_20_3">
      <style:text-properties officeooo:paragraph-rsid="00621413"/>
    </style:style>
    <style:style style:name="P94" style:family="paragraph" style:parent-style-name="Heading_20_3">
      <style:text-properties officeooo:rsid="0028c249" officeooo:paragraph-rsid="0028c249"/>
    </style:style>
    <style:style style:name="P95" style:family="paragraph" style:parent-style-name="Heading_20_3">
      <style:text-properties officeooo:rsid="0028df59" officeooo:paragraph-rsid="0028df59"/>
    </style:style>
    <style:style style:name="P96" style:family="paragraph" style:parent-style-name="Heading_20_3">
      <style:text-properties officeooo:rsid="002980b9" officeooo:paragraph-rsid="002980b9"/>
    </style:style>
    <style:style style:name="P97" style:family="paragraph" style:parent-style-name="Heading_20_3">
      <style:text-properties officeooo:rsid="002bccaa"/>
    </style:style>
    <style:style style:name="P98" style:family="paragraph" style:parent-style-name="Heading_20_3">
      <style:text-properties officeooo:rsid="01290faf" officeooo:paragraph-rsid="0129e5c2"/>
    </style:style>
    <style:style style:name="P99" style:family="paragraph" style:parent-style-name="Heading_20_3">
      <style:text-properties officeooo:rsid="006d6c71" officeooo:paragraph-rsid="006d6c71"/>
    </style:style>
    <style:style style:name="P100" style:family="paragraph" style:parent-style-name="Heading_20_3">
      <style:text-properties officeooo:rsid="00c61567" officeooo:paragraph-rsid="00c61567"/>
    </style:style>
    <style:style style:name="P101" style:family="paragraph" style:parent-style-name="Heading_20_3">
      <style:paragraph-properties fo:background-color="transparent">
        <style:background-image/>
      </style:paragraph-properties>
      <style:text-properties fo:font-weight="normal" officeooo:rsid="01e6936d" officeooo:paragraph-rsid="01ea018b" fo:background-color="transparent" style:font-weight-asian="normal" style:font-weight-complex="normal"/>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font-style="normal" style:text-underline-style="none" fo:font-weight="normal" officeooo:rsid="0019b20b"/>
    </style:style>
    <style:style style:name="T3" style:family="text">
      <style:text-properties fo:font-variant="normal" fo:text-transform="none" style:text-position="0% 100%" fo:font-style="normal" style:text-underline-style="none" fo:font-weight="normal" officeooo:rsid="001d29ec"/>
    </style:style>
    <style:style style:name="T4" style:family="text">
      <style:text-properties fo:font-variant="normal" fo:text-transform="none" style:text-position="0% 100%" fo:font-style="normal" style:text-underline-style="none" fo:font-weight="normal" officeooo:rsid="0009f123"/>
    </style:style>
    <style:style style:name="T5" style:family="text">
      <style:text-properties fo:font-variant="normal" fo:text-transform="none" style:text-position="0% 100%" fo:font-style="normal" style:text-underline-style="none" fo:font-weight="normal" officeooo:rsid="0014e08f"/>
    </style:style>
    <style:style style:name="T6" style:family="text">
      <style:text-properties fo:font-variant="normal" fo:text-transform="none" style:text-position="0% 100%" fo:font-style="normal" style:text-underline-style="none" fo:font-weight="normal" style:font-weight-asian="normal" style:font-weight-complex="normal"/>
    </style:style>
    <style:style style:name="T7" style:family="text">
      <style:text-properties fo:font-variant="normal" fo:text-transform="none" fo:color="#000000" fo:font-size="12pt" fo:letter-spacing="normal" fo:font-style="normal" fo:font-weight="normal" officeooo:rsid="0019b20b" style:font-size-asian="12pt" style:font-weight-asian="normal" style:font-size-complex="12pt" style:font-weight-complex="normal"/>
    </style:style>
    <style:style style:name="T8" style:family="text">
      <style:text-properties fo:font-variant="normal" fo:text-transform="none" style:use-window-font-color="true" style:text-position="0% 100%" fo:language="en" fo:country="US" fo:font-style="normal" style:text-underline-style="none" fo:font-weight="normal" fo:background-color="transparent"/>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style>
    <style:style style:name="T11" style:family="text">
      <style:text-properties fo:font-style="normal" officeooo:rsid="00d04a46" style:font-style-asian="normal" style:font-style-complex="normal"/>
    </style:style>
    <style:style style:name="T12" style:family="text">
      <style:text-properties fo:font-weight="normal" style:font-weight-asian="normal" style:font-weight-complex="normal"/>
    </style:style>
    <style:style style:name="T13" style:family="text">
      <style:text-properties fo:font-weight="normal" officeooo:rsid="0019b20b" style:font-weight-asian="normal" style:font-weight-complex="normal"/>
    </style:style>
    <style:style style:name="T14" style:family="text">
      <style:text-properties fo:font-weight="normal" officeooo:rsid="001e53e0" style:font-weight-asian="normal" style:font-weight-complex="normal"/>
    </style:style>
    <style:style style:name="T15" style:family="text">
      <style:text-properties fo:font-weight="normal" officeooo:rsid="001de278" style:font-weight-asian="normal" style:font-weight-complex="normal"/>
    </style:style>
    <style:style style:name="T16" style:family="text">
      <style:text-properties fo:font-weight="normal" officeooo:rsid="001f1c8d" style:font-weight-asian="normal" style:font-weight-complex="normal"/>
    </style:style>
    <style:style style:name="T17" style:family="text">
      <style:text-properties fo:font-weight="normal" officeooo:rsid="00221ab5" style:font-weight-asian="normal" style:font-weight-complex="normal"/>
    </style:style>
    <style:style style:name="T18" style:family="text">
      <style:text-properties fo:font-weight="normal" officeooo:rsid="003f72e2" style:font-weight-asian="normal" style:font-weight-complex="normal"/>
    </style:style>
    <style:style style:name="T19" style:family="text">
      <style:text-properties fo:font-weight="normal" officeooo:rsid="0040bfaa" style:font-weight-asian="normal" style:font-weight-complex="normal"/>
    </style:style>
    <style:style style:name="T20" style:family="text">
      <style:text-properties fo:font-weight="normal" officeooo:rsid="00425618" style:font-weight-asian="normal" style:font-weight-complex="normal"/>
    </style:style>
    <style:style style:name="T21" style:family="text">
      <style:text-properties fo:font-weight="normal" officeooo:rsid="00c214a6" style:font-weight-asian="normal" style:font-weight-complex="normal"/>
    </style:style>
    <style:style style:name="T22" style:family="text">
      <style:text-properties fo:font-weight="normal" officeooo:rsid="00c40e18" style:font-weight-asian="normal" style:font-weight-complex="normal"/>
    </style:style>
    <style:style style:name="T23" style:family="text">
      <style:text-properties fo:font-weight="normal" officeooo:rsid="010d6fdf" style:font-weight-asian="normal" style:font-weight-complex="normal"/>
    </style:style>
    <style:style style:name="T24" style:family="text">
      <style:text-properties fo:font-weight="normal" officeooo:rsid="010f0573" style:font-weight-asian="normal" style:font-weight-complex="normal"/>
    </style:style>
    <style:style style:name="T25" style:family="text">
      <style:text-properties fo:font-weight="normal" officeooo:rsid="01141b5a" style:font-weight-asian="normal" style:font-weight-complex="normal"/>
    </style:style>
    <style:style style:name="T26" style:family="text">
      <style:text-properties fo:font-weight="normal" officeooo:rsid="0115a8de" style:font-weight-asian="normal" style:font-weight-complex="normal"/>
    </style:style>
    <style:style style:name="T27" style:family="text">
      <style:text-properties fo:font-weight="normal" officeooo:rsid="01e06f15" style:font-weight-asian="normal" style:font-weight-complex="normal"/>
    </style:style>
    <style:style style:name="T28" style:family="text">
      <style:text-properties fo:font-weight="normal" fo:background-color="transparent" style:font-weight-asian="normal" style:font-weight-complex="normal"/>
    </style:style>
    <style:style style:name="T29" style:family="text">
      <style:text-properties fo:font-weight="normal" officeooo:rsid="003f72e2" fo:background-color="transparent" style:font-weight-asian="normal" style:font-weight-complex="normal"/>
    </style:style>
    <style:style style:name="T30" style:family="text">
      <style:text-properties fo:font-weight="normal" officeooo:rsid="0115a8de" fo:background-color="transparent" style:font-weight-asian="normal" style:font-weight-complex="normal"/>
    </style:style>
    <style:style style:name="T31" style:family="text">
      <style:text-properties fo:font-weight="normal" officeooo:rsid="01160220" fo:background-color="transparent" style:font-weight-asian="normal" style:font-weight-complex="normal"/>
    </style:style>
    <style:style style:name="T32" style:family="text">
      <style:text-properties fo:font-weight="normal" officeooo:rsid="00221ab5" fo:background-color="transparent" style:font-weight-asian="normal" style:font-weight-complex="normal"/>
    </style:style>
    <style:style style:name="T33" style:family="text">
      <style:text-properties fo:font-weight="normal" officeooo:rsid="011dc62d" fo:background-color="transparent" style:font-weight-asian="normal" style:font-weight-complex="normal"/>
    </style:style>
    <style:style style:name="T34" style:family="text">
      <style:text-properties fo:font-weight="normal" officeooo:rsid="0132fc1d" fo:background-color="transparent" style:font-weight-asian="normal" style:font-weight-complex="normal"/>
    </style:style>
    <style:style style:name="T35" style:family="text">
      <style:text-properties fo:font-weight="normal" officeooo:rsid="0066386e" fo:background-color="transparent" style:font-weight-asian="normal" style:font-weight-complex="normal"/>
    </style:style>
    <style:style style:name="T36" style:family="text">
      <style:text-properties fo:font-weight="normal" officeooo:rsid="013341f1" fo:background-color="transparent" style:font-weight-asian="normal" style:font-weight-complex="normal"/>
    </style:style>
    <style:style style:name="T37" style:family="text">
      <style:text-properties fo:font-weight="normal" officeooo:rsid="01348799" fo:background-color="transparent" style:font-weight-asian="normal" style:font-weight-complex="normal"/>
    </style:style>
    <style:style style:name="T38" style:family="text">
      <style:text-properties fo:font-weight="normal" officeooo:rsid="0137fb6b" fo:background-color="transparent" style:font-weight-asian="normal" style:font-weight-complex="normal"/>
    </style:style>
    <style:style style:name="T39" style:family="text">
      <style:text-properties fo:font-weight="normal" officeooo:rsid="01e06f15" fo:background-color="transparent" style:font-weight-asian="normal" style:font-weight-complex="normal"/>
    </style:style>
    <style:style style:name="T40" style:family="text">
      <style:text-properties fo:font-weight="normal" officeooo:rsid="01e730b8" fo:background-color="transparent" style:font-weight-asian="normal" style:font-weight-complex="normal"/>
    </style:style>
    <style:style style:name="T41" style:family="text">
      <style:text-properties fo:font-weight="normal" officeooo:rsid="01ea018b" fo:background-color="transparent" style:font-weight-asian="normal" style:font-weight-complex="normal"/>
    </style:style>
    <style:style style:name="T42" style:family="text">
      <style:text-properties fo:font-weight="normal" officeooo:rsid="01ebe158" fo:background-color="transparent" style:font-weight-asian="normal" style:font-weight-complex="normal"/>
    </style:style>
    <style:style style:name="T43" style:family="text">
      <style:text-properties officeooo:rsid="00134f3c"/>
    </style:style>
    <style:style style:name="T44" style:family="text">
      <style:text-properties officeooo:rsid="00136f1c"/>
    </style:style>
    <style:style style:name="T45" style:family="text">
      <style:text-properties officeooo:rsid="00156552"/>
    </style:style>
    <style:style style:name="T46" style:family="text">
      <style:text-properties officeooo:rsid="00156552" fo:background-color="#ffff00"/>
    </style:style>
    <style:style style:name="T47" style:family="text">
      <style:text-properties officeooo:rsid="00327214" fo:background-color="#ffff00"/>
    </style:style>
    <style:style style:name="T48" style:family="text">
      <style:text-properties officeooo:rsid="00725fc2" fo:background-color="#ffff00"/>
    </style:style>
    <style:style style:name="T49" style:family="text">
      <style:text-properties officeooo:rsid="007d48b4" fo:background-color="#ffff00"/>
    </style:style>
    <style:style style:name="T50" style:family="text">
      <style:text-properties officeooo:rsid="009c5c21" fo:background-color="#ffff00"/>
    </style:style>
    <style:style style:name="T51" style:family="text">
      <style:text-properties officeooo:rsid="00a5cc9e" fo:background-color="#ffff00"/>
    </style:style>
    <style:style style:name="T52" style:family="text">
      <style:text-properties officeooo:rsid="00a203e5" fo:background-color="#ffff00"/>
    </style:style>
    <style:style style:name="T53" style:family="text">
      <style:text-properties officeooo:rsid="00ab15f9" fo:background-color="#ffff00"/>
    </style:style>
    <style:style style:name="T54" style:family="text">
      <style:text-properties officeooo:rsid="00b826ea" fo:background-color="#ffff00"/>
    </style:style>
    <style:style style:name="T55" style:family="text">
      <style:text-properties officeooo:rsid="00baea28" fo:background-color="#ffff00"/>
    </style:style>
    <style:style style:name="T56" style:family="text">
      <style:text-properties officeooo:rsid="01113650" fo:background-color="#ffff00"/>
    </style:style>
    <style:style style:name="T57" style:family="text">
      <style:text-properties officeooo:rsid="01128371" fo:background-color="#ffff00"/>
    </style:style>
    <style:style style:name="T58" style:family="text">
      <style:text-properties officeooo:rsid="0125aa9e" fo:background-color="#ffff00"/>
    </style:style>
    <style:style style:name="T59" style:family="text">
      <style:text-properties officeooo:rsid="01556deb" fo:background-color="#ffff00"/>
    </style:style>
    <style:style style:name="T60" style:family="text">
      <style:text-properties officeooo:rsid="016f48bf" fo:background-color="#ffff00"/>
    </style:style>
    <style:style style:name="T61" style:family="text">
      <style:text-properties officeooo:rsid="017cabaf" fo:background-color="#ffff00"/>
    </style:style>
    <style:style style:name="T62" style:family="text">
      <style:text-properties officeooo:rsid="01982eb0" fo:background-color="#ffff00"/>
    </style:style>
    <style:style style:name="T63" style:family="text">
      <style:text-properties officeooo:rsid="01cadc36" fo:background-color="#ffff00"/>
    </style:style>
    <style:style style:name="T64" style:family="text">
      <style:text-properties officeooo:rsid="00171251"/>
    </style:style>
    <style:style style:name="T65" style:family="text">
      <style:text-properties fo:language="en" fo:country="US"/>
    </style:style>
    <style:style style:name="T66" style:family="text">
      <style:text-properties officeooo:rsid="001739f6"/>
    </style:style>
    <style:style style:name="T67" style:family="text">
      <style:text-properties officeooo:rsid="0019b20b"/>
    </style:style>
    <style:style style:name="T68" style:family="text">
      <style:text-properties officeooo:rsid="001af8ae"/>
    </style:style>
    <style:style style:name="T69" style:family="text">
      <style:text-properties officeooo:rsid="0012c7ad"/>
    </style:style>
    <style:style style:name="T70" style:family="text">
      <style:text-properties style:font-name="Times New Roman3"/>
    </style:style>
    <style:style style:name="T71" style:family="text">
      <style:text-properties style:font-name="Times New Roman3" officeooo:rsid="001af8ae" style:font-name-asian="Times New Roman3" style:font-name-complex="Times New Roman3"/>
    </style:style>
    <style:style style:name="T72" style:family="text">
      <style:text-properties style:font-name="Times New Roman3" officeooo:rsid="0020f0b5"/>
    </style:style>
    <style:style style:name="T73" style:family="text">
      <style:text-properties style:font-name="Times New Roman3" fo:background-color="transparent"/>
    </style:style>
    <style:style style:name="T74" style:family="text">
      <style:text-properties style:font-name="Times New Roman3" officeooo:rsid="00229035" fo:background-color="transparent"/>
    </style:style>
    <style:style style:name="T75" style:family="text">
      <style:text-properties style:font-name="Times New Roman3" officeooo:rsid="00234a12" fo:background-color="transparent"/>
    </style:style>
    <style:style style:name="T76" style:family="text">
      <style:text-properties style:font-name="Times New Roman3" officeooo:rsid="0020f0b5" fo:background-color="transparent"/>
    </style:style>
    <style:style style:name="T77" style:family="text">
      <style:text-properties style:font-name="Times New Roman3" officeooo:rsid="0116afb6" fo:background-color="transparent"/>
    </style:style>
    <style:style style:name="T78" style:family="text">
      <style:text-properties style:font-name="Times New Roman3" officeooo:rsid="013082cb" fo:background-color="transparent"/>
    </style:style>
    <style:style style:name="T79" style:family="text">
      <style:text-properties style:font-name="Times New Roman3" officeooo:rsid="01e17404" fo:background-color="transparent"/>
    </style:style>
    <style:style style:name="T80" style:family="text">
      <style:text-properties style:font-name="Times New Roman3" officeooo:rsid="01e184b2" fo:background-color="transparent"/>
    </style:style>
    <style:style style:name="T81" style:family="text">
      <style:text-properties style:font-name="Times New Roman3" officeooo:rsid="00444c4c"/>
    </style:style>
    <style:style style:name="T82" style:family="text">
      <style:text-properties style:font-name="Times New Roman3" officeooo:rsid="00466e96"/>
    </style:style>
    <style:style style:name="T83" style:family="text">
      <style:text-properties style:font-name="Times New Roman" officeooo:rsid="001af8ae" style:font-name-asian="WenQuanYi Micro Hei" style:font-name-complex="Lohit Hindi"/>
    </style:style>
    <style:style style:name="T84" style:family="text">
      <style:text-properties officeooo:rsid="0019e9c9"/>
    </style:style>
    <style:style style:name="T85" style:family="text">
      <style:text-properties officeooo:rsid="001b910a"/>
    </style:style>
    <style:style style:name="T86" style:family="text">
      <style:text-properties fo:background-color="transparent"/>
    </style:style>
    <style:style style:name="T87" style:family="text">
      <style:text-properties officeooo:rsid="0019b20b" fo:background-color="transparent"/>
    </style:style>
    <style:style style:name="T88" style:family="text">
      <style:text-properties officeooo:rsid="0020f0b5" fo:background-color="transparent"/>
    </style:style>
    <style:style style:name="T89" style:family="text">
      <style:text-properties officeooo:rsid="00229035" fo:background-color="transparent"/>
    </style:style>
    <style:style style:name="T90" style:family="text">
      <style:text-properties officeooo:rsid="00425618" fo:background-color="transparent"/>
    </style:style>
    <style:style style:name="T91" style:family="text">
      <style:text-properties officeooo:rsid="00444c4c" fo:background-color="transparent"/>
    </style:style>
    <style:style style:name="T92" style:family="text">
      <style:text-properties officeooo:rsid="0044984c" fo:background-color="transparent"/>
    </style:style>
    <style:style style:name="T93" style:family="text">
      <style:text-properties officeooo:rsid="00343d1f" fo:background-color="transparent"/>
    </style:style>
    <style:style style:name="T94" style:family="text">
      <style:text-properties officeooo:rsid="0058da9b" fo:background-color="transparent"/>
    </style:style>
    <style:style style:name="T95" style:family="text">
      <style:text-properties officeooo:rsid="005abf04" fo:background-color="transparent"/>
    </style:style>
    <style:style style:name="T96" style:family="text">
      <style:text-properties officeooo:rsid="005c2cbc" fo:background-color="transparent"/>
    </style:style>
    <style:style style:name="T97" style:family="text">
      <style:text-properties officeooo:rsid="00725fc2" fo:background-color="transparent"/>
    </style:style>
    <style:style style:name="T98" style:family="text">
      <style:text-properties officeooo:rsid="00735f24" fo:background-color="transparent"/>
    </style:style>
    <style:style style:name="T99" style:family="text">
      <style:text-properties officeooo:rsid="007390c7" fo:background-color="transparent"/>
    </style:style>
    <style:style style:name="T100" style:family="text">
      <style:text-properties officeooo:rsid="007b7afa" fo:background-color="transparent"/>
    </style:style>
    <style:style style:name="T101" style:family="text">
      <style:text-properties officeooo:rsid="007d48b4" fo:background-color="transparent"/>
    </style:style>
    <style:style style:name="T102" style:family="text">
      <style:text-properties officeooo:rsid="009c5c21" fo:background-color="transparent"/>
    </style:style>
    <style:style style:name="T103" style:family="text">
      <style:text-properties officeooo:rsid="00a2a96a" fo:background-color="transparent"/>
    </style:style>
    <style:style style:name="T104" style:family="text">
      <style:text-properties officeooo:rsid="00a5d696" fo:background-color="transparent"/>
    </style:style>
    <style:style style:name="T105" style:family="text">
      <style:text-properties officeooo:rsid="00aa8659" fo:background-color="transparent"/>
    </style:style>
    <style:style style:name="T106" style:family="text">
      <style:text-properties officeooo:rsid="00ab15f9" fo:background-color="transparent"/>
    </style:style>
    <style:style style:name="T107" style:family="text">
      <style:text-properties officeooo:rsid="00ada516" fo:background-color="transparent"/>
    </style:style>
    <style:style style:name="T108" style:family="text">
      <style:text-properties officeooo:rsid="00b777b8" fo:background-color="transparent"/>
    </style:style>
    <style:style style:name="T109" style:family="text">
      <style:text-properties officeooo:rsid="00b826ea" fo:background-color="transparent"/>
    </style:style>
    <style:style style:name="T110" style:family="text">
      <style:text-properties officeooo:rsid="00b82705" fo:background-color="transparent"/>
    </style:style>
    <style:style style:name="T111" style:family="text">
      <style:text-properties officeooo:rsid="00b44d57" fo:background-color="transparent"/>
    </style:style>
    <style:style style:name="T112" style:family="text">
      <style:text-properties officeooo:rsid="00b4adbf" fo:background-color="transparent"/>
    </style:style>
    <style:style style:name="T113" style:family="text">
      <style:text-properties officeooo:rsid="00b5b91f" fo:background-color="transparent"/>
    </style:style>
    <style:style style:name="T114" style:family="text">
      <style:text-properties officeooo:rsid="011bfe6c" fo:background-color="transparent"/>
    </style:style>
    <style:style style:name="T115" style:family="text">
      <style:text-properties officeooo:rsid="011ea749" fo:background-color="transparent"/>
    </style:style>
    <style:style style:name="T116" style:family="text">
      <style:text-properties officeooo:rsid="01224ffd" fo:background-color="transparent"/>
    </style:style>
    <style:style style:name="T117" style:family="text">
      <style:text-properties officeooo:rsid="0125aa9e" fo:background-color="transparent"/>
    </style:style>
    <style:style style:name="T118" style:family="text">
      <style:text-properties officeooo:rsid="012ba8cd" fo:background-color="transparent"/>
    </style:style>
    <style:style style:name="T119" style:family="text">
      <style:text-properties officeooo:rsid="012d76b8" fo:background-color="transparent"/>
    </style:style>
    <style:style style:name="T120" style:family="text">
      <style:text-properties officeooo:rsid="012f1a3c" fo:background-color="transparent"/>
    </style:style>
    <style:style style:name="T121" style:family="text">
      <style:text-properties officeooo:rsid="013082cb" fo:background-color="transparent"/>
    </style:style>
    <style:style style:name="T122" style:family="text">
      <style:text-properties officeooo:rsid="01309e16" fo:background-color="transparent"/>
    </style:style>
    <style:style style:name="T123" style:family="text">
      <style:text-properties officeooo:rsid="013134b3" fo:background-color="transparent"/>
    </style:style>
    <style:style style:name="T124" style:family="text">
      <style:text-properties officeooo:rsid="00621413" fo:background-color="transparent"/>
    </style:style>
    <style:style style:name="T125" style:family="text">
      <style:text-properties officeooo:rsid="0137a879" fo:background-color="transparent"/>
    </style:style>
    <style:style style:name="T126" style:family="text">
      <style:text-properties officeooo:rsid="0137ae09" fo:background-color="transparent"/>
    </style:style>
    <style:style style:name="T127" style:family="text">
      <style:text-properties officeooo:rsid="013bf4ed" fo:background-color="transparent"/>
    </style:style>
    <style:style style:name="T128" style:family="text">
      <style:text-properties officeooo:rsid="013d76df" fo:background-color="transparent"/>
    </style:style>
    <style:style style:name="T129" style:family="text">
      <style:text-properties officeooo:rsid="013ea5b7" fo:background-color="transparent"/>
    </style:style>
    <style:style style:name="T130" style:family="text">
      <style:text-properties officeooo:rsid="013f2743" fo:background-color="transparent"/>
    </style:style>
    <style:style style:name="T131" style:family="text">
      <style:text-properties officeooo:rsid="013fa0f7" fo:background-color="transparent"/>
    </style:style>
    <style:style style:name="T132" style:family="text">
      <style:text-properties officeooo:rsid="01413a63" fo:background-color="transparent"/>
    </style:style>
    <style:style style:name="T133" style:family="text">
      <style:text-properties officeooo:rsid="014304ce" fo:background-color="transparent"/>
    </style:style>
    <style:style style:name="T134" style:family="text">
      <style:text-properties officeooo:rsid="0144c7e1" fo:background-color="transparent"/>
    </style:style>
    <style:style style:name="T135" style:family="text">
      <style:text-properties officeooo:rsid="014668d8" fo:background-color="transparent"/>
    </style:style>
    <style:style style:name="T136" style:family="text">
      <style:text-properties officeooo:rsid="01481b48" fo:background-color="transparent"/>
    </style:style>
    <style:style style:name="T137" style:family="text">
      <style:text-properties officeooo:rsid="0149f558" fo:background-color="transparent"/>
    </style:style>
    <style:style style:name="T138" style:family="text">
      <style:text-properties officeooo:rsid="014aa658" fo:background-color="transparent"/>
    </style:style>
    <style:style style:name="T139" style:family="text">
      <style:text-properties officeooo:rsid="014bd276" fo:background-color="transparent"/>
    </style:style>
    <style:style style:name="T140" style:family="text">
      <style:text-properties officeooo:rsid="014d3e42" fo:background-color="transparent"/>
    </style:style>
    <style:style style:name="T141" style:family="text">
      <style:text-properties officeooo:rsid="00ad23d4" fo:background-color="transparent"/>
    </style:style>
    <style:style style:name="T142" style:family="text">
      <style:text-properties officeooo:rsid="0188b991" fo:background-color="transparent"/>
    </style:style>
    <style:style style:name="T143" style:family="text">
      <style:text-properties officeooo:rsid="01899710" fo:background-color="transparent"/>
    </style:style>
    <style:style style:name="T144" style:family="text">
      <style:text-properties officeooo:rsid="0189f89b" fo:background-color="transparent"/>
    </style:style>
    <style:style style:name="T145" style:family="text">
      <style:text-properties officeooo:rsid="018a73d0" fo:background-color="transparent"/>
    </style:style>
    <style:style style:name="T146" style:family="text">
      <style:text-properties officeooo:rsid="018b89ec" fo:background-color="transparent"/>
    </style:style>
    <style:style style:name="T147" style:family="text">
      <style:text-properties officeooo:rsid="018c0677" fo:background-color="transparent"/>
    </style:style>
    <style:style style:name="T148" style:family="text">
      <style:text-properties officeooo:rsid="018d357f" fo:background-color="transparent"/>
    </style:style>
    <style:style style:name="T149" style:family="text">
      <style:text-properties officeooo:rsid="018fff80" fo:background-color="transparent"/>
    </style:style>
    <style:style style:name="T150" style:family="text">
      <style:text-properties officeooo:rsid="0190dc10" fo:background-color="transparent"/>
    </style:style>
    <style:style style:name="T151" style:family="text">
      <style:text-properties officeooo:rsid="019298f2" fo:background-color="transparent"/>
    </style:style>
    <style:style style:name="T152" style:family="text">
      <style:text-properties officeooo:rsid="019301cb" fo:background-color="transparent"/>
    </style:style>
    <style:style style:name="T153" style:family="text">
      <style:text-properties officeooo:rsid="019477e5" fo:background-color="transparent"/>
    </style:style>
    <style:style style:name="T154" style:family="text">
      <style:text-properties officeooo:rsid="01949c79" fo:background-color="transparent"/>
    </style:style>
    <style:style style:name="T155" style:family="text">
      <style:text-properties officeooo:rsid="0194bb2d" fo:background-color="transparent"/>
    </style:style>
    <style:style style:name="T156" style:family="text">
      <style:text-properties officeooo:rsid="01973fc8" fo:background-color="transparent"/>
    </style:style>
    <style:style style:name="T157" style:family="text">
      <style:text-properties officeooo:rsid="0198270e" fo:background-color="transparent"/>
    </style:style>
    <style:style style:name="T158" style:family="text">
      <style:text-properties officeooo:rsid="00203263" fo:background-color="transparent"/>
    </style:style>
    <style:style style:name="T159" style:family="text">
      <style:text-properties officeooo:rsid="01160220" fo:background-color="transparent"/>
    </style:style>
    <style:style style:name="T160" style:family="text">
      <style:text-properties officeooo:rsid="01dc4a06" fo:background-color="transparent"/>
    </style:style>
    <style:style style:name="T161" style:family="text">
      <style:text-properties officeooo:rsid="01e17404" fo:background-color="transparent"/>
    </style:style>
    <style:style style:name="T162" style:family="text">
      <style:text-properties officeooo:rsid="01e4ae4e" fo:background-color="transparent"/>
    </style:style>
    <style:style style:name="T163" style:family="text">
      <style:text-properties officeooo:rsid="00572c42" fo:background-color="transparent"/>
    </style:style>
    <style:style style:name="T164" style:family="text">
      <style:text-properties officeooo:rsid="01e53f9e" fo:background-color="transparent"/>
    </style:style>
    <style:style style:name="T165" style:family="text">
      <style:text-properties officeooo:rsid="01e6936d" fo:background-color="transparent"/>
    </style:style>
    <style:style style:name="T166" style:family="text">
      <style:text-properties officeooo:rsid="01e730b8" fo:background-color="transparent"/>
    </style:style>
    <style:style style:name="T167" style:family="text">
      <style:text-properties officeooo:rsid="01e81038" fo:background-color="transparent"/>
    </style:style>
    <style:style style:name="T168" style:family="text">
      <style:text-properties officeooo:rsid="01ea018b" fo:background-color="transparent"/>
    </style:style>
    <style:style style:name="T169" style:family="text">
      <style:text-properties officeooo:rsid="01ed7d72" fo:background-color="transparent"/>
    </style:style>
    <style:style style:name="T170" style:family="text">
      <style:text-properties officeooo:rsid="0030dc1e" fo:background-color="transparent"/>
    </style:style>
    <style:style style:name="T171" style:family="text">
      <style:text-properties officeooo:rsid="00327214" fo:background-color="transparent"/>
    </style:style>
    <style:style style:name="T172" style:family="text">
      <style:text-properties officeooo:rsid="01f2750d" fo:background-color="transparent"/>
    </style:style>
    <style:style style:name="T173" style:family="text">
      <style:text-properties officeooo:rsid="01f39f3a" fo:background-color="transparent"/>
    </style:style>
    <style:style style:name="T174" style:family="text">
      <style:text-properties officeooo:rsid="01f4caa0" fo:background-color="transparent"/>
    </style:style>
    <style:style style:name="T175" style:family="text">
      <style:text-properties officeooo:rsid="01f67d02" fo:background-color="transparent"/>
    </style:style>
    <style:style style:name="T176" style:family="text">
      <style:text-properties officeooo:rsid="01f9bc11" fo:background-color="transparent"/>
    </style:style>
    <style:style style:name="T177" style:family="text">
      <style:text-properties officeooo:rsid="001bf251"/>
    </style:style>
    <style:style style:name="T178" style:family="text">
      <style:text-properties officeooo:rsid="001cb392"/>
    </style:style>
    <style:style style:name="T179" style:family="text">
      <style:text-properties officeooo:rsid="001c9083"/>
    </style:style>
    <style:style style:name="T180" style:family="text">
      <style:text-properties officeooo:rsid="00203263"/>
    </style:style>
    <style:style style:name="T181" style:family="text">
      <style:text-properties officeooo:rsid="00229035"/>
    </style:style>
    <style:style style:name="T182" style:family="text">
      <style:text-properties officeooo:rsid="0024cf6b"/>
    </style:style>
    <style:style style:name="T183" style:family="text">
      <style:text-properties officeooo:rsid="0028c249"/>
    </style:style>
    <style:style style:name="T184" style:family="text">
      <style:text-properties officeooo:rsid="0028df59"/>
    </style:style>
    <style:style style:name="T185" style:family="text">
      <style:text-properties officeooo:rsid="002980b9"/>
    </style:style>
    <style:style style:name="T186" style:family="text">
      <style:text-properties officeooo:rsid="002ee9c9"/>
    </style:style>
    <style:style style:name="T187" style:family="text">
      <style:text-properties officeooo:rsid="00327214"/>
    </style:style>
    <style:style style:name="T188" style:family="text">
      <style:text-properties officeooo:rsid="0033cce5"/>
    </style:style>
    <style:style style:name="T189" style:family="text">
      <style:text-properties officeooo:rsid="003ba115"/>
    </style:style>
    <style:style style:name="T190" style:family="text">
      <style:text-properties fo:font-style="italic" style:font-style-asian="italic"/>
    </style:style>
    <style:style style:name="T191" style:family="text">
      <style:text-properties fo:font-style="italic" style:font-style-asian="italic" style:font-style-complex="italic"/>
    </style:style>
    <style:style style:name="T192" style:family="text">
      <style:text-properties fo:font-style="italic" officeooo:rsid="00d04a46" style:font-style-asian="italic" style:font-style-complex="italic"/>
    </style:style>
    <style:style style:name="T193" style:family="text">
      <style:text-properties fo:font-style="italic" officeooo:rsid="00df3cee" style:font-style-asian="italic" style:font-style-complex="italic"/>
    </style:style>
    <style:style style:name="T194" style:family="text">
      <style:text-properties fo:font-style="italic" officeooo:rsid="0015cda2" style:font-style-asian="italic" style:font-style-complex="italic"/>
    </style:style>
    <style:style style:name="T195" style:family="text">
      <style:text-properties fo:font-style="italic" officeooo:rsid="0015c6c4" style:font-style-asian="italic" style:font-style-complex="italic"/>
    </style:style>
    <style:style style:name="T196" style:family="text">
      <style:text-properties fo:font-style="italic" officeooo:rsid="00f3a017" style:font-style-asian="italic" style:font-style-complex="italic"/>
    </style:style>
    <style:style style:name="T197" style:family="text">
      <style:text-properties fo:font-style="italic" officeooo:rsid="00821412" style:font-style-asian="italic" style:font-style-complex="italic"/>
    </style:style>
    <style:style style:name="T198" style:family="text">
      <style:text-properties fo:font-style="italic" officeooo:rsid="008ecfd0" style:font-style-asian="italic" style:font-style-complex="italic"/>
    </style:style>
    <style:style style:name="T199" style:family="text">
      <style:text-properties fo:font-style="italic" officeooo:rsid="01290faf" style:font-style-asian="italic" style:font-style-complex="italic"/>
    </style:style>
    <style:style style:name="T200" style:family="text">
      <style:text-properties fo:font-style="italic" officeooo:rsid="009ac981" style:font-style-asian="italic" style:font-style-complex="italic"/>
    </style:style>
    <style:style style:name="T201" style:family="text">
      <style:text-properties fo:font-style="italic" officeooo:rsid="00a05418" style:font-style-asian="italic" style:font-style-complex="italic"/>
    </style:style>
    <style:style style:name="T202" style:family="text">
      <style:text-properties fo:font-style="italic" officeooo:rsid="001f8508" style:font-style-asian="italic" style:font-style-complex="italic"/>
    </style:style>
    <style:style style:name="T203" style:family="text">
      <style:text-properties fo:font-style="italic" officeooo:rsid="00eaa98d" style:font-style-asian="italic" style:font-style-complex="italic"/>
    </style:style>
    <style:style style:name="T204" style:family="text">
      <style:text-properties fo:font-style="italic" officeooo:rsid="0011f860" style:font-style-asian="italic" style:font-style-complex="italic"/>
    </style:style>
    <style:style style:name="T205" style:family="text">
      <style:text-properties fo:font-style="italic" officeooo:rsid="00735f24" fo:background-color="transparent" style:font-style-asian="italic" style:font-style-complex="italic"/>
    </style:style>
    <style:style style:name="T206" style:family="text">
      <style:text-properties fo:font-style="italic" officeooo:rsid="014aa658" fo:background-color="transparent" style:font-style-asian="italic" style:font-style-complex="italic"/>
    </style:style>
    <style:style style:name="T207" style:family="text">
      <style:text-properties fo:font-style="italic" officeooo:rsid="0125aa9e" fo:background-color="transparent" style:font-style-asian="italic" style:font-style-complex="italic"/>
    </style:style>
    <style:style style:name="T208" style:family="text">
      <style:text-properties fo:font-style="italic" officeooo:rsid="011bfe6c" fo:background-color="transparent" style:font-style-asian="italic" style:font-style-complex="italic"/>
    </style:style>
    <style:style style:name="T209" style:family="text">
      <style:text-properties fo:font-style="italic" officeooo:rsid="00725fc2" fo:background-color="#ffff00" style:font-style-asian="italic" style:font-style-complex="italic"/>
    </style:style>
    <style:style style:name="T210" style:family="text">
      <style:text-properties officeooo:rsid="003eb6fc"/>
    </style:style>
    <style:style style:name="T211" style:family="text">
      <style:text-properties officeooo:rsid="0044984c"/>
    </style:style>
    <style:style style:name="T212" style:family="text">
      <style:text-properties officeooo:rsid="00466e96"/>
    </style:style>
    <style:style style:name="T213" style:family="text">
      <style:text-properties officeooo:rsid="00476b09"/>
    </style:style>
    <style:style style:name="T214" style:family="text">
      <style:text-properties officeooo:rsid="0047ada5"/>
    </style:style>
    <style:style style:name="T215" style:family="text">
      <style:text-properties officeooo:rsid="0047fb42"/>
    </style:style>
    <style:style style:name="T216" style:family="text">
      <style:text-properties officeooo:rsid="00491609"/>
    </style:style>
    <style:style style:name="T217" style:family="text">
      <style:text-properties officeooo:rsid="004b1428"/>
    </style:style>
    <style:style style:name="T218" style:family="text">
      <style:text-properties officeooo:rsid="005167a7"/>
    </style:style>
    <style:style style:name="T219" style:family="text">
      <style:text-properties officeooo:rsid="0055adc9"/>
    </style:style>
    <style:style style:name="T220" style:family="text">
      <style:text-properties officeooo:rsid="00572c42"/>
    </style:style>
    <style:style style:name="T221" style:family="text">
      <style:text-properties officeooo:rsid="005837ad"/>
    </style:style>
    <style:style style:name="T222" style:family="text">
      <style:text-properties officeooo:rsid="0058da9b"/>
    </style:style>
    <style:style style:name="T223" style:family="text">
      <style:text-properties officeooo:rsid="00598eab"/>
    </style:style>
    <style:style style:name="T224" style:family="text">
      <style:text-properties style:font-style-asian="normal"/>
    </style:style>
    <style:style style:name="T225" style:family="text">
      <style:text-properties style:use-window-font-color="true" fo:language="en" fo:country="US"/>
    </style:style>
    <style:style style:name="T226" style:family="text">
      <style:text-properties style:use-window-font-color="true" fo:language="en" fo:country="US" officeooo:rsid="00282206"/>
    </style:style>
    <style:style style:name="T227" style:family="text">
      <style:text-properties style:use-window-font-color="true" fo:language="en" fo:country="US" officeooo:rsid="00299099"/>
    </style:style>
    <style:style style:name="T228" style:family="text">
      <style:text-properties style:use-window-font-color="true" fo:language="en" fo:country="US" fo:font-style="italic" style:font-style-asian="italic" style:font-style-complex="italic"/>
    </style:style>
    <style:style style:name="T229" style:family="text">
      <style:text-properties style:use-window-font-color="true" fo:language="en" fo:country="US" fo:font-style="italic" officeooo:rsid="00eaa98d" style:font-style-asian="italic" style:font-style-complex="italic"/>
    </style:style>
    <style:style style:name="T230" style:family="text">
      <style:text-properties style:use-window-font-color="true" fo:language="en" fo:country="US" fo:background-color="transparent"/>
    </style:style>
    <style:style style:name="T231" style:family="text">
      <style:text-properties style:use-window-font-color="true" fo:language="en" fo:country="US" officeooo:rsid="00236309" fo:background-color="transparent"/>
    </style:style>
    <style:style style:name="T232" style:family="text">
      <style:text-properties style:use-window-font-color="true" fo:language="en" fo:country="US" officeooo:rsid="01cd59a1" fo:background-color="transparent"/>
    </style:style>
    <style:style style:name="T233" style:family="text">
      <style:text-properties style:use-window-font-color="true" fo:language="en" fo:country="US" fo:font-style="normal" officeooo:rsid="00236309" fo:background-color="transparent" style:font-style-asian="normal" style:font-style-complex="normal"/>
    </style:style>
    <style:style style:name="T234" style:family="text">
      <style:text-properties style:use-window-font-color="true" fo:language="en" fo:country="US" officeooo:rsid="00236309"/>
    </style:style>
    <style:style style:name="T235" style:family="text">
      <style:text-properties style:use-window-font-color="true" fo:language="en" fo:country="US" officeooo:rsid="00eaa98d"/>
    </style:style>
    <style:style style:name="T236" style:family="text">
      <style:text-properties style:use-window-font-color="true" fo:language="en" fo:country="US" officeooo:rsid="00eb23c8"/>
    </style:style>
    <style:style style:name="T237" style:family="text">
      <style:text-properties style:use-window-font-color="true" fo:language="en" fo:country="US" officeooo:rsid="00ed040c"/>
    </style:style>
    <style:style style:name="T238" style:family="text">
      <style:text-properties style:use-window-font-color="true" fo:language="en" fo:country="US" officeooo:rsid="0107adf6"/>
    </style:style>
    <style:style style:name="T239" style:family="text">
      <style:text-properties style:use-window-font-color="true" fo:language="en" fo:country="US" officeooo:rsid="0107b6d2"/>
    </style:style>
    <style:style style:name="T240" style:family="text">
      <style:text-properties style:use-window-font-color="true" fo:language="en" fo:country="US" officeooo:rsid="01cd59a1"/>
    </style:style>
    <style:style style:name="T241" style:family="text">
      <style:text-properties style:use-window-font-color="true" fo:language="en" fo:country="US" officeooo:rsid="01ce6530"/>
    </style:style>
    <style:style style:name="T242" style:family="text">
      <style:text-properties style:use-window-font-color="true" fo:language="en" fo:country="US" officeooo:rsid="01ce6cfd"/>
    </style:style>
    <style:style style:name="T243" style:family="text">
      <style:text-properties style:use-window-font-color="true" fo:language="en" fo:country="US" officeooo:rsid="01cf7369"/>
    </style:style>
    <style:style style:name="T244" style:family="text">
      <style:text-properties style:use-window-font-color="true" fo:language="en" fo:country="US" officeooo:rsid="01d08082"/>
    </style:style>
    <style:style style:name="T245" style:family="text">
      <style:text-properties style:use-window-font-color="true" fo:language="en" fo:country="US" officeooo:rsid="01d08e71"/>
    </style:style>
    <style:style style:name="T246" style:family="text">
      <style:text-properties style:use-window-font-color="true" fo:language="en" fo:country="US" officeooo:rsid="01d17ab4"/>
    </style:style>
    <style:style style:name="T247" style:family="text">
      <style:text-properties officeooo:rsid="006a76a2"/>
    </style:style>
    <style:style style:name="T248" style:family="text">
      <style:text-properties officeooo:rsid="006b6c06"/>
    </style:style>
    <style:style style:name="T249" style:family="text">
      <style:text-properties officeooo:rsid="006d6c71"/>
    </style:style>
    <style:style style:name="T250" style:family="text">
      <style:text-properties officeooo:rsid="007d48b4"/>
    </style:style>
    <style:style style:name="T251" style:family="text">
      <style:text-properties officeooo:rsid="00821412"/>
    </style:style>
    <style:style style:name="T252" style:family="text">
      <style:text-properties officeooo:rsid="00836888"/>
    </style:style>
    <style:style style:name="T253" style:family="text">
      <style:text-properties officeooo:rsid="008567b8"/>
    </style:style>
    <style:style style:name="T254" style:family="text">
      <style:text-properties officeooo:rsid="00856d10"/>
    </style:style>
    <style:style style:name="T255" style:family="text">
      <style:text-properties officeooo:rsid="0087ffaf"/>
    </style:style>
    <style:style style:name="T256" style:family="text">
      <style:text-properties officeooo:rsid="008b7f33"/>
    </style:style>
    <style:style style:name="T257" style:family="text">
      <style:text-properties officeooo:rsid="008dcc70"/>
    </style:style>
    <style:style style:name="T258" style:family="text">
      <style:text-properties officeooo:rsid="008ecfd0"/>
    </style:style>
    <style:style style:name="T259" style:family="text">
      <style:text-properties officeooo:rsid="008f230e"/>
    </style:style>
    <style:style style:name="T260" style:family="text">
      <style:text-properties officeooo:rsid="00a05418"/>
    </style:style>
    <style:style style:name="T261" style:family="text">
      <style:text-properties officeooo:rsid="00b826ea"/>
    </style:style>
    <style:style style:name="T262" style:family="text">
      <style:text-properties officeooo:rsid="00b92eda"/>
    </style:style>
    <style:style style:name="T263" style:family="text">
      <style:text-properties officeooo:rsid="00ba719d"/>
    </style:style>
    <style:style style:name="T264" style:family="text">
      <style:text-properties officeooo:rsid="00ba8b05"/>
    </style:style>
    <style:style style:name="T265" style:family="text">
      <style:text-properties officeooo:rsid="00baea28"/>
    </style:style>
    <style:style style:name="T266" style:family="text">
      <style:text-properties officeooo:rsid="00bd64f1"/>
    </style:style>
    <style:style style:name="T267" style:family="text">
      <style:text-properties officeooo:rsid="00bdba63"/>
    </style:style>
    <style:style style:name="T268" style:family="text">
      <style:text-properties officeooo:rsid="00c089eb"/>
    </style:style>
    <style:style style:name="T269" style:family="text">
      <style:text-properties officeooo:rsid="00c678a3"/>
    </style:style>
    <style:style style:name="T270" style:family="text">
      <style:text-properties officeooo:rsid="00c9d7d6"/>
    </style:style>
    <style:style style:name="T271" style:family="text">
      <style:text-properties officeooo:rsid="00cccc4c"/>
    </style:style>
    <style:style style:name="T272" style:family="text">
      <style:text-properties officeooo:rsid="00d04a46"/>
    </style:style>
    <style:style style:name="T273" style:family="text">
      <style:text-properties officeooo:rsid="00d20191"/>
    </style:style>
    <style:style style:name="T274" style:family="text">
      <style:text-properties officeooo:rsid="00d6bafa"/>
    </style:style>
    <style:style style:name="T275" style:family="text">
      <style:text-properties officeooo:rsid="00dd4b33"/>
    </style:style>
    <style:style style:name="T276" style:family="text">
      <style:text-properties officeooo:rsid="00df3cee"/>
    </style:style>
    <style:style style:name="T277" style:family="text">
      <style:text-properties officeooo:rsid="00e59f84"/>
    </style:style>
    <style:style style:name="T278" style:family="text">
      <style:text-properties officeooo:rsid="000b7d89"/>
    </style:style>
    <style:style style:name="T279" style:family="text">
      <style:text-properties officeooo:rsid="001414f2"/>
    </style:style>
    <style:style style:name="T280" style:family="text">
      <style:text-properties officeooo:rsid="0016f122"/>
    </style:style>
    <style:style style:name="T281" style:family="text">
      <style:text-properties officeooo:rsid="0015c6c4"/>
    </style:style>
    <style:style style:name="T282" style:family="text">
      <style:text-properties officeooo:rsid="0017f5fb"/>
    </style:style>
    <style:style style:name="T283" style:family="text">
      <style:text-properties officeooo:rsid="0014e08f"/>
    </style:style>
    <style:style style:name="T284" style:family="text">
      <style:text-properties officeooo:rsid="0015cda2"/>
    </style:style>
    <style:style style:name="T285" style:family="text">
      <style:text-properties officeooo:rsid="00bfbc3d"/>
    </style:style>
    <style:style style:name="T286" style:family="text">
      <style:text-properties officeooo:rsid="0019a989"/>
    </style:style>
    <style:style style:name="T287" style:family="text">
      <style:text-properties officeooo:rsid="001aff14"/>
    </style:style>
    <style:style style:name="T288" style:family="text">
      <style:text-properties officeooo:rsid="001cae82"/>
    </style:style>
    <style:style style:name="T289" style:family="text">
      <style:text-properties officeooo:rsid="001d29ec"/>
    </style:style>
    <style:style style:name="T290" style:family="text">
      <style:text-properties officeooo:rsid="001ebeec"/>
    </style:style>
    <style:style style:name="T291" style:family="text">
      <style:text-properties officeooo:rsid="001f8508"/>
    </style:style>
    <style:style style:name="T292" style:family="text">
      <style:text-properties officeooo:rsid="000c96d8"/>
    </style:style>
    <style:style style:name="T293" style:family="text">
      <style:text-properties officeooo:rsid="00204851"/>
    </style:style>
    <style:style style:name="T294" style:family="text">
      <style:text-properties officeooo:rsid="0007fb78"/>
    </style:style>
    <style:style style:name="T295" style:family="text">
      <style:text-properties officeooo:rsid="00215adf"/>
    </style:style>
    <style:style style:name="T296" style:family="text">
      <style:text-properties officeooo:rsid="0009f123"/>
    </style:style>
    <style:style style:name="T297" style:family="text">
      <style:text-properties officeooo:rsid="000a94ce"/>
    </style:style>
    <style:style style:name="T298" style:family="text">
      <style:text-properties officeooo:rsid="0027c070"/>
    </style:style>
    <style:style style:name="T299" style:family="text">
      <style:text-properties officeooo:rsid="0022c5ba"/>
    </style:style>
    <style:style style:name="T300" style:family="text">
      <style:text-properties officeooo:rsid="00eaa98d"/>
    </style:style>
    <style:style style:name="T301" style:family="text">
      <style:text-properties officeooo:rsid="0011f860"/>
    </style:style>
    <style:style style:name="T302" style:family="text">
      <style:text-properties officeooo:rsid="0012f781"/>
    </style:style>
    <style:style style:name="T303" style:family="text">
      <style:text-properties officeooo:rsid="00ee1ff4"/>
    </style:style>
    <style:style style:name="T304" style:family="text">
      <style:text-properties officeooo:rsid="00f0691d"/>
    </style:style>
    <style:style style:name="T305" style:family="text">
      <style:text-properties officeooo:rsid="00f0b8b1"/>
    </style:style>
    <style:style style:name="T306" style:family="text">
      <style:text-properties officeooo:rsid="00f2415f"/>
    </style:style>
    <style:style style:name="T307" style:family="text">
      <style:text-properties officeooo:rsid="00f3a017"/>
    </style:style>
    <style:style style:name="T308" style:family="text">
      <style:text-properties officeooo:rsid="00f52423"/>
    </style:style>
    <style:style style:name="T309" style:family="text">
      <style:text-properties officeooo:rsid="00f5ba50"/>
    </style:style>
    <style:style style:name="T310" style:family="text">
      <style:text-properties officeooo:rsid="00f5dc7d"/>
    </style:style>
    <style:style style:name="T311" style:family="text">
      <style:text-properties officeooo:rsid="00f7641f"/>
    </style:style>
    <style:style style:name="T312" style:family="text">
      <style:text-properties officeooo:rsid="00f92a7a"/>
    </style:style>
    <style:style style:name="T313" style:family="text">
      <style:text-properties officeooo:rsid="00faa178"/>
    </style:style>
    <style:style style:name="T314" style:family="text">
      <style:text-properties officeooo:rsid="00fc4fc6"/>
    </style:style>
    <style:style style:name="T315" style:family="text">
      <style:text-properties officeooo:rsid="00fe17e4"/>
    </style:style>
    <style:style style:name="T316" style:family="text">
      <style:text-properties officeooo:rsid="00fe6355"/>
    </style:style>
    <style:style style:name="T317" style:family="text">
      <style:text-properties officeooo:rsid="00ff1e67"/>
    </style:style>
    <style:style style:name="T318" style:family="text">
      <style:text-properties officeooo:rsid="00ff67df"/>
    </style:style>
    <style:style style:name="T319" style:family="text">
      <style:text-properties officeooo:rsid="0100ef51"/>
    </style:style>
    <style:style style:name="T320" style:family="text">
      <style:text-properties officeooo:rsid="010111fc"/>
    </style:style>
    <style:style style:name="T321" style:family="text">
      <style:text-properties officeooo:rsid="01013901"/>
    </style:style>
    <style:style style:name="T322" style:family="text">
      <style:text-properties officeooo:rsid="01025289"/>
    </style:style>
    <style:style style:name="T323" style:family="text">
      <style:text-properties officeooo:rsid="01029f66"/>
    </style:style>
    <style:style style:name="T324" style:family="text">
      <style:text-properties officeooo:rsid="010468dc"/>
    </style:style>
    <style:style style:name="T325" style:family="text">
      <style:text-properties officeooo:rsid="0104b58a"/>
    </style:style>
    <style:style style:name="T326" style:family="text">
      <style:text-properties officeooo:rsid="0107b6d2"/>
    </style:style>
    <style:style style:name="T327" style:family="text">
      <style:text-properties officeooo:rsid="0108c1b4"/>
    </style:style>
    <style:style style:name="T328" style:family="text">
      <style:text-properties officeooo:rsid="010afa79"/>
    </style:style>
    <style:style style:name="T329" style:family="text">
      <style:text-properties officeooo:rsid="010c617b"/>
    </style:style>
    <style:style style:name="T330" style:family="text">
      <style:text-properties officeooo:rsid="010f0573"/>
    </style:style>
    <style:style style:name="T331" style:family="text">
      <style:text-properties officeooo:rsid="01113650"/>
    </style:style>
    <style:style style:name="T332" style:family="text">
      <style:text-properties officeooo:rsid="01128371"/>
    </style:style>
    <style:style style:name="T333" style:family="text">
      <style:text-properties officeooo:rsid="01141b5a"/>
    </style:style>
    <style:style style:name="T334" style:family="text">
      <style:text-properties officeooo:rsid="01194332"/>
    </style:style>
    <style:style style:name="T335" style:family="text">
      <style:text-properties officeooo:rsid="011b1730"/>
    </style:style>
    <style:style style:name="T336" style:family="text">
      <style:text-properties officeooo:rsid="011dc62d"/>
    </style:style>
    <style:style style:name="T337" style:family="text">
      <style:text-properties officeooo:rsid="011ea749"/>
    </style:style>
    <style:style style:name="T338" style:family="text">
      <style:text-properties officeooo:rsid="01290faf"/>
    </style:style>
    <style:style style:name="T339" style:family="text">
      <style:text-properties officeooo:rsid="014e7661"/>
    </style:style>
    <style:style style:name="T340" style:family="text">
      <style:text-properties officeooo:rsid="014e9971"/>
    </style:style>
    <style:style style:name="T341" style:family="text">
      <style:text-properties officeooo:rsid="014ebe9d"/>
    </style:style>
    <style:style style:name="T342" style:family="text">
      <style:text-properties officeooo:rsid="0150186a"/>
    </style:style>
    <style:style style:name="T343" style:family="text">
      <style:text-properties officeooo:rsid="01517985"/>
    </style:style>
    <style:style style:name="T344" style:family="text">
      <style:text-properties officeooo:rsid="0153249e"/>
    </style:style>
    <style:style style:name="T345" style:family="text">
      <style:text-properties officeooo:rsid="01556deb"/>
    </style:style>
    <style:style style:name="T346" style:family="text">
      <style:text-properties officeooo:rsid="01558a2c"/>
    </style:style>
    <style:style style:name="T347" style:family="text">
      <style:text-properties officeooo:rsid="01573b00"/>
    </style:style>
    <style:style style:name="T348" style:family="text">
      <style:text-properties officeooo:rsid="0159046e"/>
    </style:style>
    <style:style style:name="T349" style:family="text">
      <style:text-properties officeooo:rsid="015a429e"/>
    </style:style>
    <style:style style:name="T350" style:family="text">
      <style:text-properties officeooo:rsid="015a46f9"/>
    </style:style>
    <style:style style:name="T351" style:family="text">
      <style:text-properties officeooo:rsid="015b92a0"/>
    </style:style>
    <style:style style:name="T352" style:family="text">
      <style:text-properties officeooo:rsid="015cbc82"/>
    </style:style>
    <style:style style:name="T353" style:family="text">
      <style:text-properties officeooo:rsid="015dc85e"/>
    </style:style>
    <style:style style:name="T354" style:family="text">
      <style:text-properties officeooo:rsid="015e5b0a"/>
    </style:style>
    <style:style style:name="T355" style:family="text">
      <style:text-properties officeooo:rsid="015fc561"/>
    </style:style>
    <style:style style:name="T356" style:family="text">
      <style:text-properties officeooo:rsid="01616c65"/>
    </style:style>
    <style:style style:name="T357" style:family="text">
      <style:text-properties officeooo:rsid="0165c0d8"/>
    </style:style>
    <style:style style:name="T358" style:family="text">
      <style:text-properties officeooo:rsid="0165e259"/>
    </style:style>
    <style:style style:name="T359" style:family="text">
      <style:text-properties officeooo:rsid="0166cb3c"/>
    </style:style>
    <style:style style:name="T360" style:family="text">
      <style:text-properties officeooo:rsid="01689403"/>
    </style:style>
    <style:style style:name="T361" style:family="text">
      <style:text-properties officeooo:rsid="01697b9a"/>
    </style:style>
    <style:style style:name="T362" style:family="text">
      <style:text-properties officeooo:rsid="016a352c"/>
    </style:style>
    <style:style style:name="T363" style:family="text">
      <style:text-properties officeooo:rsid="016b950d"/>
    </style:style>
    <style:style style:name="T364" style:family="text">
      <style:text-properties officeooo:rsid="016c6829"/>
    </style:style>
    <style:style style:name="T365" style:family="text">
      <style:text-properties officeooo:rsid="016f48bf"/>
    </style:style>
    <style:style style:name="T366" style:family="text">
      <style:text-properties officeooo:rsid="01705483"/>
    </style:style>
    <style:style style:name="T367" style:family="text">
      <style:text-properties officeooo:rsid="0171665a"/>
    </style:style>
    <style:style style:name="T368" style:family="text">
      <style:text-properties officeooo:rsid="017317a4"/>
    </style:style>
    <style:style style:name="T369" style:family="text">
      <style:text-properties officeooo:rsid="0174bdf6"/>
    </style:style>
    <style:style style:name="T370" style:family="text">
      <style:text-properties officeooo:rsid="01762453"/>
    </style:style>
    <style:style style:name="T371" style:family="text">
      <style:text-properties officeooo:rsid="0176f1d4"/>
    </style:style>
    <style:style style:name="T372" style:family="text">
      <style:text-properties officeooo:rsid="01780ab0"/>
    </style:style>
    <style:style style:name="T373" style:family="text">
      <style:text-properties officeooo:rsid="009ac981"/>
    </style:style>
    <style:style style:name="T374" style:family="text">
      <style:text-properties officeooo:rsid="017983e7"/>
    </style:style>
    <style:style style:name="T375" style:family="text">
      <style:text-properties officeooo:rsid="017b3cc0"/>
    </style:style>
    <style:style style:name="T376" style:family="text">
      <style:text-properties officeooo:rsid="00e3cd07"/>
    </style:style>
    <style:style style:name="T377" style:family="text">
      <style:text-properties officeooo:rsid="017cabaf"/>
    </style:style>
    <style:style style:name="T378" style:family="text">
      <style:text-properties officeooo:rsid="017d76a1"/>
    </style:style>
    <style:style style:name="T379" style:family="text">
      <style:text-properties officeooo:rsid="017f5c5e"/>
    </style:style>
    <style:style style:name="T380" style:family="text">
      <style:text-properties officeooo:rsid="0181f0ce"/>
    </style:style>
    <style:style style:name="T381" style:family="text">
      <style:text-properties officeooo:rsid="0185a541"/>
    </style:style>
    <style:style style:name="T382" style:family="text">
      <style:text-properties officeooo:rsid="0185e153"/>
    </style:style>
    <style:style style:name="T383" style:family="text">
      <style:text-properties officeooo:rsid="018a73d0"/>
    </style:style>
    <style:style style:name="T384" style:family="text">
      <style:text-properties officeooo:rsid="00b44d57"/>
    </style:style>
    <style:style style:name="T385" style:family="text">
      <style:text-properties officeooo:rsid="018ebdcf"/>
    </style:style>
    <style:style style:name="T386" style:family="text">
      <style:text-properties officeooo:rsid="018f9246"/>
    </style:style>
    <style:style style:name="T387" style:family="text">
      <style:text-properties officeooo:rsid="0198a486"/>
    </style:style>
    <style:style style:name="T388" style:family="text">
      <style:text-properties officeooo:rsid="019a77c3"/>
    </style:style>
    <style:style style:name="T389" style:family="text">
      <style:text-properties officeooo:rsid="019acf2c"/>
    </style:style>
    <style:style style:name="T390" style:family="text">
      <style:text-properties officeooo:rsid="019b3599"/>
    </style:style>
    <style:style style:name="T391" style:family="text">
      <style:text-properties officeooo:rsid="019c5b58"/>
    </style:style>
    <style:style style:name="T392" style:family="text">
      <style:text-properties officeooo:rsid="019d5129"/>
    </style:style>
    <style:style style:name="T393" style:family="text">
      <style:text-properties officeooo:rsid="019f093d"/>
    </style:style>
    <style:style style:name="T394" style:family="text">
      <style:text-properties officeooo:rsid="019f8105"/>
    </style:style>
    <style:style style:name="T395" style:family="text">
      <style:text-properties officeooo:rsid="01a22d8a"/>
    </style:style>
    <style:style style:name="T396" style:family="text">
      <style:text-properties officeooo:rsid="01a31e29"/>
    </style:style>
    <style:style style:name="T397" style:family="text">
      <style:text-properties officeooo:rsid="01a44bfe"/>
    </style:style>
    <style:style style:name="T398" style:family="text">
      <style:text-properties officeooo:rsid="01a70acc"/>
    </style:style>
    <style:style style:name="T399" style:family="text">
      <style:text-properties officeooo:rsid="01a80bec"/>
    </style:style>
    <style:style style:name="T400" style:family="text">
      <style:text-properties officeooo:rsid="01a91916"/>
    </style:style>
    <style:style style:name="T401" style:family="text">
      <style:text-properties officeooo:rsid="01ac1abd"/>
    </style:style>
    <style:style style:name="T402" style:family="text">
      <style:text-properties officeooo:rsid="01ad78c1"/>
    </style:style>
    <style:style style:name="T403" style:family="text">
      <style:text-properties officeooo:rsid="01ad9a04"/>
    </style:style>
    <style:style style:name="T404" style:family="text">
      <style:text-properties officeooo:rsid="01ae87ca"/>
    </style:style>
    <style:style style:name="T405" style:family="text">
      <style:text-properties officeooo:rsid="01b01d52"/>
    </style:style>
    <style:style style:name="T406" style:family="text">
      <style:text-properties officeooo:rsid="01b1d5fb"/>
    </style:style>
    <style:style style:name="T407" style:family="text">
      <style:text-properties officeooo:rsid="01b2cdfd"/>
    </style:style>
    <style:style style:name="T408" style:family="text">
      <style:text-properties officeooo:rsid="01b460e5"/>
    </style:style>
    <style:style style:name="T409" style:family="text">
      <style:text-properties officeooo:rsid="01b60282"/>
    </style:style>
    <style:style style:name="T410" style:family="text">
      <style:text-properties officeooo:rsid="01b64690"/>
    </style:style>
    <style:style style:name="T411" style:family="text">
      <style:text-properties officeooo:rsid="01b7c2f9"/>
    </style:style>
    <style:style style:name="T412" style:family="text">
      <style:text-properties officeooo:rsid="01b7d476"/>
    </style:style>
    <style:style style:name="T413" style:family="text">
      <style:text-properties officeooo:rsid="01b83c60"/>
    </style:style>
    <style:style style:name="T414" style:family="text">
      <style:text-properties officeooo:rsid="01b8cd5a"/>
    </style:style>
    <style:style style:name="T415" style:family="text">
      <style:text-properties officeooo:rsid="01b9a62a"/>
    </style:style>
    <style:style style:name="T416" style:family="text">
      <style:text-properties officeooo:rsid="01ba1230"/>
    </style:style>
    <style:style style:name="T417" style:family="text">
      <style:text-properties officeooo:rsid="01bc20bd"/>
    </style:style>
    <style:style style:name="T418" style:family="text">
      <style:text-properties officeooo:rsid="01bcc7aa"/>
    </style:style>
    <style:style style:name="T419" style:family="text">
      <style:text-properties officeooo:rsid="01bcea22"/>
    </style:style>
    <style:style style:name="T420" style:family="text">
      <style:text-properties officeooo:rsid="01becf0c"/>
    </style:style>
    <style:style style:name="T421" style:family="text">
      <style:text-properties officeooo:rsid="01c03010"/>
    </style:style>
    <style:style style:name="T422" style:family="text">
      <style:text-properties officeooo:rsid="01c1c8c5"/>
    </style:style>
    <style:style style:name="T423" style:family="text">
      <style:text-properties officeooo:rsid="01c2324f"/>
    </style:style>
    <style:style style:name="T424" style:family="text">
      <style:text-properties officeooo:rsid="01c3f507"/>
    </style:style>
    <style:style style:name="T425" style:family="text">
      <style:text-properties officeooo:rsid="01c4a1af"/>
    </style:style>
    <style:style style:name="T426" style:family="text">
      <style:text-properties officeooo:rsid="01c67488"/>
    </style:style>
    <style:style style:name="T427" style:family="text">
      <style:text-properties officeooo:rsid="01c7e644"/>
    </style:style>
    <style:style style:name="T428" style:family="text">
      <style:text-properties officeooo:rsid="01c7f281"/>
    </style:style>
    <style:style style:name="T429" style:family="text">
      <style:text-properties officeooo:rsid="01c93f83"/>
    </style:style>
    <style:style style:name="T430" style:family="text">
      <style:text-properties officeooo:rsid="01cadc36"/>
    </style:style>
    <style:style style:name="T431" style:family="text">
      <style:text-properties officeooo:rsid="01cb3247"/>
    </style:style>
    <style:style style:name="T432" style:family="text">
      <style:text-properties officeooo:rsid="01cd0380"/>
    </style:style>
    <style:style style:name="T433" style:family="text">
      <style:text-properties officeooo:rsid="01d08082"/>
    </style:style>
    <style:style style:name="T434" style:family="text">
      <style:text-properties officeooo:rsid="01d2d413"/>
    </style:style>
    <style:style style:name="T435" style:family="text">
      <style:text-properties officeooo:rsid="01d63b34"/>
    </style:style>
    <style:style style:name="T436" style:family="text">
      <style:text-properties officeooo:rsid="01d6fbb1"/>
    </style:style>
    <style:style style:name="T437" style:family="text">
      <style:text-properties officeooo:rsid="01d8eda4"/>
    </style:style>
    <style:style style:name="T438" style:family="text">
      <style:text-properties officeooo:rsid="01da0ef6"/>
    </style:style>
    <style:style style:name="T439" style:family="text">
      <style:text-properties officeooo:rsid="01ddb7ee"/>
    </style:style>
    <style:style style:name="T440" style:family="text">
      <style:text-properties officeooo:rsid="01de9265"/>
    </style:style>
    <style:style style:name="T441" style:family="text">
      <style:text-properties officeooo:rsid="01e06f15"/>
    </style:style>
    <style:style style:name="T442" style:family="text">
      <style:text-properties officeooo:rsid="01e17404"/>
    </style:style>
    <style:style style:name="T443" style:family="text">
      <style:text-properties officeooo:rsid="01e4ae4e"/>
    </style:style>
    <style:style style:name="T444" style:family="text">
      <style:text-properties officeooo:rsid="01ed5acb"/>
    </style:style>
    <style:style style:name="T445" style:family="text">
      <style:text-properties officeooo:rsid="01ee5173"/>
    </style:style>
    <style:style style:name="T446" style:family="text">
      <style:text-properties officeooo:rsid="01f17e0b"/>
    </style:style>
    <style:style style:name="T447" style:family="text">
      <style:text-properties officeooo:rsid="01f39f3a"/>
    </style:style>
    <style:style style:name="T448" style:family="text">
      <style:text-properties officeooo:rsid="0068ee3e"/>
    </style:style>
    <style:style style:name="T449" style:family="text">
      <style:text-properties officeooo:rsid="0139ebb3"/>
    </style:style>
    <style:style style:name="T450" style:family="text">
      <style:text-properties officeooo:rsid="013aa0d0"/>
    </style:style>
    <style:style style:name="T451" style:family="text">
      <style:text-properties officeooo:rsid="0124b29f"/>
    </style:style>
    <style:style style:name="T452" style:family="text">
      <style:text-properties officeooo:rsid="01f6ef10"/>
    </style:style>
    <style:style style:name="T453" style:family="text">
      <style:text-properties officeooo:rsid="01fba47d"/>
    </style:style>
    <style:style style:name="T454"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Running head: THE RUNNING HEAD GOES HERE</text:p>
      <text:p text:style-name="P56"/>
      <text:p text:style-name="P11"/>
      <text:p text:style-name="P27">Saccadic Landing Positions on Daily-Life Objects as a function of Saliency and</text:p>
      <text:p text:style-name="P27">Semantics</text:p>
      <text:p text:style-name="P27"/>
      <text:p text:style-name="P11">Lotje van der Linden, Sebastiaan Mathôt and Françoise Vitu</text:p>
      <text:p text:style-name="P13">Laboratoire de Psychologie Cognitive, Aix-Marseille Université, CNRS, Marseille, France</text:p>
      <text:p text:style-name="P13"/>
      <text:p text:style-name="P12"/>
      <text:p text:style-name="P14">Address(es) of the author(s) </text:p>
      <text:p text:style-name="Text_20_body"><text:a xlink:type="simple" xlink:href="http://www.springer.com/biomed/neuroscience/journal/221"><text:span text:style-name="T46">http://www.springer.com/biomed/neuroscience/journal/221</text:span></text:a></text:p>
      <text:p text:style-name="P57"/>
      <text:p text:style-name="P15">Corresponding author:</text:p>
      <text:p text:style-name="P16">Lotje van der Linden</text:p>
      <text:p text:style-name="Text_20_body">Laboratoire de Psychologie Cognitive (LPC)</text:p>
      <text:p text:style-name="Text_20_body">CNRS, Université de Provence, UMR 7290</text:p>
      <text:p text:style-name="Text_20_body">Centre St Charles, Bâtiment 9, Case D</text:p>
      <text:p text:style-name="Text_20_body">3 place Victor Hugo</text:p>
      <text:p text:style-name="Text_20_body">13331 Marseille, cedex 03</text:p>
      <text:p text:style-name="Text_20_body"><text:span text:style-name="T45">e-mail address</text:span>: <text:a xlink:type="simple" xlink:href="mailto:soazig.casteau@univ-amu.fr" office:target-frame-name="_blank" xlink:show="new"><text:span text:style-name="T43">l</text:span></text:a><text:span text:style-name="T43">.vanderlinden@cogsci.nl</text:span></text:p>
      <text:p text:style-name="Text_20_body">tel<text:span text:style-name="T45">ephone number</text:span>: 04.<text:span text:style-name="T44">13.55.09.66</text:span></text:p>
      <text:p text:style-name="Text_20_body"><text:soft-page-break/><text:span text:style-name="T45">fax number: </text:span><text:span text:style-name="T46">Françoise?</text:span></text:p>
      <text:p text:style-name="Standard"/>
      <text:p text:style-name="P3"><text:span text:style-name="T65">Keywords?</text:span> Please provide 4 to 6 keywords which can be used for indexing purposes.</text:p>
      <text:p text:style-name="P3"><text:span text:style-name="T64">Saccadic landing positions, Center of gravity, Object affordances, Visuospatial attention, </text:span><text:span text:style-name="T66">Lo</text:span></text:p>
      <text:h text:style-name="P77" text:outline-level="1">Abstract</text:h>
      <text:p text:style-name="P28">The purpose of the current series of studies was to explore what determines where the eyes land on peripherally-presented isolated photographs of daily-life objects. Specifically, we investigated</text:p>
      <text:p text:style-name="P59">whether saccadic landing positions depend solely on low-level factors such as luminance contrast, or whether higher-level factors such as object affordances also play a role. Participants were instructed to make vertical saccades towards peripherally-presented graspable objects (e.g a spoon), and to categorise them with a <text:span text:style-name="T327">button press</text:span>. Our results showed that initial saccades were not biased towards the action-related side of the objects (nor towards the opposite side). Instead, initial landing positions could be fully explained by low-level effects: Participants' eyes landed near the center of gravity of the objects, with the least possible deviation from the horizontal starting position. Only later-triggered within-object refixations were subject to top-down influences, being <text:s/>significantly biased towards the semantically informative part of the objects. To verify whether the latter was not confounded with visual saliency we compared the full set of results with simulations from a saliency-map model.</text:p>
      <text:h text:style-name="P78" text:outline-level="1">The Title Goes Here</text:h>
      <text:p text:style-name="Text_20_body"><text:span text:style-name="T304">Perhaps you are making some notes while reading this paper. Before </text:span><text:span text:style-name="T421">picking up your pen, you will </text:span><text:span text:style-name="T304">probably quickly </text:span><text:span text:style-name="T417">look at</text:span><text:span text:style-name="T304"> the graspable object in question. But where on the pen will your eyes land? </text:span><text:span text:style-name="T417">Is </text:span><text:span text:style-name="T304">your saccade the mere end result of a saliency map? Or will your eyes guide the grasping movement that you are about to execute by </text:span><text:span text:style-name="T421">firstly </text:span><text:span text:style-name="T304">foveating the future contact point</text:span><text:span text:style-name="T308">s</text:span><text:span text:style-name="T304"> </text:span><text:reference-mark-start text:name="ZOTERO_ITEM CSL_CITATION {&quot;citationID&quot;:&quot;Ht5V6wzI&quot;,&quot;properties&quot;:{&quot;formattedCitation&quot;:&quot;(cf. e.g. Gilster, Hesse, &amp; Deubel, 2012)&quot;,&quot;plainCitation&quot;:&quot;(cf. e.g. Gilster, Hesse, &amp; Deubel, 2012)&quot;},&quot;citationItems&quot;:[{&quot;id&quot;:1931,&quot;uris&quot;:[&quot;http://zotero.org/users/local/OLmfyFPR/items/DPDIQNBP&quot;],&quot;uri&quot;:[&quot;http://zotero.org/users/local/OLmfyFPR/items/DPDIQNBP&quot;],&quot;itemData&quot;:{&quot;id&quot;:1931,&quot;type&quot;:&quot;article-journal&quot;,&quot;title&quot;:&quot;Contact points during multidigit grasping of geometric objects&quot;,&quot;container-title&quot;:&quot;Experimental brain research&quot;,&quot;page&quot;:&quot;137–151&quot;,&quot;volume&quot;:&quot;217&quot;,&quot;issue&quot;:&quot;1&quot;,&quot;source&quot;:&quot;Google Scholar&quot;,&quot;author&quot;:[{&quot;family&quot;:&quot;Gilster&quot;,&quot;given&quot;:&quot;R.&quot;},{&quot;family&quot;:&quot;Hesse&quot;,&quot;given&quot;:&quot;C.&quot;},{&quot;family&quot;:&quot;Deubel&quot;,&quot;given&quot;:&quot;H.&quot;}],&quot;issued&quot;:{&quot;date-parts&quot;:[[&quot;2012&quot;]]},&quot;accessed&quot;:{&quot;date-parts&quot;:[[&quot;2013&quot;,5,22]]}},&quot;prefix&quot;:&quot;cf. e.g. &quot;}],&quot;schema&quot;:&quot;https://github.com/citation-style-language/schema/raw/master/csl-citation.json&quot;} RNDe60kUw8sX6"/><text:span text:style-name="T304">(cf. e.g. Gilster, Hesse, &amp; Deubel, 2012)</text:span><text:reference-mark-end text:name="ZOTERO_ITEM CSL_CITATION {&quot;citationID&quot;:&quot;Ht5V6wzI&quot;,&quot;properties&quot;:{&quot;formattedCitation&quot;:&quot;(cf. e.g. Gilster, Hesse, &amp; Deubel, 2012)&quot;,&quot;plainCitation&quot;:&quot;(cf. e.g. Gilster, Hesse, &amp; Deubel, 2012)&quot;},&quot;citationItems&quot;:[{&quot;id&quot;:1931,&quot;uris&quot;:[&quot;http://zotero.org/users/local/OLmfyFPR/items/DPDIQNBP&quot;],&quot;uri&quot;:[&quot;http://zotero.org/users/local/OLmfyFPR/items/DPDIQNBP&quot;],&quot;itemData&quot;:{&quot;id&quot;:1931,&quot;type&quot;:&quot;article-journal&quot;,&quot;title&quot;:&quot;Contact points during multidigit grasping of geometric objects&quot;,&quot;container-title&quot;:&quot;Experimental brain research&quot;,&quot;page&quot;:&quot;137–151&quot;,&quot;volume&quot;:&quot;217&quot;,&quot;issue&quot;:&quot;1&quot;,&quot;source&quot;:&quot;Google Scholar&quot;,&quot;author&quot;:[{&quot;family&quot;:&quot;Gilster&quot;,&quot;given&quot;:&quot;R.&quot;},{&quot;family&quot;:&quot;Hesse&quot;,&quot;given&quot;:&quot;C.&quot;},{&quot;family&quot;:&quot;Deubel&quot;,&quot;given&quot;:&quot;H.&quot;}],&quot;issued&quot;:{&quot;date-parts&quot;:[[&quot;2012&quot;]]},&quot;accessed&quot;:{&quot;date-parts&quot;:[[&quot;2013&quot;,5,22]]}},&quot;prefix&quot;:&quot;cf. e.g. &quot;}],&quot;schema&quot;:&quot;https://github.com/citation-style-language/schema/raw/master/csl-citation.json&quot;} RNDe60kUw8sX6"/><text:span text:style-name="T304">? </text:span><text:span text:style-name="T279">To </text:span><text:span text:style-name="T280">the best of</text:span><text:span text:style-name="T279"> our knowledge, this </text:span><text:span text:style-name="T281">question</text:span><text:span text:style-name="T279"> </text:span><text:span text:style-name="T282">has never been addressed </text:span><text:span text:style-name="T279">in </text:span><text:span text:style-name="T282">its</text:span><text:span text:style-name="T279"> simplest </text:span><text:span text:style-name="T278">possible </text:span><text:span text:style-name="T279">way</text:span><text:span text:style-name="T278">: by presenting </text:span><text:span text:style-name="T280">the </text:span><text:span text:style-name="T305">pen</text:span><text:span text:style-name="T278"> in isolation </text:span><text:span text:style-name="T283">and</text:span><text:span text:style-name="T279"> </text:span><text:span text:style-name="T278">measuring </text:span><text:span text:style-name="T281">what part(s) of </text:span><text:span text:style-name="T280">it </text:span><text:span text:style-name="T284">are looked at</text:span><text:span text:style-name="T278">. </text:span></text:p>
      <text:p text:style-name="Text_20_body"><text:span text:style-name="T418">Therefore, the purpose of the current experiments was to explore </text:span><text:span text:style-name="T285">what determines where the eyes land on peripherally-presented isolated photographs of daily-life objects. </text:span><text:span text:style-name="T305">More specifically, </text:span><text:span text:style-name="T419">we wanted to </text:span><text:span text:style-name="T283">distinguish between </text:span><text:span text:style-name="T305">a low-level center-of-gravity</text:span><text:span text:style-name="T283"> effect </text:span><text:reference-mark-start text:name="ZOTERO_ITEM CSL_CITATION {&quot;citationID&quot;:&quot;uoDZcUaf&quot;,&quot;properties&quot;:{&quot;formattedCitation&quot;:&quot;{\\rtf (or \\uc0\\u8220{}global effect\\uc0\\u8221{}, Coren &amp; Hoenig, 1972)}&quot;,&quot;plainCitation&quot;:&quot;(or “global effect”, Coren &amp; Hoenig, 197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prefix&quot;:&quot;or 'global effect', &quot;}],&quot;schema&quot;:&quot;https://github.com/citation-style-language/schema/raw/master/csl-citation.json&quot;} RNDmF6lEG5E3e"/><text:span text:style-name="T5">(or </text:span><text:span text:style-name="T1">“global effect”, Coren &amp; Hoenig, 1972)</text:span><text:reference-mark-end text:name="ZOTERO_ITEM CSL_CITATION {&quot;citationID&quot;:&quot;uoDZcUaf&quot;,&quot;properties&quot;:{&quot;formattedCitation&quot;:&quot;{\\rtf (or \\uc0\\u8220{}global effect\\uc0\\u8221{}, Coren &amp; Hoenig, 1972)}&quot;,&quot;plainCitation&quot;:&quot;(or “global effect”, Coren &amp; Hoenig, 197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prefix&quot;:&quot;or 'global effect', &quot;}],&quot;schema&quot;:&quot;https://github.com/citation-style-language/schema/raw/master/csl-citation.json&quot;} RNDmF6lEG5E3e"/><text:span text:style-name="T283"> </text:span><text:span text:style-name="T305">and a </text:span><text:span text:style-name="T283">(more high-level) affordance </text:span><text:span text:style-name="T305">effect </text:span><text:reference-mark-start text:name="ZOTERO_ITEM CSL_CITATION {&quot;citationID&quot;:&quot;2bu7osgo36&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vFkNSY7B1H"/><text:span text:style-name="T305">(Myachykov, Ellis, Cangelosi, &amp; Fischer, 2013)</text:span><text:reference-mark-end text:name="ZOTERO_ITEM CSL_CITATION {&quot;citationID&quot;:&quot;2bu7osgo36&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vFkNSY7B1H"/><text:span text:style-name="T305"> on </text:span><text:span text:style-name="T419">eye-movement behaviour, in single-object displays. </text:span><text:span text:style-name="T281">The latter is crucial because previous studies on either </text:span><text:span text:style-name="T419">the </text:span><text:span text:style-name="T306">center-of-gravity</text:span><text:span text:style-name="T281"> </text:span><text:span text:style-name="T419">effect </text:span><text:span text:style-name="T281">or </text:span><text:span text:style-name="T421">the </text:span><text:span text:style-name="T281">affordance </text:span><text:span text:style-name="T306">effect </text:span><text:span text:style-name="T281">typically looked at competition </text:span><text:span text:style-name="T195">between different </text:span><text:span text:style-name="T196">stimuli</text:span><text:span text:style-name="T307"> of which the researchers varied the </text:span><text:span text:style-name="T306">the saliency </text:span><text:reference-mark-start text:name="ZOTERO_ITEM CSL_CITATION {&quot;citationID&quot;:&quot;20npppsm1v&quot;,&quot;properties&quot;:{&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cichT43qGj"/><text:span text:style-name="T306">(Deubel, Findlay, Jacobs, &amp; Brogan, 1988)</text:span><text:reference-mark-end text:name="ZOTERO_ITEM CSL_CITATION {&quot;citationID&quot;:&quot;20npppsm1v&quot;,&quot;properties&quot;:{&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cichT43qGj"/><text:span text:style-name="T306"> or the action-relatedness </text:span><text:reference-mark-start text:name="ZOTERO_ITEM CSL_CITATION {&quot;citationID&quot;:&quot;c2uoojunt&quot;,&quot;properties&quot;:{&quot;formattedCitation&quot;:&quot;(Handy, Grafton, Shroff, Ketay, &amp; Gazzaniga, 2003)&quot;,&quot;plainCitation&quot;:&quot;(Handy, Grafton, Shroff, Ketay, &amp; Gazzaniga,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Ab93bmdVc"/><text:span text:style-name="T306">(Handy, Grafton, Shroff, Ketay, &amp; Gazzaniga, 2003)</text:span><text:reference-mark-end text:name="ZOTERO_ITEM CSL_CITATION {&quot;citationID&quot;:&quot;c2uoojunt&quot;,&quot;properties&quot;:{&quot;formattedCitation&quot;:&quot;(Handy, Grafton, Shroff, Ketay, &amp; Gazzaniga, 2003)&quot;,&quot;plainCitation&quot;:&quot;(Handy, Grafton, Shroff, Ketay, &amp; Gazzaniga,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Ab93bmdVc"/><text:span text:style-name="T306">, </text:span><text:span text:style-name="T307">respectively. </text:span><text:span text:style-name="T317">Yet</text:span><text:span text:style-name="T284">, if the </text:span><text:span text:style-name="T280">mechanisms underlying these effects are </text:span><text:span text:style-name="T284">as robust as they </text:span><text:span text:style-name="T280">are </text:span><text:span text:style-name="T284">claim</text:span><text:span text:style-name="T280">ed</text:span><text:span text:style-name="T284"> to be, varying levels of saliency </text:span><text:span text:style-name="T308">or</text:span><text:span text:style-name="T284"> </text:span><text:span text:style-name="T308">action-relatedness </text:span><text:span text:style-name="T194">within</text:span><text:span text:style-name="T284"> a given object should influence eye-movement behaviour </text:span><text:span text:style-name="T280">(</text:span><text:span text:style-name="T308">and, by inference,</text:span><text:span text:style-name="T280"> </text:span><text:span text:style-name="T284">attentional capture</text:span><text:span text:style-name="T284"><text:note text:id="ftn1" text:note-class="footnote"><text:note-citation>1</text:note-citation><text:note-body><text:p text:style-name="Footnote"><text:span text:style-name="T423">For the current paper we decided to </text:span><text:span text:style-name="T422">not infer attentional capture from eye-movement behaviour, </text:span><text:span text:style-name="T423">but only </text:span><text:span text:style-name="T422">describe the effects of our manipulations on the variable that we directly measured: </text:span><text:span text:style-name="T423">saccadic landing positions.</text:span></text:p></text:note-body></text:note></text:span><text:span text:style-name="T280">)</text:span><text:span text:style-name="T284"> </text:span><text:span text:style-name="T280">in </text:span><text:span text:style-name="T308">a </text:span><text:span text:style-name="T280">similar way </text:span><text:span text:style-name="T308">as they bias visual processing in multi-stimulus displays</text:span><text:span text:style-name="T280">.</text:span></text:p>
      <text:p text:style-name="P29"><text:span text:style-name="T424">In sum, t</text:span><text:span text:style-name="T286">he importance of using a single-object paradigm is threefold. Firstly, it allows us to </text:span><text:span text:style-name="T309">examine whether the well-known center-of-gravity effect extends to yet another display than </text:span><text:span text:style-name="T310">the </text:span><text:soft-page-break/><text:span text:style-name="T310">displays that </text:span><text:span text:style-name="T424">are already known to yield center-of-gravity effects</text:span><text:span text:style-name="T310">: simple displays containing two or a few simple shapes </text:span><text:reference-mark-start text:name="ZOTERO_ITEM CSL_CITATION {&quot;citationID&quot;:&quot;26c6jqvniv&quot;,&quot;properties&quot;:{&quot;formattedCitation&quot;:&quot;(Casteau &amp; Vitu, 2012)&quot;,&quot;plainCitation&quot;:&quot;(Casteau &amp; Vitu, 2012)&quot;},&quot;citationItems&quot;:[{&quot;id&quot;:1938,&quot;uris&quot;:[&quot;http://zotero.org/users/local/OLmfyFPR/items/UPDFMDDV&quot;],&quot;uri&quot;:[&quot;http://zotero.org/users/local/OLmfyFPR/items/UPDFMDDV&quot;],&quot;itemData&quot;:{&quot;id&quot;:1938,&quot;type&quot;:&quot;article-journal&quot;,&quot;title&quot;:&quot;On the effect of remote and proximal distractors on saccadic behavior: A challenge to neural-field models&quot;,&quot;container-title&quot;:&quot;Journal of Vision&quot;,&quot;volume&quot;:&quot;12&quot;,&quot;issue&quot;:&quot;12&quot;,&quot;source&quot;:&quot;Google Scholar&quot;,&quot;URL&quot;:&quot;http://ww.journalofvision.org/content/12/12/14.short&quot;,&quot;shortTitle&quot;:&quot;On the effect of remote and proximal distractors on saccadic behavior&quot;,&quot;author&quot;:[{&quot;family&quot;:&quot;Casteau&quot;,&quot;given&quot;:&quot;Soazig&quot;},{&quot;family&quot;:&quot;Vitu&quot;,&quot;given&quot;:&quot;Fran\\ccoise&quot;}],&quot;issued&quot;:{&quot;date-parts&quot;:[[&quot;2012&quot;]]},&quot;accessed&quot;:{&quot;date-parts&quot;:[[&quot;2013&quot;,5,23]]}}}],&quot;schema&quot;:&quot;https://github.com/citation-style-language/schema/raw/master/csl-citation.json&quot;} RND8DflTw3FSn"/><text:span text:style-name="T310">(Casteau &amp; Vitu, 2012)</text:span><text:reference-mark-end text:name="ZOTERO_ITEM CSL_CITATION {&quot;citationID&quot;:&quot;26c6jqvniv&quot;,&quot;properties&quot;:{&quot;formattedCitation&quot;:&quot;(Casteau &amp; Vitu, 2012)&quot;,&quot;plainCitation&quot;:&quot;(Casteau &amp; Vitu, 2012)&quot;},&quot;citationItems&quot;:[{&quot;id&quot;:1938,&quot;uris&quot;:[&quot;http://zotero.org/users/local/OLmfyFPR/items/UPDFMDDV&quot;],&quot;uri&quot;:[&quot;http://zotero.org/users/local/OLmfyFPR/items/UPDFMDDV&quot;],&quot;itemData&quot;:{&quot;id&quot;:1938,&quot;type&quot;:&quot;article-journal&quot;,&quot;title&quot;:&quot;On the effect of remote and proximal distractors on saccadic behavior: A challenge to neural-field models&quot;,&quot;container-title&quot;:&quot;Journal of Vision&quot;,&quot;volume&quot;:&quot;12&quot;,&quot;issue&quot;:&quot;12&quot;,&quot;source&quot;:&quot;Google Scholar&quot;,&quot;URL&quot;:&quot;http://ww.journalofvision.org/content/12/12/14.short&quot;,&quot;shortTitle&quot;:&quot;On the effect of remote and proximal distractors on saccadic behavior&quot;,&quot;author&quot;:[{&quot;family&quot;:&quot;Casteau&quot;,&quot;given&quot;:&quot;Soazig&quot;},{&quot;family&quot;:&quot;Vitu&quot;,&quot;given&quot;:&quot;Fran\\ccoise&quot;}],&quot;issued&quot;:{&quot;date-parts&quot;:[[&quot;2012&quot;]]},&quot;accessed&quot;:{&quot;date-parts&quot;:[[&quot;2013&quot;,5,23]]}}}],&quot;schema&quot;:&quot;https://github.com/citation-style-language/schema/raw/master/csl-citation.json&quot;} RND8DflTw3FSn"/><text:span text:style-name="T310">, visual search displays </text:span><text:reference-mark-start text:name="ZOTERO_ITEM CSL_CITATION {&quot;citationID&quot;:&quot;127gpoo5d2&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sgOej2Siu"/><text:span text:style-name="T310">(Zelinsky, 2008; Zelinsky, Rao, Hayhoe, &amp; Ballard, 1997)</text:span><text:reference-mark-end text:name="ZOTERO_ITEM CSL_CITATION {&quot;citationID&quot;:&quot;127gpoo5d2&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sgOej2Siu"/><text:span text:style-name="T310">, and even complex natural scenes </text:span><text:reference-mark-start text:name="ZOTERO_ITEM CSL_CITATION {&quot;citationID&quot;:&quot;bfedl7gbj&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lTGP10kAPS"/><text:span text:style-name="T310">(Melcher &amp; Kowler, 2001)</text:span><text:reference-mark-end text:name="ZOTERO_ITEM CSL_CITATION {&quot;citationID&quot;:&quot;bfedl7gbj&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lTGP10kAPS"/><text:span text:style-name="T310">.</text:span><text:span text:style-name="T286"> Secondly, it allows us </text:span><text:span text:style-name="T310">to investigate whether the well-known affordance effect generates to another dependent measure than manual response</text:span><text:span text:style-name="T424">s</text:span><text:span text:style-name="T310">: eye-movement behaviour. </text:span><text:span text:style-name="T287">Before describing </text:span><text:span text:style-name="T310">the current </text:span><text:span text:style-name="T424">studies</text:span><text:span text:style-name="T287">, we </text:span><text:span text:style-name="T310">provide a brief overview on previous research on center-of-gravity </text:span><text:span text:style-name="T311">effects and affordance </text:span><text:span text:style-name="T310">effect</text:span><text:span text:style-name="T311">s, </text:span><text:span text:style-name="T310">respectively, </text:span><text:span text:style-name="T311">and </text:span><text:span text:style-name="T425">point to the </text:span><text:span text:style-name="T311">questions </text:span><text:span text:style-name="T425">that </text:span><text:span text:style-name="T312">have still</text:span><text:span text:style-name="T311"> remain</text:span><text:span text:style-name="T312">ed</text:span><text:span text:style-name="T311"> unanswered</text:span><text:span text:style-name="T310">. </text:span></text:p>
      <text:h text:style-name="Heading_20_2" text:outline-level="2"><text:span text:style-name="T313">Center-of-gravity</text:span><text:span text:style-name="T288"> effect</text:span></text:h>
      <text:p text:style-name="Text_20_body"><text:span text:style-name="T313">In </text:span><text:span text:style-name="T288">visual displays </text:span><text:span text:style-name="T318">containing two simple shapes (a target and a distractor), </text:span><text:span text:style-name="T288">saccades </text:span><text:span text:style-name="T318">typically </text:span><text:span text:style-name="T288">reveal a </text:span><text:span text:style-name="T319">center-of-gravity (or '</text:span><text:span text:style-name="T288">global</text:span><text:span text:style-name="T319">'</text:span><text:span text:style-name="T319"><text:note text:id="ftn2" text:note-class="footnote"><text:note-citation>2</text:note-citation><text:note-body><text:p text:style-name="P60"><text:span text:style-name="T428">For the current paper w</text:span><text:span text:style-name="T314">e decided to use the term 'center-of-gravity </text:span><text:span text:style-name="T428">effect</text:span><text:span text:style-name="T314">' </text:span><text:span text:style-name="T428">instead of 'global effect', because the former is the most objective, literal description of the effect we measured (i.e., we </text:span><text:span text:style-name="T314">calculat</text:span><text:span text:style-name="T428">ed</text:span><text:span text:style-name="T314"> the center of gravity of our stimuli, and </text:span><text:span text:style-name="T428">determined </text:span><text:span text:style-name="T314">how </text:span><text:span text:style-name="T428">well this variable predicts </text:span><text:span text:style-name="T315">saccadic landing positions, </text:span><text:span text:style-name="T428">see below)</text:span><text:span text:style-name="T314">.</text:span><text:span text:style-name="T316"> Furthermore, </text:span><text:span text:style-name="T428">it is beyond the scope o the current paper to dissociate between a 'global effect' as a strategy, and a 'global effect' due to saccadic averaging </text:span><text:span text:style-name="T429">across the receptive fields in the superior colliculus (REF).</text:span></text:p></text:note-body></text:note></text:span><text:span text:style-name="T319">)</text:span><text:span text:style-name="T288"> effect: a deviation of the eyes towards an intermediate location between the </text:span><text:span text:style-name="T426">two stimuli</text:span><text:span text:style-name="T288"> </text:span><text:reference-mark-start text:name="ZOTERO_ITEM CSL_CITATION {&quot;citationID&quot;:&quot;egu01mm39&quot;,&quot;properties&quot;:{&quot;formattedCitation&quot;:&quot;(Coren &amp; Hoenig, 1972)&quot;,&quot;plainCitation&quot;:&quot;(Coren &amp; Hoenig, 197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schema&quot;:&quot;https://github.com/citation-style-language/schema/raw/master/csl-citation.json&quot;} RNDhLsLhGtZ3w"/><text:span text:style-name="T288">(Coren &amp; Hoenig, 1972)</text:span><text:reference-mark-end text:name="ZOTERO_ITEM CSL_CITATION {&quot;citationID&quot;:&quot;egu01mm39&quot;,&quot;properties&quot;:{&quot;formattedCitation&quot;:&quot;(Coren &amp; Hoenig, 1972)&quot;,&quot;plainCitation&quot;:&quot;(Coren &amp; Hoenig, 197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schema&quot;:&quot;https://github.com/citation-style-language/schema/raw/master/csl-citation.json&quot;} RNDhLsLhGtZ3w"/><text:span text:style-name="T288">. Given that the </text:span><text:span text:style-name="T320">bias towards the distractor is more profound</text:span><text:span text:style-name="T288"> </text:span><text:span text:style-name="T320">for </text:span><text:span text:style-name="T288">large or luminant </text:span><text:span text:style-name="T320">distractors </text:span><text:reference-mark-start text:name="ZOTERO_ITEM CSL_CITATION {&quot;citationID&quot;:&quot;ghsat4346&quot;,&quot;properties&quot;:{&quot;formattedCitation&quot;:&quot;(Deubel et al., 1988)&quot;,&quot;plainCitation&quot;:&quot;(Deubel et al.,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zj08YFeulk"/><text:span text:style-name="T320">(Deubel et al., 1988)</text:span><text:reference-mark-end text:name="ZOTERO_ITEM CSL_CITATION {&quot;citationID&quot;:&quot;ghsat4346&quot;,&quot;properties&quot;:{&quot;formattedCitation&quot;:&quot;(Deubel et al., 1988)&quot;,&quot;plainCitation&quot;:&quot;(Deubel et al.,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zj08YFeulk"/><text:span text:style-name="T288">, this effect is commonly described as a tendency to direct the eyes towards the </text:span><text:span text:style-name="T313">center</text:span><text:span text:style-name="T288"> of gravity of the peripheral configuration </text:span><text:reference-mark-start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3JL8bRM4oC"/><text:span text:style-name="T288">(Findlay, 1982)</text:span><text:reference-mark-end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3JL8bRM4oC"/><text:span text:style-name="T288">. </text:span><text:span text:style-name="T289">Many studies have </text:span><text:span text:style-name="T290">reported similar findings since</text:span><text:span text:style-name="T289"> </text:span><text:reference-mark-start text:name="ZOTERO_ITEM CSL_CITATION {&quot;citationID&quot;:&quot;1sdrhk3lmo&quot;,&quot;properties&quot;:{&quot;formattedCitation&quot;:&quot;(for reviews see e.g. Van der Stigchel &amp; Nijboer, 2011; Vitu, 2008)&quot;,&quot;plainCitation&quot;:&quot;(for reviews see e.g.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e.g.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O3mp9hFZ4A"/><text:span text:style-name="T289">(for reviews see e.g. Van der Stigchel &amp; Nijboer, 2011; Vitu, 2008)</text:span><text:reference-mark-end text:name="ZOTERO_ITEM CSL_CITATION {&quot;citationID&quot;:&quot;1sdrhk3lmo&quot;,&quot;properties&quot;:{&quot;formattedCitation&quot;:&quot;(for reviews see e.g. Van der Stigchel &amp; Nijboer, 2011; Vitu, 2008)&quot;,&quot;plainCitation&quot;:&quot;(for reviews see e.g.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e.g.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O3mp9hFZ4A"/><text:span text:style-name="T289">. </text:span><text:span text:style-name="T427">A displays'</text:span><text:span text:style-name="T321"> center of gravity </text:span><text:span text:style-name="T289">even </text:span><text:span text:style-name="T427">predicts where </text:span><text:span text:style-name="T321">initial saccades are directed to </text:span><text:span text:style-name="T322">during more </text:span><text:span text:style-name="T289">natural </text:span><text:span text:style-name="T323">behaviour </text:span><text:span text:style-name="T289">such as reading </text:span><text:reference-mark-start text:name="ZOTERO_ITEM CSL_CITATION {&quot;citationID&quot;:&quot;aouubR0S&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source&quot;:&quot;Google Scholar&quot;,&quot;URL&quot;:&quot;http://psycnet.apa.org/psycinfo/2002-02459-025&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FNDs6MDR1B"/><text:span text:style-name="T3">(Vitu, McConkie, Kerr, &amp; O</text:span><text:span text:style-name="T1">’Regan, 2001)</text:span><text:reference-mark-end text:name="ZOTERO_ITEM CSL_CITATION {&quot;citationID&quot;:&quot;aouubR0S&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source&quot;:&quot;Google Scholar&quot;,&quot;URL&quot;:&quot;http://psycnet.apa.org/psycinfo/2002-02459-025&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FNDs6MDR1B"/><text:span text:style-name="T289">, visual search </text:span><text:reference-mark-start text:name="ZOTERO_ITEM CSL_CITATION {&quot;citationID&quot;:&quot;vpgEPB2R&quot;,&quot;properties&quot;:{&quot;formattedCitation&quot;:&quot;(Zelinsky, 2008; Zelinsky et al., 1997)&quot;,&quot;plainCitation&quot;:&quot;(Zelinsky, 2008; Zelinsky et al.,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iiYSRnE7Fi"/><text:span text:style-name="T289">(Zelinsky, 2008; Zelinsky et al., 1997)</text:span><text:reference-mark-end text:name="ZOTERO_ITEM CSL_CITATION {&quot;citationID&quot;:&quot;vpgEPB2R&quot;,&quot;properties&quot;:{&quot;formattedCitation&quot;:&quot;(Zelinsky, 2008; Zelinsky et al., 1997)&quot;,&quot;plainCitation&quot;:&quot;(Zelinsky, 2008; Zelinsky et al.,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iiYSRnE7Fi"/><text:span text:style-name="T289">, and scene viewing </text:span><text:reference-mark-start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289">(Melcher &amp; Kowler, 2001)</text:span><text:reference-mark-end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289">. </text:span><text:span text:style-name="T324">Surprisingly, to the best of our knowledge, w</text:span><text:span text:style-name="T291">hether the eyes are biased towards the center of gravity in single-stimulus displays </text:span><text:span text:style-name="T325">as well </text:span><text:span text:style-name="T427">has never been investigated</text:span><text:span text:style-name="T291">.</text:span></text:p>
      <text:p text:style-name="Text_20_body"><text:span text:style-name="T430">Furthermore</text:span><text:span text:style-name="T292">, </text:span><text:span text:style-name="T291">eye-movement </text:span><text:span text:style-name="T292">studies </text:span><text:span text:style-name="T430">that have used</text:span><text:span text:style-name="T292"> realistic objects </text:span><text:span text:style-name="T430">as stimuli </text:span><text:span text:style-name="T292">typically </text:span><text:soft-page-break/><text:span text:style-name="T292">investigate </text:span><text:span text:style-name="T202">whether</text:span><text:span text:style-name="T291"> objects are fixated (REF), and, if this is the case, </text:span><text:span text:style-name="T202">when</text:span><text:span text:style-name="T291"> (REF), </text:span><text:span text:style-name="T202">how often</text:span><text:span text:style-name="T291"> (REF), </text:span><text:span text:style-name="T430">or </text:span><text:span text:style-name="T202">for how long </text:span><text:span text:style-name="T291">they are (REF). To our knowledge, rarely any studies have looked at </text:span><text:span text:style-name="T202">where </text:span><text:span text:style-name="T203">within</text:span><text:span text:style-name="T291"> </text:span><text:span text:style-name="T300">an </text:span><text:span text:style-name="T291">object the eyes land. </text:span><text:span text:style-name="T293">The following experiments are notable exceptions</text:span><text:span text:style-name="T293"><text:note text:id="ftn3" text:note-class="footnote"><text:note-citation>3</text:note-citation><text:note-body><text:p text:style-name="P61">Another interesting model is TAM (Zelinsky, 2008, 2012), which has the advantage that it combines selection-for-recognition and selection-for-action. The implementation of the latter takes population pruning in the SC into account, and therefore has the advantage that it can explain center-of-gravity phenomena like the ones described above. However, the selection-for-recognition part of the model is specifically designed for performing a same/ different judgement visual search task. </text:p></text:note-body></text:note></text:span><text:span text:style-name="T293">: </text:span></text:p>
      <text:p text:style-name="Text_20_body"><text:span text:style-name="T294">Firstly, Henderson (1993) </text:span><text:span text:style-name="T295">provided </text:span><text:span text:style-name="T294">participants </text:span><text:span text:style-name="T295">with </text:span><text:span text:style-name="T294">arrays of </text:span><text:span text:style-name="T295">four </text:span><text:span text:style-name="T294">line drawings and found that </text:span><text:span text:style-name="T295">within-object</text:span><text:span text:style-name="T294"> saccadic landing positions were normally distributed and clustered around the </text:span><text:span text:style-name="T295">objects</text:span><text:span text:style-name="T430">'</text:span><text:span text:style-name="T295"> </text:span><text:span text:style-name="T294">center. This </text:span><text:span text:style-name="T296">demonstrate a </text:span><text:span text:style-name="T294">prefer</text:span><text:span text:style-name="T430">r</text:span><text:span text:style-name="T294">ed viewing location, which is a very well-known phenomenon in</text:span><text:span text:style-name="T296"> single-word reading </text:span><text:reference-mark-start text:name="ZOTERO_ITEM CSL_CITATION {&quot;citationID&quot;:&quot;4d75k4p53&quot;,&quot;properties&quot;:{&quot;formattedCitation&quot;:&quot;{\\rtf (O\\uc0\\u8217{}Regan &amp; Jacobs, 1992)}&quot;,&quot;plainCitation&quot;:&quot;(O’Regan &amp; Jacobs, 1992)&quot;},&quot;citationItems&quot;:[{&quot;id&quot;:1873,&quot;uris&quot;:[&quot;http://zotero.org/users/local/OLmfyFPR/items/PBHNI7E7&quot;],&quot;uri&quot;:[&quot;http://zotero.org/users/local/OLmfyFPR/items/PBHNI7E7&quot;],&quot;itemData&quot;:{&quot;id&quot;:1873,&quot;type&quot;:&quot;article-journal&quot;,&quot;title&quot;:&quot;Optimal viewing position effect in world recognition: a challenge to current theory&quot;,&quot;container-title&quot;:&quot;Journal of experimental psychology. Human perception and performance&quot;,&quot;page&quot;:&quot;185–197&quot;,&quot;volume&quot;:&quot;18&quot;,&quot;issue&quot;:&quot;1&quot;,&quot;source&quot;:&quot;Google Scholar&quot;,&quot;shortTitle&quot;:&quot;Optimal viewing position effect in world recognition&quot;,&quot;author&quot;:[{&quot;family&quot;:&quot;O'Regan&quot;,&quot;given&quot;:&quot;J. K.&quot;},{&quot;family&quot;:&quot;Jacobs&quot;,&quot;given&quot;:&quot;A. M.&quot;}],&quot;issued&quot;:{&quot;date-parts&quot;:[[&quot;1992&quot;]]},&quot;accessed&quot;:{&quot;date-parts&quot;:[[&quot;2013&quot;,5,9]]}}}],&quot;schema&quot;:&quot;https://github.com/citation-style-language/schema/raw/master/csl-citation.json&quot;} RNDTVfmvF8Vh6"/><text:span text:style-name="T4">(O</text:span><text:span text:style-name="T1">’Regan &amp; Jacobs, 1992)</text:span><text:reference-mark-end text:name="ZOTERO_ITEM CSL_CITATION {&quot;citationID&quot;:&quot;4d75k4p53&quot;,&quot;properties&quot;:{&quot;formattedCitation&quot;:&quot;{\\rtf (O\\uc0\\u8217{}Regan &amp; Jacobs, 1992)}&quot;,&quot;plainCitation&quot;:&quot;(O’Regan &amp; Jacobs, 1992)&quot;},&quot;citationItems&quot;:[{&quot;id&quot;:1873,&quot;uris&quot;:[&quot;http://zotero.org/users/local/OLmfyFPR/items/PBHNI7E7&quot;],&quot;uri&quot;:[&quot;http://zotero.org/users/local/OLmfyFPR/items/PBHNI7E7&quot;],&quot;itemData&quot;:{&quot;id&quot;:1873,&quot;type&quot;:&quot;article-journal&quot;,&quot;title&quot;:&quot;Optimal viewing position effect in world recognition: a challenge to current theory&quot;,&quot;container-title&quot;:&quot;Journal of experimental psychology. Human perception and performance&quot;,&quot;page&quot;:&quot;185–197&quot;,&quot;volume&quot;:&quot;18&quot;,&quot;issue&quot;:&quot;1&quot;,&quot;source&quot;:&quot;Google Scholar&quot;,&quot;shortTitle&quot;:&quot;Optimal viewing position effect in world recognition&quot;,&quot;author&quot;:[{&quot;family&quot;:&quot;O'Regan&quot;,&quot;given&quot;:&quot;J. K.&quot;},{&quot;family&quot;:&quot;Jacobs&quot;,&quot;given&quot;:&quot;A. M.&quot;}],&quot;issued&quot;:{&quot;date-parts&quot;:[[&quot;1992&quot;]]},&quot;accessed&quot;:{&quot;date-parts&quot;:[[&quot;2013&quot;,5,9]]}}}],&quot;schema&quot;:&quot;https://github.com/citation-style-language/schema/raw/master/csl-citation.json&quot;} RNDTVfmvF8Vh6"/><text:span text:style-name="T296"> and sentence reading </text:span><text:reference-mark-start text:name="ZOTERO_ITEM CSL_CITATION {&quot;citationID&quot;:&quot;3d5sidtv4&quot;,&quot;properties&quot;:{&quot;formattedCitation&quot;:&quot;(Vitu et al., 2001)&quot;,&quot;plainCitation&quot;:&quot;(Vitu et al.,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source&quot;:&quot;Google Scholar&quot;,&quot;URL&quot;:&quot;http://psycnet.apa.org/psycinfo/2002-02459-025&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94nqDKexYf"/><text:span text:style-name="T296">(Vitu et al., 2001)</text:span><text:reference-mark-end text:name="ZOTERO_ITEM CSL_CITATION {&quot;citationID&quot;:&quot;3d5sidtv4&quot;,&quot;properties&quot;:{&quot;formattedCitation&quot;:&quot;(Vitu et al., 2001)&quot;,&quot;plainCitation&quot;:&quot;(Vitu et al.,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source&quot;:&quot;Google Scholar&quot;,&quot;URL&quot;:&quot;http://psycnet.apa.org/psycinfo/2002-02459-025&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94nqDKexYf"/><text:span text:style-name="T296">.</text:span><text:span text:style-name="T294"> </text:span><text:span text:style-name="T63">interpretation</text:span><text:span text:style-name="T430">. The existence of a preferred viewing location in objects was later </text:span><text:span text:style-name="T297">confirmed </text:span><text:span text:style-name="T430">by a study showing a preferred viewing location by measuring within-object landing positions in a display containing arrays of photographs of real-life objects </text:span><text:span text:style-name="T297"><text:s/></text:span><text:reference-mark-start text:name="ZOTERO_ITEM CSL_CITATION {&quot;citationID&quot;:&quot;ln6subo3e&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IeakQjQrgJ"/><text:span text:style-name="T297">(Foulsham &amp; Underwood, 2009).</text:span><text:reference-mark-end text:name="ZOTERO_ITEM CSL_CITATION {&quot;citationID&quot;:&quot;ln6subo3e&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IeakQjQrgJ"/><text:span text:style-name="T297"> </text:span><text:span text:style-name="T430">Similar preferred viewing locations were also found </text:span><text:span text:style-name="T431">for</text:span><text:span text:style-name="T297"> </text:span><text:span text:style-name="T430">saccades </text:span><text:span text:style-name="T431">towards </text:span><text:span text:style-name="T430">objects embedded in </text:span><text:span text:style-name="T297">complex natural scenes </text:span><text:reference-mark-start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tsclcqBx7y"/><text:span text:style-name="T297">(Foulsham &amp; Kingstone, 2013; Nuthmann &amp; Henderson, 2010; Pajak &amp; Nuthmann, 2013)</text:span><text:reference-mark-end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tsclcqBx7y"/><text:span text:style-name="T297">. </text:span><text:span text:style-name="T431">However, these studies did not take into account the </text:span><text:span text:style-name="T295">center of gravity </text:span><text:span text:style-name="T431">(or, saliency peak) </text:span><text:span text:style-name="T295">of the </text:span><text:span text:style-name="T299">objects concerned. </text:span><text:span text:style-name="T431">Thus, i</text:span><text:span text:style-name="T299">t remains unknown whether the </text:span><text:span text:style-name="T431">preferred viewing location </text:span><text:span text:style-name="T299">(</text:span><text:span text:style-name="T431">i.e., in <text:s/>objects, </text:span><text:span text:style-name="T299">the center of the stimulus) </text:span><text:span text:style-name="T298">is affected by the extent to which the object's center and center of gravity differ. </text:span><text:span text:style-name="T432">The </text:span><text:span text:style-name="T433">first </text:span><text:span text:style-name="T432">purpose of the current experiments was to shed more light on this issue.</text:span></text:p>
      <text:h text:style-name="P81" text:outline-level="2">Affordances</text:h>
      <text:p text:style-name="P49"><text:span text:style-name="T225">According to Gibson </text:span><text:reference-mark-start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225">(1979)</text:span><text:reference-mark-end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225"> p</text:span><text:span text:style-name="T226">e</text:span><text:span text:style-name="T225">ople observe objects in terms of their potential usage. He coined the term </text:span><text:span text:style-name="T228">affordances</text:span><text:span text:style-name="T225">,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225">(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225"> </text:span><text:soft-page-break/><text:span text:style-name="T225">For example, a graspable object, such as a </text:span><text:span text:style-name="T240">pen</text:span><text:span text:style-name="T225">, is perceived as having 'graspability', and therefore as affording a reach-to-grasp towards it. </text:span><text:span text:style-name="T240">Indeed, a </text:span><text:span text:style-name="T230">vast amount of research </text:span><text:span text:style-name="T232">has shown that </text:span><text:span text:style-name="T230">that the perception of an object automatically potentiates a motor program associated with it </text:span><text:reference-mark-start text:name="ZOTERO_ITEM CSL_CITATION {&quot;citationID&quot;:&quot;gRrphfwg&quot;,&quot;properties&quot;:{&quot;formattedCitation&quot;:&quot;{\\rtf (e.g. Craighero, Fadiga, Umilt\\uc0\\u224{}, &amp; Rizzolatti, 1996; Tucker &amp; Ellis, 1998, 2001)}&quot;,&quot;plainCitation&quot;:&quot;(e.g. Craighero, Fadiga, Umiltà, &amp; Rizzolatti, 1996; Tucker &amp; Ellis, 1998, 2001)&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Dg7ykqRN6C"/><text:span text:style-name="T8">(e.g. Craighero, Fadiga, Umilt</text:span><text:span text:style-name="T1">à, &amp; Rizzolatti, 1996; Tucker &amp; Ellis, 1998, 2001)</text:span><text:reference-mark-end text:name="ZOTERO_ITEM CSL_CITATION {&quot;citationID&quot;:&quot;gRrphfwg&quot;,&quot;properties&quot;:{&quot;formattedCitation&quot;:&quot;{\\rtf (e.g. Craighero, Fadiga, Umilt\\uc0\\u224{}, &amp; Rizzolatti, 1996; Tucker &amp; Ellis, 1998, 2001)}&quot;,&quot;plainCitation&quot;:&quot;(e.g. Craighero, Fadiga, Umiltà, &amp; Rizzolatti, 1996; Tucker &amp; Ellis, 1998, 2001)&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Dg7ykqRN6C"/><text:span text:style-name="T65">.</text:span><text:span text:style-name="T225"> </text:span><text:span text:style-name="T231">Given th</text:span><text:span text:style-name="T232">is</text:span><text:span text:style-name="T231"> interplay between vision and action, the question arises whether action-related objects facilitate visuomotor transformations by automatically capturing </text:span><text:span text:style-name="T233">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jPBOKeCMhk"/><text:span text:style-name="T233">(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jPBOKeCMhk"/><text:span text:style-name="T231">. To investigate thi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231">(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234"> conducted a series of event-related potential </text:span><text:span text:style-name="T240">(ERP) </text:span><text:span text:style-name="T234">studies. They presented participants with two objects (one graspable, e.g. a hammer; one non-graspable, e.g. a dog) bilaterally and asked them to indicate over which of the two objects a target was superimposed. The measure of interest was the P1, an </text:span><text:span text:style-name="T241">ERP component assumed to reflect </text:span><text:span text:style-name="T234">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234">(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234">. As hypothesised, P1 amplitude was larger if the target was superimposed over a </text:span><text:span text:style-name="T242">graspable object</text:span><text:span text:style-name="T234"> relative to </text:span><text:span text:style-name="T242">non-graspable objects</text:span><text:span text:style-name="T234">, indicating that </text:span><text:span text:style-name="T242">action-related objetcts </text:span><text:span text:style-name="T234">indeed captured attention. </text:span></text:p>
      <text:p text:style-name="P49"><text:span text:style-name="T243">T</text:span><text:span text:style-name="T235">he independent variable, action-relatedness, was </text:span><text:span text:style-name="T243">again </text:span><text:span text:style-name="T235">varied </text:span><text:span text:style-name="T229">between</text:span><text:span text:style-name="T235"> objects. </text:span><text:span text:style-name="T244">Therefore, t</text:span><text:span text:style-name="T226">he second purpose of our study was to test whether </text:span><text:span text:style-name="T238">Handy and colleauges' </text:span><text:reference-mark-start text:name="ZOTERO_ITEM CSL_CITATION {&quot;citationID&quot;:&quot;1mrqtr61lc&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rMnkOuRbFx"/><text:span text:style-name="T238">(2003)</text:span><text:reference-mark-end text:name="ZOTERO_ITEM CSL_CITATION {&quot;citationID&quot;:&quot;1mrqtr61lc&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rMnkOuRbFx"/><text:span text:style-name="T238"> f</text:span><text:span text:style-name="T235">indings also transfer to </text:span><text:span text:style-name="T229">within-object</text:span><text:span text:style-name="T235"> </text:span><text:span text:style-name="T244">manipulations of </text:span><text:span text:style-name="T235">action-relatedness. <text:s/></text:span><text:span text:style-name="T245">To this end, we aimed to answer the following </text:span><text:span text:style-name="T235">straightforward question: </text:span><text:span text:style-name="T245">A</text:span><text:span text:style-name="T235">re participants' eyes more directed towards the graspable part of an </text:span><text:span text:style-name="T238">action-related </text:span><text:span text:style-name="T235">object, as compared to other </text:span><text:span text:style-name="T245">parts of the object</text:span><text:span text:style-name="T235">? </text:span><text:span text:style-name="T246">At least o</text:span><text:span text:style-name="T239">ne </text:span><text:span text:style-name="T227">study suggests that this is </text:span><text:span text:style-name="T235">indeed </text:span><text:span text:style-name="T227">the case. </text:span><text:span text:style-name="T235">M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TsBxwIY3z"/><text:span text:style-name="T235">(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TsBxwIY3z"/><text:span text:style-name="T235"> measured eye movements while participants viewed and classified graspable objects. </text:span><text:span text:style-name="T236">T</text:span><text:span text:style-name="T235">hey found that participants spent proportionally more time looking at the objects' handles than other </text:span><text:span text:style-name="T236">object parts, even though the (location of the) handle was irrelevant to the categorisation task. From these results the authors concluded that object</text:span><text:span text:style-name="T246">s'</text:span><text:span text:style-name="T236"> </text:span><text:span text:style-name="T246">graspable parts</text:span><text:span text:style-name="T236"> automatically attract visuospatial. </text:span><text:span text:style-name="T237">However, also this study did not take into account </text:span><text:soft-page-break/><text:span text:style-name="T237">the center of gravity of the objects. The current study will therefore allow us to investigate whether this bias to the handle 'survives' the potential center-of-gravity effect.</text:span></text:p>
      <text:h text:style-name="P82" text:outline-level="2">The current study</text:h>
      <text:p text:style-name="P50"><text:span text:style-name="T434">As said, the purpose of the current study was to simultaneously investigate the low-level effect of center of gravity, and the more high-level effect of object affordances, on eye movements towards isolated daily-life objects. </text:span><text:span text:style-name="T434">We were not only interested in the landing position of initial saccades, that would bring the peripherally-presented stimulus into participants' foveal vision, but also in the direction of potential within-object refixations. </text:span></text:p>
      <text:p text:style-name="Text_20_body"><text:span text:style-name="T303">To </text:span><text:span text:style-name="T326">foresee </text:span><text:span text:style-name="T435">the results, in line with a center-of-gravity account, initial saccades were directed towards the center of gravity of the object (</text:span><text:span text:style-name="T438">and</text:span><text:span text:style-name="T437">, </text:span><text:span text:style-name="T435">because only </text:span><text:span text:style-name="T438">a single </text:span><text:span text:style-name="T435">object was presented, the display). </text:span><text:span text:style-name="T303">Regarding the </text:span><text:span text:style-name="T301">subsequent </text:span><text:span text:style-name="T303">within-obje</text:span><text:span text:style-name="T436">c</text:span><text:span text:style-name="T303">t refixations, we found that they </text:span><text:span text:style-name="T436">were</text:span><text:span text:style-name="T301"> systematically directed </text:span><text:span text:style-name="T204">away</text:span><text:span text:style-name="T301"> from the objects' handle, </text:span><text:span text:style-name="T436">and that this bias could not be explained by low-level saliency effects. These results are in contrast with the idea of automatic attentional capture by potentials for action in general </text:span><text:reference-mark-start text:name="ZOTERO_ITEM CSL_CITATION {&quot;citationID&quot;:&quot;7ffa2ev1u&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2LbuRinMYW"/><text:span text:style-name="T436">(Handy et al., 2003)</text:span><text:reference-mark-end text:name="ZOTERO_ITEM CSL_CITATION {&quot;citationID&quot;:&quot;7ffa2ev1u&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2LbuRinMYW"/><text:span text:style-name="T436">, and a previous study on affordances and eye movements in particular </text:span><text:reference-mark-start text:name="ZOTERO_ITEM CSL_CITATION {&quot;citationID&quot;:&quot;2h6hb9gm9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bNOTXe18Th"/><text:span text:style-name="T436">(Myachykov et al., 2013)</text:span><text:reference-mark-end text:name="ZOTERO_ITEM CSL_CITATION {&quot;citationID&quot;:&quot;2h6hb9gm9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bNOTXe18Th"/><text:span text:style-name="T436">. </text:span></text:p>
      <text:h text:style-name="P74" text:outline-level="1">Experiment 1</text:h>
      <text:h text:style-name="P83" text:outline-level="2">Methods</text:h>
      <text:h text:style-name="P86" text:outline-level="3">Participants</text:h>
      <text:p text:style-name="P8"><text:span text:style-name="T69">Eighteen</text:span><text:span text:style-name="T68"> observers participated in </text:span><text:span text:style-name="T189">Experiment 1</text:span><text:span text:style-name="T68">. All were right-handed, had normal or corrected-to-normal vision, and were naive as to the purpose of the experiment. They received payment (</text:span><text:span text:style-name="T71">€10 </text:span><text:span text:style-name="T83">per hour) </text:span><text:span text:style-name="T68">in return for their participation and gave their written informed consent, according to the Ethical Committee of Aix-Marseille Université </text:span><text:span text:style-name="T438">and </text:span><text:span text:style-name="T84">the Declaration of Helsinki,</text:span><text:span text:style-name="T68"> </text:span><text:soft-page-break/><text:span text:style-name="T68">prior to the experiment.</text:span></text:p>
      <text:h text:style-name="P87" text:outline-level="3">Apparatus</text:h>
      <text:p text:style-name="P9"><text:span text:style-name="T67">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Ok8fNGIgrE"/><text:span text:style-name="T2">(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Ok8fNGIgrE"/><text:span text:style-name="T67">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4q7zj3h4ax"/><text:span text:style-name="T67">(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4q7zj3h4ax"/><text:span text:style-name="T67"> on a 2</text:span><text:span text:style-name="T85">1</text:span><text:span text:style-name="T67">'' CRT monitor with a resolution of 1024 by 768 pixels and a refresh rate of 10</text:span><text:span text:style-name="T268">0</text:span><text:span text:style-name="T67"> Hz. The distance between participants' eyes and the monitor was approximately </text:span><text:span text:style-name="T85">75 </text:span><text:span text:style-name="T67">cm and was kept constant by stabilizing participants' heads with a chin rest. Manual responses were collected on a </text:span><text:span text:style-name="T87">button box</text:span><text:span text:style-name="T67">. Eye-position data were recorded by an EyeLink 1000 head-mounted system (SR Research Ltd., Mississauga, Ontario, Canada) with a sampling rate of 1000 Hz. </text:span></text:p>
      <text:h text:style-name="P86" text:outline-level="3">Materials</text:h>
      <text:p text:style-name="P19"><text:span text:style-name="T268">We selected </text:span><text:span text:style-name="T210">e</text:span><text:span text:style-name="T67">ighteen coloured photographs </text:span><text:span text:style-name="T177">of daily-life objects </text:span><text:span text:style-name="T67">from the 'Ecological alternative to Snodgrass &amp; and Vanderwart' stimulus set </text:span><text:reference-mark-start text:name="ZOTERO_ITEM CSL_CITATION {&quot;citationID&quot;:&quot;11s2rvtgde&quot;,&quot;properties&quot;:{&quot;formattedCitation&quot;:&quot;{\\rtf (Moreno-Mart\\uc0\\u237{}nez &amp; Montoro, 2012)}&quot;,&quot;plainCitation&quot;:&quot;(Moreno-Martínez &amp; Montoro, 2012)&quot;},&quot;citationItems&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bEVaUSznud"/><text:span text:style-name="T2">(Moreno-Martínez &amp; Montoro, 2012)</text:span><text:reference-mark-end text:name="ZOTERO_ITEM CSL_CITATION {&quot;citationID&quot;:&quot;11s2rvtgde&quot;,&quot;properties&quot;:{&quot;formattedCitation&quot;:&quot;{\\rtf (Moreno-Mart\\uc0\\u237{}nez &amp; Montoro, 2012)}&quot;,&quot;plainCitation&quot;:&quot;(Moreno-Martínez &amp; Montoro, 2012)&quot;},&quot;citationItems&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bEVaUSznud"/><text:span text:style-name="T67"> and the 'Bank of standardized stimuli' </text:span><text:reference-mark-start text:name="ZOTERO_ITEM CSL_CITATION {&quot;citationID&quot;:&quot;jmes5fttg&quot;,&quot;properties&quot;:{&quot;formattedCitation&quot;:&quot;(Brodeur, Dionne-Dostie, Montreuil, Lepage, &amp; Op de Beeck, 2010)&quot;,&quot;plainCitation&quot;:&quot;(Brodeur, Dionne-Dostie, Montreuil, Lepage, &amp; Op de Beeck, 2010)&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schema&quot;:&quot;https://github.com/citation-style-language/schema/raw/master/csl-citation.json&quot;} RNDY0zmOIcgfq"/><text:span text:style-name="T67">(Brodeur, Dionne-Dostie, Montreuil, Lepage, &amp; Op de Beeck, 2010)</text:span><text:reference-mark-end text:name="ZOTERO_ITEM CSL_CITATION {&quot;citationID&quot;:&quot;jmes5fttg&quot;,&quot;properties&quot;:{&quot;formattedCitation&quot;:&quot;(Brodeur, Dionne-Dostie, Montreuil, Lepage, &amp; Op de Beeck, 2010)&quot;,&quot;plainCitation&quot;:&quot;(Brodeur, Dionne-Dostie, Montreuil, Lepage, &amp; Op de Beeck, 2010)&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schema&quot;:&quot;https://github.com/citation-style-language/schema/raw/master/csl-citation.json&quot;} RNDY0zmOIcgfq"/><text:span text:style-name="T67"> </text:span><text:span text:style-name="T268">as our stimuli.</text:span><text:span text:style-name="T67"> Half of </text:span><text:span text:style-name="T178">the </text:span><text:span text:style-name="T67">objects were kitchen </text:span><text:span text:style-name="T179">utensils</text:span><text:span text:style-name="T67">, whereas the other half were garage tools. All objects were relatively long and narrow, and were presented horizontally. Per category, six objects were 'handled objects' (e.g. a knife), meaning that one side of the object was more graspable than the other side. The </text:span><text:span text:style-name="T328">remaining objects were </text:span><text:span text:style-name="T329">more symmetrical and equally graspable on both sides (e.g. a ruler). The latter were used </text:span><text:span text:style-name="T439">as</text:span><text:span text:style-name="T329"> filler</text:span><text:span text:style-name="T439">s</text:span><text:span text:style-name="T329">, to retain participants' </text:span><text:span text:style-name="T439">naivety</text:span><text:span text:style-name="T329"> as to the purpose of our experiment, and were not included in the analyses.</text:span></text:p>
      <text:h text:style-name="P88" text:outline-level="3">Design</text:h>
      <text:p text:style-name="Text_20_body"><text:span text:style-name="T15">O</text:span><text:span text:style-name="T12">bjects were rotated in two different </text:span><text:span text:style-name="T9">horizontal orientations </text:span><text:span text:style-name="T12">such that their handle </text:span><text:span text:style-name="T25">was </text:span><text:span text:style-name="T12">pointing </text:span><text:soft-page-break/><text:span text:style-name="T12">either towards the left or to</text:span><text:span text:style-name="T21">wards</text:span><text:span text:style-name="T12"> the right. Consequently, the </text:span><text:span text:style-name="T18">object's rotation</text:span><text:span text:style-name="T18"><text:note text:id="ftn4" text:note-class="footnote"><text:note-citation>4</text:note-citation><text:note-body><text:p text:style-name="Footnote"><text:span text:style-name="T12">For the sake of </text:span><text:span text:style-name="T16">completeness </text:span><text:span text:style-name="T12">the symmetrical </text:span><text:span text:style-name="T15">filler </text:span><text:span text:style-name="T12">objects </text:span><text:span text:style-name="T18">(see above) </text:span><text:span text:style-name="T12">were rotated as well, although for these </text:span><text:span text:style-name="T14">objects n</text:span><text:span text:style-name="T12">o orientation-dependent preferred grasp was assumed.</text:span></text:p></text:note-body></text:note></text:span><text:span text:style-name="T18"> </text:span><text:span text:style-name="T22">could be</text:span><text:span text:style-name="T20"> </text:span><text:span text:style-name="T12">compatible with </text:span><text:span text:style-name="T18">either </text:span><text:span text:style-name="T12">a right- </text:span><text:span text:style-name="T18">or </text:span><text:span text:style-name="T12">a left-handed grasp, </text:span><text:span text:style-name="T23">which </text:span><text:span text:style-name="T24">typically results in an </text:span><text:span text:style-name="T23">affordance effect </text:span><text:span text:style-name="T25">on</text:span><text:span text:style-name="T23"> manual </text:span><text:span text:style-name="T25">responses </text:span><text:reference-mark-start text:name="ZOTERO_ITEM CSL_CITATION {&quot;citationID&quot;:&quot;525R3Qoq&quot;,&quot;properties&quot;:{&quot;formattedCitation&quot;:&quot;{\\rtf (cf. Tucker &amp; Ellis, 1998, see \\uc0\\u8220{}Procedure\\uc0\\u8221{} for more details)}&quot;,&quot;plainCitation&quot;:&quot;(cf. Tucker &amp; Ellis, 1998, see “Procedure” for more details)&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uffix&quot;:&quot;, see 'Procedure' for more details&quot;}],&quot;schema&quot;:&quot;https://github.com/citation-style-language/schema/raw/master/csl-citation.json&quot;} RNDW5aCRpXrMO"/><text:span text:style-name="T6">(cf. Tucker &amp; Ellis, 1998, see </text:span><text:span text:style-name="T1">“Procedure” for more details)</text:span><text:reference-mark-end text:name="ZOTERO_ITEM CSL_CITATION {&quot;citationID&quot;:&quot;525R3Qoq&quot;,&quot;properties&quot;:{&quot;formattedCitation&quot;:&quot;{\\rtf (cf. Tucker &amp; Ellis, 1998, see \\uc0\\u8220{}Procedure\\uc0\\u8221{} for more details)}&quot;,&quot;plainCitation&quot;:&quot;(cf. Tucker &amp; Ellis, 1998, see “Procedure” for more details)&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uffix&quot;:&quot;, see 'Procedure' for more details&quot;}],&quot;schema&quot;:&quot;https://github.com/citation-style-language/schema/raw/master/csl-citation.json&quot;} RNDW5aCRpXrMO"/>.<text:span text:style-name="T330"> </text:span><text:span text:style-name="T439">T</text:span><text:span text:style-name="T333">he </text:span><text:span text:style-name="T330">orientation manipulation</text:span><text:span text:style-name="T333"> allowed us to exclude the </text:span><text:span text:style-name="T330">possibility that </text:span><text:span text:style-name="T277">saccade metrics </text:span><text:span text:style-name="T330">were </text:span><text:span text:style-name="T277">confounded with, for example, an overall bias </text:span><text:span text:style-name="T330">to gaze more at</text:span><text:span text:style-name="T277"> the left </text:span><text:span text:style-name="T330">side of the display </text:span><text:span text:style-name="T56">(REF)</text:span><text:span text:style-name="T330">.</text:span></text:p>
      <text:p text:style-name="P32"><text:span text:style-name="T331">We crossed the orientation manipulation with a contrast manipulation (contrast degraded at the left or the right side of the object, or no contrast manipulation), resulting in a 3x2 within-subjects factorial design. </text:span><text:span text:style-name="T332">Because the mere purpose of the </text:span><text:span text:style-name="T440">contrast</text:span><text:span text:style-name="T332"> manipulation was to perform sanity checks </text:span><text:span text:style-name="T441">on</text:span><text:span text:style-name="T332"> our center-of-gravity and saliency-peak calculations </text:span><text:span text:style-name="T441">(see below)</text:span><text:span text:style-name="T332">, </text:span><text:span text:style-name="T333">the methods and </text:span><text:span text:style-name="T332">results from the contrast-degraded trials are not discussed in the main text </text:span><text:span text:style-name="T57">(but see Supplementary Materials)</text:span><text:span text:style-name="T332">.</text:span></text:p>
      <text:p text:style-name="Text_20_body"><text:span text:style-name="T27">Moreover, t</text:span><text:span text:style-name="T26">o induce a wide range of saccade latencies</text:span><text:span text:style-name="T12">, we varied </text:span><text:span text:style-name="T28">the time interval between the offset of the fixation dot and the onset of the target object </text:span><text:reference-mark-start text:name="ZOTERO_ITEM CSL_CITATION {&quot;citationID&quot;:&quot;1jjemeqeir&quot;,&quot;properties&quot;:{&quot;formattedCitation&quot;:&quot;(cf. Saslow, 1967)&quot;,&quot;plainCitation&quot;:&quot;(cf. 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SA&quot;,&quot;page&quot;:&quot;1024–1029&quot;,&quot;volume&quot;:&quot;57&quot;,&quot;issue&quot;:&quot;8&quot;,&quot;source&quot;:&quot;Google Scholar&quot;,&quot;author&quot;:[{&quot;family&quot;:&quot;Saslow&quot;,&quot;given&quot;:&quot;M. G.&quot;}],&quot;issued&quot;:{&quot;date-parts&quot;:[[&quot;1967&quot;]]},&quot;accessed&quot;:{&quot;date-parts&quot;:[[&quot;2012&quot;,11,8]]}},&quot;prefix&quot;:&quot;cf. &quot;}],&quot;schema&quot;:&quot;https://github.com/citation-style-language/schema/raw/master/csl-citation.json&quot;} RNDAUZzgw8p3p"/><text:span text:style-name="T28">(cf. Saslow, 1967)</text:span><text:reference-mark-end text:name="ZOTERO_ITEM CSL_CITATION {&quot;citationID&quot;:&quot;1jjemeqeir&quot;,&quot;properties&quot;:{&quot;formattedCitation&quot;:&quot;(cf. Saslow, 1967)&quot;,&quot;plainCitation&quot;:&quot;(cf. 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SA&quot;,&quot;page&quot;:&quot;1024–1029&quot;,&quot;volume&quot;:&quot;57&quot;,&quot;issue&quot;:&quot;8&quot;,&quot;source&quot;:&quot;Google Scholar&quot;,&quot;author&quot;:[{&quot;family&quot;:&quot;Saslow&quot;,&quot;given&quot;:&quot;M. G.&quot;}],&quot;issued&quot;:{&quot;date-parts&quot;:[[&quot;1967&quot;]]},&quot;accessed&quot;:{&quot;date-parts&quot;:[[&quot;2012&quot;,11,8]]}},&quot;prefix&quot;:&quot;cf. &quot;}],&quot;schema&quot;:&quot;https://github.com/citation-style-language/schema/raw/master/csl-citation.json&quot;} RNDAUZzgw8p3p"/><text:span text:style-name="T28">: </text:span><text:span text:style-name="T29">T</text:span><text:span text:style-name="T28">he fixation dot either disappeared simultaneously with target-object onset ('gap zero') or remained on screen until the end of the trial ('gap overlap'). </text:span><text:span text:style-name="T31">Furthermore, objects were presented either in the upper- or in the lower visual field, requiring either an upwards or a downwards saccade. </text:span><text:span text:style-name="T39">We randomly varied b</text:span><text:span text:style-name="T30">oth gap condition and </text:span><text:span text:style-name="T31">saccade direction </text:span><text:span text:style-name="T30">within blocks, </text:span><text:span text:style-name="T31">but, </text:span><text:span text:style-name="T39">because</text:span><text:span text:style-name="T31"> they were not of our primary interest, </text:span><text:span text:style-name="T39">did not cross them </text:span><text:span text:style-name="T30">in our factorial design. </text:span><text:span text:style-name="T13">Finally, </text:span><text:span text:style-name="T7">trial lists </text:span><text:span text:style-name="T13">per block were generated according to a Latin-square design. </text:span><text:span text:style-name="T19">By doing so</text:span><text:span text:style-name="T13"> we made sure that potential object-repetition effects </text:span><text:span text:style-name="T19">would not</text:span><text:span text:style-name="T13"> be confounded with any of the manipulations of interest. </text:span></text:p>
      <text:h text:style-name="P89" text:outline-level="3">Procedure</text:h>
      <text:p text:style-name="P54"><text:span text:style-name="T88">The experiment started with a nine-point grid calibration procedure. </text:span>Before the start of each <text:soft-page-break/>trial, a <text:span text:style-name="T180">one-point eye</text:span><text:span text:style-name="T442">-</text:span><text:span text:style-name="T180">trac</text:span><text:span text:style-name="T158">ker recalibration (</text:span><text:span text:style-name="T159">'</text:span><text:span text:style-name="T158">drift correction</text:span><text:span text:style-name="T159">'</text:span><text:span text:style-name="T158">) was performed. To this purpose, a </text:span><text:span text:style-name="T86">central black fixation cross <text:s/>(0.24</text:span><text:span text:style-name="T73">°</text:span><text:span text:style-name="T86">) was presented against a white background. </text:span><text:span text:style-name="T158">A</text:span><text:span text:style-name="T86">s soon as a stable fixation was detected </text:span><text:span text:style-name="T90">for at least </text:span><text:span text:style-name="T91">50 consecutive samples</text:span><text:span text:style-name="T86"> </text:span><text:span text:style-name="T158">the experiment advanced</text:span><text:span text:style-name="T86">. The trial proper started with a central black fixation dot (0.24</text:span><text:span text:style-name="T73">°</text:span><text:span text:style-name="T86">). After a random </text:span><text:span text:style-name="T91">interval</text:span><text:span text:style-name="T86"> </text:span><text:span text:style-name="T91">(μ = </text:span><text:span text:style-name="T160">400</text:span><text:span text:style-name="T91"> ms, σ = 50 ms, from a </text:span><text:span text:style-name="T162">Gaussian</text:span><text:span text:style-name="T91">, minimum = </text:span><text:span text:style-name="T160">200 </text:span><text:span text:style-name="T161">ms</text:span><text:span text:style-name="T160">, max = 1000 </text:span><text:span text:style-name="T161">ms)</text:span><text:span text:style-name="T86">, and only when participant</text:span><text:span text:style-name="T161">s</text:span><text:span text:style-name="T86"> fixated the dot </text:span><text:span text:style-name="T88">(i.e., when vertical stable fixation position did not differ more than 0.75</text:span><text:span text:style-name="T76">°</text:span><text:span text:style-name="T88"> from the center of the fixation dot)</text:span><text:span text:style-name="T86">, the target object appeared </text:span><text:span text:style-name="T91">in </text:span><text:span text:style-name="T86">the upper or lower visual field. To avoid </text:span><text:span text:style-name="T91">complete predictability of </text:span><text:span text:style-name="T86">saccad</text:span><text:span text:style-name="T91">e-</text:span><text:span text:style-name="T86">goal position</text:span><text:span text:style-name="T88">s</text:span><text:span text:style-name="T86">, vertical eccentricity was varied randomly (between 5</text:span><text:span text:style-name="T73">° and </text:span><text:span text:style-name="T70">7° </text:span><text:span text:style-name="T72">above or below fixation</text:span><text:span text:style-name="T70">). </text:span><text:span text:style-name="T81">The object's center (i.e. the middle of the bitmap) was aligned on the vertical meridian. </text:span></text:p>
      <text:p text:style-name="P53"><text:span text:style-name="T86">Participants were</text:span> instructed to <text:span text:style-name="T211">look at the object and </text:span>categorise <text:span text:style-name="T211">it </text:span>as either a kitchen utensil or a garage tool <text:span text:style-name="T211">by making </text:span>a right- or a left-handed button press. <text:span text:style-name="T211">Button presses </text:span><text:span text:style-name="T86">could only be collected if participants </text:span><text:span text:style-name="T92">gazed at</text:span><text:span text:style-name="T86"> the object </text:span><text:span text:style-name="T89">(i.e. when vertical stable fixation position did not differ more than 1.5</text:span><text:span text:style-name="T74">° from the vertical center of the object)</text:span>. <text:span text:style-name="T181">If participants </text:span><text:span text:style-name="T212">tried to respond while not gazing at </text:span><text:span text:style-name="T181">the object </text:span><text:span text:style-name="T212">(e.g. while still looking at the central fixation dot)</text:span><text:span text:style-name="T181"> they heard a warning beep and could try again. </text:span><text:span text:style-name="T220">If a fixation check took more than </text:span><text:span text:style-name="T163">1000</text:span><text:span text:style-name="T220"> ms to complete, it was considered as a timeout.</text:span></text:p>
      <text:p text:style-name="P53"><text:span text:style-name="T334">T</text:span>he hand of response <text:span text:style-name="T334">(left or right)</text:span> could be either compatible or incompatible with the grasp afforded by <text:span text:style-name="T334">the object</text:span><text:span text:style-name="T335">'s handle (pointing towards the left or right). </text:span>Importantly, this <text:span text:style-name="T443">stimulus-response </text:span>compatibility <text:span text:style-name="T182">wa</text:span>s implicit and irrelevant for the categorisation task <text:reference-mark-start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cf. Tucker &amp; Ellis, 1998)<text:reference-mark-end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 </text:p>
      <text:p text:style-name="P33"><text:span text:style-name="T70">The object remained on screen until a response was made or a timeout of 2500 ms occurred. Depending on the correctness of the response, a red (for incorrect) or a green (for correct) fixation dot appeared </text:span><text:span text:style-name="T82">(500 ms) </text:span><text:span text:style-name="T70">to inform participants about their accuracy. At the end of every block participants were provided with their average response time and accuracy, and received a warning </text:span><text:soft-page-break/><text:span text:style-name="T70">message asking to try to be more accurate if their accuracy was below 85 percent. </text:span></text:p>
      <text:p text:style-name="P33"><text:span text:style-name="T32">The experiment contained </text:span><text:span text:style-name="T33">6</text:span><text:span text:style-name="T32"> blocks of 96 trials, resulting in 576 experimental trials per participant. </text:span><text:span text:style-name="T17">To familiarise participants with the procedure, the experiment commenced with six practice trials. The response rule (e.g. 'left for kitchen, right for garage') was swapped half-way the experiment, and the order of response rules was counterbalanced across participants. </text:span></text:p>
      <text:h text:style-name="P90" text:outline-level="3">Normalisation <text:span text:style-name="T223">of landing positions</text:span></text:h>
      <text:p text:style-name="P55"><text:span text:style-name="T118">The bitmaps of our stimuli </text:span><text:span text:style-name="T95">were </text:span><text:span text:style-name="T119">7.28</text:span><text:span text:style-name="T76">°</text:span><text:span text:style-name="T119"> </text:span><text:span text:style-name="T165">by</text:span><text:span text:style-name="T119"> 5.45</text:span><text:span text:style-name="T76">°, </text:span><text:span text:style-name="T78">but </text:span><text:span text:style-name="T96">because </text:span><text:span text:style-name="T121">they </text:span><text:span text:style-name="T96">consist</text:span><text:span text:style-name="T120">ed</text:span><text:span text:style-name="T96"> of </text:span><text:span text:style-name="T95">a white background </text:span><text:span text:style-name="T96">on which</text:span><text:span text:style-name="T95"> a photograph of an object </text:span><text:span text:style-name="T121">was </text:span><text:span text:style-name="T95">superimposed, </text:span><text:span text:style-name="T96">the actual </text:span><text:span text:style-name="T95">objects were not of exactly </text:span><text:span text:style-name="T96">the same </text:span><text:span text:style-name="T95">size </text:span><text:span text:style-name="T161">(</text:span><text:span text:style-name="T75">4.4°</text:span><text:span text:style-name="T79">-</text:span><text:span text:style-name="T75">5.7° </text:span><text:span text:style-name="T80">by</text:span><text:span text:style-name="T79"> </text:span><text:span text:style-name="T77">0.65</text:span><text:span text:style-name="T76">°</text:span><text:span text:style-name="T79">-</text:span><text:span text:style-name="T77">2.02</text:span><text:span text:style-name="T76">°</text:span><text:span text:style-name="T79">)</text:span><text:span text:style-name="T95">. To </text:span><text:span text:style-name="T121">nonetheless</text:span><text:span text:style-name="T95"> be able to average across objects, we normalised </text:span><text:span text:style-name="T121">participants' saccadic landing positions</text:span><text:span text:style-name="T95"> according to the following procedure. </text:span><text:span text:style-name="T96">Firstly, the original landing-position coordinates as detected by the EyeLink (with the top left corner of the screen as the origin) were transformed such that they were relative to the center of the bitmap. Next, </text:span><text:span text:style-name="T95">a </text:span><text:span text:style-name="T122">just-fitting</text:span><text:span text:style-name="T95"> imaginary box was drawn around the actual-photograph part of the bitmap. </text:span><text:span text:style-name="T164">Then</text:span><text:span text:style-name="T96">, the x- </text:span><text:span text:style-name="T122">and y-</text:span><text:span text:style-name="T96">coordinates of the </text:span><text:span text:style-name="T122">transformed </text:span><text:span text:style-name="T96">landing positions were divided by the width </text:span><text:span text:style-name="T123">and the height </text:span><text:span text:style-name="T96">of the bitmap, </text:span><text:span text:style-name="T123">respectively. </text:span><text:span text:style-name="T165">Finally, landing positions were transformed such that, irrespective of the object's orientation, positive x-coordinates indicated a landing position towards the handle. Thus</text:span><text:span text:style-name="T96">, </text:span><text:span text:style-name="T165">a landing position of </text:span><text:span text:style-name="T96">(0,0) </text:span><text:span text:style-name="T166">would indicate</text:span><text:span text:style-name="T165"> that the eyes landed at the center of a given object, whereas a landing position of (.5, -.5) </text:span><text:span text:style-name="T167">would indicate that the eyes landed at </text:span><text:span text:style-name="T165">the </text:span><text:span text:style-name="T168">upper part of the </text:span><text:span text:style-name="T165">extreme end of the object's handle.</text:span></text:p>
      <text:h text:style-name="P101" text:outline-level="3">Statistical tests</text:h>
      <text:p text:style-name="P51"><text:span text:style-name="T41">To investigate to what extent the center of gravity of the stimulus explains where the eyes land, w</text:span><text:span text:style-name="T35">e analyse</text:span><text:span text:style-name="T34">d</text:span><text:span text:style-name="T35"> landing positions in two different ways: relative to the center of the bitmap (as explained above), </text:span><text:span text:style-name="T34">and</text:span><text:span text:style-name="T35"> relative to the </text:span><text:span text:style-name="T34">object's center of gravity </text:span><text:span text:style-name="T36">(see Supplementary Methods</text:span><text:span text:style-name="T41">). </text:span><text:span text:style-name="T37">As a </text:span><text:soft-page-break/><text:span text:style-name="T37">consequence, for the latter dependent </text:span><text:span text:style-name="T40">variable</text:span><text:span text:style-name="T37">, a landing position of (0,0) would indicate that the eyes landed exactly on an object's center of gravity. </text:span></text:p>
      <text:p text:style-name="P51"><text:span text:style-name="T38">The critical test for </text:span><text:span text:style-name="T41">the values of both dependent variables was </text:span><text:span text:style-name="T38">whether they significantly differ</text:span><text:span text:style-name="T41">ed</text:span><text:span text:style-name="T38"> from their respective reference point (i.e., center, or center-of-gravity). We tested this by carrying out multiple one-sample t-tests. To correct for chance in the most conservative manner, we used an alpha level of .05 divided by the number of planned t-tests</text:span><text:span text:style-name="T38"><text:note text:id="ftn5" text:note-class="footnote"><text:note-citation>5</text:note-citation><text:note-body><text:p text:style-name="P62"><text:span text:style-name="T102">We decided to do this (strict) correction because, to our knowledge, none of the existing multivariate-analyses analogues of simple t-tests are appropriate (e.g simultaneous measurement of the different dependent variables is assumed for Hotelling's T2 test, and test of Mahalonobis distance, </text:span><text:span text:style-name="T50">REF</text:span><text:span text:style-name="T102">) . The weakness of this method is that the three landing positions are not independent. </text:span><text:span text:style-name="T103">This is not problematic for c</text:span><text:span text:style-name="T102">omparing them with the reference point (the dotted line in Figure , which depicts the center or the center of gravity, depending on the analysis) or between experiments. </text:span><text:span text:style-name="T103">However, it </text:span><text:span text:style-name="T102">might be problematic for comparing </text:span><text:span text:style-name="T103">landing positions of different saccades within the same experiment with each other. For the sake of safety, we therefore decided not to do so.</text:span></text:p></text:note-body></text:note></text:span><text:span text:style-name="T38">. Because we tested the landing positions of three saccades </text:span><text:span text:style-name="T42">(see below)</text:span><text:span text:style-name="T38"> with two different reference points, this resulted in an alpha level of .008.</text:span></text:p>
      <text:p text:style-name="P40">Explain the error bars !</text:p>
      <text:h text:style-name="P84" text:outline-level="2">Results<office:annotation><dc:creator>Unknown Author</dc:creator><dc:date>2013-09-24T10:44:11</dc:date><text:p><text:span text:style-name="T454">TODO: pp SS03.asc has only 486 trials (i.e. one block less)</text:span></text:p></office:annotation></text:h>
      <text:p text:style-name="P24"><text:span text:style-name="T169">Trials were included </text:span><text:span text:style-name="T170">according to the following criteria: </text:span><text:span text:style-name="T171">the built-in EyeLink </text:span><text:span text:style-name="T94">saccade-detection </text:span><text:span text:style-name="T171">algo</text:span><text:span text:style-name="T187">rithm </text:span><text:span text:style-name="T222">(</text:span><text:span text:style-name="T67">SR Research Ltd., Mississauga, Ontario, Canada</text:span><text:span text:style-name="T222">) </text:span><text:span text:style-name="T218">detected no saccades </text:span><text:span text:style-name="T187">(0.04%), </text:span><text:span text:style-name="T444">no correct response was given</text:span><text:span text:style-name="T219"> (</text:span><text:span text:style-name="T220">5.43%</text:span><text:span text:style-name="T219">), </text:span><text:span text:style-name="T336">or </text:span><text:span text:style-name="T219">the gaze-contingent fixation checks failed (</text:span><text:span text:style-name="T220">0.98) or timed out (16.32%). </text:span><text:span text:style-name="T445">Initial saccades were included of they </text:span><text:span text:style-name="T221">crossed an imaginary line between the the </text:span><text:span text:style-name="T337">central fixation dot</text:span><text:span text:style-name="T221"> and the minimum possible target eccentricity. </text:span><text:span text:style-name="T261">Furthermore,</text:span><text:span text:style-name="T221"> </text:span><text:span text:style-name="T261">landing positions </text:span><text:span text:style-name="T262">of which the x coordinate </text:span><text:span text:style-name="T263">did not</text:span><text:span text:style-name="T262"> fell on the object were </text:span><text:span text:style-name="T263">discarded </text:span><text:span text:style-name="T109">(</text:span><text:span text:style-name="T115">3.90%</text:span><text:span text:style-name="T109">)</text:span><text:span text:style-name="T261">. Due to a profound undershoot on </text:span><text:span text:style-name="T264">the y-axis, a similar on-object criterion </text:span><text:span text:style-name="T337">could not be applied to </text:span><text:span text:style-name="T264">the y</text:span><text:span text:style-name="T445">-</text:span><text:span text:style-name="T264">coordinate </text:span><text:span text:style-name="T261">(</text:span><text:span text:style-name="T264">doing so would have led </text:span><text:span text:style-name="T261">to the removal of </text:span><text:span text:style-name="T54">45-65%</text:span><text:span text:style-name="T261"> of the data</text:span><text:span text:style-name="T109">, </text:span><text:span text:style-name="T116">see Supplementary Materials for </text:span><text:soft-page-break/><text:span text:style-name="T116">more details</text:span><text:span text:style-name="T261">). </text:span><text:span text:style-name="T110">F</text:span><text:span text:style-name="T93">or the rest, </text:span><text:span text:style-name="T94">the default thresholds of the EyeLink saccade-detection algorithm (</text:span><text:span text:style-name="T87">SR Research Ltd., Mississauga, Ontario, Canada</text:span><text:span text:style-name="T94">) </text:span><text:span text:style-name="T93">were used. </text:span></text:p>
      <text:h text:style-name="P91" text:outline-level="3">Manual responses</text:h>
      <text:p text:style-name="P20"><text:span text:style-name="T447">The </text:span><text:span text:style-name="T448">stimulus-response-compatibility paradigm </text:span><text:span text:style-name="T447">used in Experiment 1</text:span><text:span text:style-name="T449"> </text:span><text:span text:style-name="T448">typically </text:span><text:span text:style-name="T450">results in</text:span><text:span text:style-name="T448"> </text:span><text:span text:style-name="T451">an </text:span><text:span text:style-name="T448">affordance effect </text:span><text:span text:style-name="T451">on manual responses, </text:span><text:span text:style-name="T446">such that </text:span><text:span text:style-name="T448">right-handed button presses are facilitated when the to-be-categorised object is oriented with its handle to the right, whereas the reverse is true for left-handed button presses </text:span><text:reference-mark-start text:name="ZOTERO_ITEM CSL_CITATION {&quot;citationID&quot;:&quot;6CThnzAn&quot;,&quot;properties&quot;:{&quot;unsorted&quot;:true,&quot;formattedCitation&quot;:&quot;(e.g. Tucker &amp; Ellis, 1998)&quot;,&quot;plainCitation&quot;:&quot;(e.g.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schema&quot;:&quot;https://github.com/citation-style-language/schema/raw/master/csl-citation.json&quot;} RNDsaaFnHtjmG"/><text:span text:style-name="T448">(e.g. Tucker &amp; Ellis, 1998)</text:span><text:reference-mark-end text:name="ZOTERO_ITEM CSL_CITATION {&quot;citationID&quot;:&quot;6CThnzAn&quot;,&quot;properties&quot;:{&quot;unsorted&quot;:true,&quot;formattedCitation&quot;:&quot;(e.g. Tucker &amp; Ellis, 1998)&quot;,&quot;plainCitation&quot;:&quot;(e.g.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schema&quot;:&quot;https://github.com/citation-style-language/schema/raw/master/csl-citation.json&quot;} RNDsaaFnHtjmG"/><text:span text:style-name="T448">. </text:span></text:p>
      <text:p text:style-name="Text_20_body"><text:span text:style-name="T172">To test for this effect, we carried out a two-factorial repeated measu</text:span><text:span text:style-name="T173">res analysis of variance (ANOVA) with response hand (left, right) and handle orientation (left, hand) as within-subject factors, and mean correct response time (RT) as the dependent variable. Trials on which RT <text:s/></text:span><text:span text:style-name="T172">deviated more than 2.5 SD's from participants' condition means were excluded from the analysis </text:span><text:span text:style-name="T174">(2.89%)</text:span><text:span text:style-name="T172">. </text:span><text:span text:style-name="T174">I</text:span><text:span text:style-name="T173">n contrast to previous findings </text:span><text:reference-mark-start text:name="ZOTERO_ITEM CSL_CITATION {&quot;citationID&quot;:&quot;9s107uqgs&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lvzJc2Fnre"/><text:span text:style-name="T173">(Tucker &amp; Ellis, 1998)</text:span><text:reference-mark-end text:name="ZOTERO_ITEM CSL_CITATION {&quot;citationID&quot;:&quot;9s107uqgs&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lvzJc2Fnre"/><text:span text:style-name="T173">, </text:span><text:span text:style-name="T117">in our study the interaction between </text:span><text:span text:style-name="T127">hand or response and handle orientation </text:span><text:span text:style-name="T117">did not reach significance (</text:span><text:span text:style-name="T207">F</text:span><text:span text:style-name="T117">(</text:span><text:span text:style-name="T175">1,17</text:span><text:span text:style-name="T117">) = </text:span><text:span text:style-name="T175">0.37</text:span><text:span text:style-name="T117">, </text:span><text:span text:style-name="T207">p</text:span><text:span text:style-name="T117"> = </text:span><text:span text:style-name="T175">0.55</text:span><text:span text:style-name="T117">). </text:span><text:span text:style-name="T58">We come back to this in the Discussion.</text:span></text:p>
      <text:h text:style-name="P93" text:outline-level="3"><text:span text:style-name="T125">L</text:span><text:span text:style-name="T124">anding positions</text:span></text:h>
      <text:p text:style-name="P66">TRIMMING</text:p>
      <text:p text:style-name="P34"><text:span text:style-name="T126">In Experiment 1 participants typically </text:span><text:span text:style-name="T129">needed at least </text:span><text:span text:style-name="T126">one </text:span><text:span text:style-name="T133">(100%)</text:span><text:span text:style-name="T126">, two (</text:span><text:span text:style-name="T128">70</text:span><text:span text:style-name="T126">%) or three (</text:span><text:span text:style-name="T128">19</text:span><text:span text:style-name="T126">%) saccades </text:span><text:span text:style-name="T129">before </text:span><text:span text:style-name="T136">categorising </text:span><text:span text:style-name="T137">the </text:span><text:span text:style-name="T130">object by making a button press</text:span><text:span text:style-name="T126">. </text:span><text:span text:style-name="T131">Occasionally </text:span><text:span text:style-name="T132">(3.54%)</text:span><text:span text:style-name="T131">, participants made even four saccades, </text:span><text:span text:style-name="T134">but these trials were not numerous enough to do statistics on. Because we found no effect of </text:span><text:span text:style-name="T114">effect of </text:span><text:span text:style-name="T134">hand of response </text:span><text:span text:style-name="T114">nor </text:span><text:span text:style-name="T134">of handle orientation</text:span><text:span text:style-name="T134"><text:note text:id="ftn6" text:note-class="footnote"><text:note-citation>6</text:note-citation><text:note-body><text:p text:style-name="P63">Note that this means that the <text:span text:style-name="T191">bias towards </text:span>the handle did not differ between landing positions on handle left versus handle right trials. It does not mean that handle <text:span text:style-name="T453">orientation </text:span>had no effect on the absolute landing positions.</text:p></text:note-body></text:note></text:span><text:span text:style-name="T134"> </text:span><text:span text:style-name="T114">on either of our dependent variables (all </text:span><text:span text:style-name="T208">F</text:span><text:span text:style-name="T114">'s </text:span><text:span text:style-name="T176">&lt; 1.62</text:span><text:span text:style-name="T114">, </text:span><text:span text:style-name="T208">p</text:span><text:span text:style-name="T114">'s &gt; .</text:span><text:span text:style-name="T176">22</text:span><text:span text:style-name="T114">), </text:span><text:span text:style-name="T135">we </text:span><text:span text:style-name="T114">collapsed across these factors for all subsequent </text:span><text:soft-page-break/><text:span text:style-name="T114">analyses. </text:span></text:p>
      <text:p text:style-name="P35"><text:span text:style-name="T138">Figure shows average landing positions for the first, the second and the third saccade, relative to the object's center (… line) and the object's center of gravity (.. line). Relative to the object's center, the initial saccade is slightly biased </text:span><text:span text:style-name="T206">away </text:span><text:span text:style-name="T138">from the object's handle </text:span><text:span text:style-name="T97">(</text:span><text:span text:style-name="T209">M</text:span><text:span text:style-name="T48"> = , </text:span><text:span text:style-name="T209">SD </text:span><text:span text:style-name="T48">=, </text:span><text:span text:style-name="T209">t </text:span><text:span text:style-name="T48">= , </text:span><text:span text:style-name="T209">p</text:span><text:span text:style-name="T48"> = </text:span><text:span text:style-name="T97">) away from the handles </text:span><text:span text:style-name="T99">relative to the center of object</text:span><text:span text:style-name="T97">. This bias is even more pronounced for the subsequent </text:span><text:span text:style-name="T100">within</text:span><text:span text:style-name="T97">-object refixations (</text:span><text:span text:style-name="T48">second saccade: </text:span><text:span text:style-name="T209">M</text:span><text:span text:style-name="T48"> = , </text:span><text:span text:style-name="T209">SD </text:span><text:span text:style-name="T48">= , </text:span><text:span text:style-name="T209">t </text:span><text:span text:style-name="T48">= , </text:span><text:span text:style-name="T209">p</text:span><text:span text:style-name="T48"> = ; saccade 3: </text:span><text:span text:style-name="T209">M</text:span><text:span text:style-name="T48"> = , </text:span><text:span text:style-name="T209">SD </text:span><text:span text:style-name="T48">= , </text:span><text:span text:style-name="T209">t</text:span><text:span text:style-name="T48"> = , </text:span><text:span text:style-name="T209">p</text:span><text:span text:style-name="T48"> = </text:span><text:span text:style-name="T97">). </text:span></text:p>
      <text:p text:style-name="P35"><text:span text:style-name="T99">In contrast</text:span><text:span text:style-name="T98">, </text:span><text:span text:style-name="T138">relative to the object's center of gravity, </text:span><text:span text:style-name="T98">initial saccade shows a slight bias </text:span><text:span text:style-name="T205">towards</text:span><text:span text:style-name="T98"> the handle (</text:span><text:span text:style-name="T205">M </text:span><text:span text:style-name="T98">= , </text:span><text:span text:style-name="T205">SD </text:span><text:span text:style-name="T98">= , </text:span><text:span text:style-name="T205">t</text:span><text:span text:style-name="T98"> = , </text:span><text:span text:style-name="T205">p</text:span><text:span text:style-name="T98"> = ). Interestingly, </text:span><text:span text:style-name="T140">taking the </text:span><text:span text:style-name="T98">the center-of-gravity </text:span><text:span text:style-name="T140">as a reference point </text:span><text:span text:style-name="T98">does not change the direction of the subsequent within-object refixations: </text:span><text:span text:style-name="T139">these </text:span><text:span text:style-name="T98">are still directed </text:span><text:span text:style-name="T205">away</text:span><text:span text:style-name="T98"> from the object's handle</text:span><text:span text:style-name="T101"> </text:span><text:span text:style-name="T98">(</text:span><text:span text:style-name="T48">second saccade: </text:span><text:span text:style-name="T209">M</text:span><text:span text:style-name="T48"> = , </text:span><text:span text:style-name="T209">SD </text:span><text:span text:style-name="T48">= , </text:span><text:span text:style-name="T209">t </text:span><text:span text:style-name="T48">= , </text:span><text:span text:style-name="T209">p</text:span><text:span text:style-name="T48"> = ; saccade 3: </text:span><text:span text:style-name="T209">M</text:span><text:span text:style-name="T48"> = , </text:span><text:span text:style-name="T209">SD </text:span><text:span text:style-name="T48">= , </text:span><text:span text:style-name="T209">t</text:span><text:span text:style-name="T48"> = , </text:span><text:span text:style-name="T209">p</text:span><text:span text:style-name="T48"> = </text:span><text:span text:style-name="T97">)</text:span><text:span text:style-name="T49">.</text:span></text:p>
      <text:h text:style-name="P94" text:outline-level="3">Discussion</text:h>
      <text:p text:style-name="Text_20_body"><text:span text:style-name="T339">Regarding the initial saccades that participants made towards isolated objects, we found that were the eyes land was </text:span><text:span text:style-name="T250">highly influenced by a low-level </text:span><text:span text:style-name="T339">center-of-gravity</text:span><text:span text:style-name="T250"> effect: </text:span><text:span text:style-name="T251">t</text:span><text:span text:style-name="T250">aking the </text:span><text:span text:style-name="T339">center-of-gravity</text:span><text:span text:style-name="T250"> into account even changes the direction of the bias in landing positions. </text:span><text:span text:style-name="T252">This is in line with previous studies on displays containing simple shapes </text:span><text:reference-mark-start text:name="ZOTERO_ITEM CSL_CITATION {&quot;citationID&quot;:&quot;u53f7rb1i&quot;,&quot;properties&quot;:{&quot;formattedCitation&quot;:&quot;(Coren &amp; Hoenig, 1972)&quot;,&quot;plainCitation&quot;:&quot;(Coren &amp; Hoenig, 197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schema&quot;:&quot;https://github.com/citation-style-language/schema/raw/master/csl-citation.json&quot;} RNDfaSw7RFyBb"/><text:span text:style-name="T252">(Coren &amp; Hoenig, 1972)</text:span><text:reference-mark-end text:name="ZOTERO_ITEM CSL_CITATION {&quot;citationID&quot;:&quot;u53f7rb1i&quot;,&quot;properties&quot;:{&quot;formattedCitation&quot;:&quot;(Coren &amp; Hoenig, 1972)&quot;,&quot;plainCitation&quot;:&quot;(Coren &amp; Hoenig, 197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schema&quot;:&quot;https://github.com/citation-style-language/schema/raw/master/csl-citation.json&quot;} RNDfaSw7RFyBb"/><text:span text:style-name="T252">, </text:span><text:span text:style-name="T339">search arrays </text:span><text:reference-mark-start text:name="ZOTERO_ITEM CSL_CITATION {&quot;citationID&quot;:&quot;1ubgseecf0&quot;,&quot;properties&quot;:{&quot;formattedCitation&quot;:&quot;(Zelinsky et al., 1997)&quot;,&quot;plainCitation&quot;:&quot;(Zelinsky et al.,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ojtdXnk3bf"/><text:span text:style-name="T339">(Zelinsky et al., 1997)</text:span><text:reference-mark-end text:name="ZOTERO_ITEM CSL_CITATION {&quot;citationID&quot;:&quot;1ubgseecf0&quot;,&quot;properties&quot;:{&quot;formattedCitation&quot;:&quot;(Zelinsky et al., 1997)&quot;,&quot;plainCitation&quot;:&quot;(Zelinsky et al.,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ojtdXnk3bf"/><text:span text:style-name="T252">, </text:span><text:span text:style-name="T339">and even natural </text:span><text:span text:style-name="T252">scenes </text:span><text:reference-mark-start text:name="ZOTERO_ITEM CSL_CITATION {&quot;citationID&quot;:&quot;fqlgsj0dn&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b4qH5ovIDk"/><text:span text:style-name="T252">(Melcher &amp; Kowler, 2001)</text:span><text:reference-mark-end text:name="ZOTERO_ITEM CSL_CITATION {&quot;citationID&quot;:&quot;fqlgsj0dn&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b4qH5ovIDk"/><text:span text:style-name="T252">, but </text:span><text:span text:style-name="T339">has not been shown for peripherally-presented daily-life objects </text:span><text:span text:style-name="T340">before</text:span><text:span text:style-name="T252">.</text:span></text:p>
      <text:p text:style-name="P23"><text:span text:style-name="T250">The </text:span><text:span text:style-name="T342">within-object </text:span><text:span text:style-name="T250">refixations, on the other hand, appear </text:span><text:span text:style-name="T342">in</text:span><text:span text:style-name="T250">sensitive to </text:span><text:span text:style-name="T341">a</text:span><text:span text:style-name="T250"> low-level </text:span><text:span text:style-name="T341">center-of-gravity </text:span><text:span text:style-name="T250">effect. </text:span><text:span text:style-name="T342">Instead, subsequent within-object saccades </text:span><text:span text:style-name="T250">are </text:span><text:span text:style-name="T251">systematically</text:span><text:span text:style-name="T250"> directed towards the </text:span><text:span text:style-name="T251">non-handled part of the object, irrespective of </text:span><text:span text:style-name="T342">whether or not we took the object's center of gravity as a reference point</text:span><text:span text:style-name="T251">. The latter might be interpreted as a semantic effect: because most of </text:span><text:soft-page-break/><text:span text:style-name="T251">our objects </text:span><text:span text:style-name="T344">(except for the fillers) </text:span><text:span text:style-name="T251">were handled, their non-handled part may have been most </text:span><text:span text:style-name="T251">informative for object identification, </text:span><text:span text:style-name="T343">which was required for </text:span><text:span text:style-name="T344">the categorisation task.</text:span></text:p>
      <text:p text:style-name="Text_20_body"><text:span text:style-name="T345">It is more difficult to find a satisfactory explanation for the direction of the </text:span><text:span text:style-name="T251">initial on-object landing position</text:span><text:span text:style-name="T344">s</text:span><text:span text:style-name="T251">. </text:span><text:span text:style-name="T345">This is because the center-of-gravity effect does not explain all their variance: </text:span><text:span text:style-name="T251">On top of the </text:span><text:span text:style-name="T345">low-level effect, </text:span><text:span text:style-name="T253">we </text:span><text:span text:style-name="T345">found </text:span><text:span text:style-name="T253">a slight </text:span><text:span text:style-name="T251">bias </text:span><text:span text:style-name="T197">towards </text:span><text:span text:style-name="T251">the </text:span><text:span text:style-name="T345">object's </text:span><text:span text:style-name="T251">handle </text:span><text:span text:style-name="T345">(</text:span><text:span text:style-name="T59">see … line</text:span><text:span text:style-name="T345">)</text:span><text:span text:style-name="T345"><text:note text:id="ftn7" text:note-class="footnote"><text:note-citation>7</text:note-citation><text:note-body><text:p text:style-name="P64">Note that because the center of gravity played such a big role in the direction of the initial saccade, we're not going to interpret the first … line.</text:p></text:note-body></text:note></text:span><text:span text:style-name="T251">. </text:span><text:span text:style-name="T253">This </text:span><text:span text:style-name="T346">finding </text:span><text:span text:style-name="T251">could, in principle, be in line with the idea that potentials for action, </text:span><text:span text:style-name="T253">such as </text:span><text:span text:style-name="T347">objects' </text:span><text:span text:style-name="T253">graspable part</text:span><text:span text:style-name="T347">s</text:span><text:span text:style-name="T253">, </text:span><text:span text:style-name="T251">immediately and automatically capture </text:span><text:span text:style-name="T253">attention</text:span><text:span text:style-name="T251"> in a near-bottom-up way </text:span><text:reference-mark-start text:name="ZOTERO_ITEM CSL_CITATION {&quot;citationID&quot;:&quot;0GD6fQtM&quot;,&quot;properties&quot;:{&quot;formattedCitation&quot;:&quot;(e.g. Handy et al., 2003; Myachykov et al., 2013)&quot;,&quot;plainCitation&quot;:&quot;(e.g. Handy et al., 2003; Myachykov et al., 201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kb3fqUFNK8"/><text:span text:style-name="T251">(e.g. Handy et al., 2003; Myachykov et al., 2013)</text:span><text:reference-mark-end text:name="ZOTERO_ITEM CSL_CITATION {&quot;citationID&quot;:&quot;0GD6fQtM&quot;,&quot;properties&quot;:{&quot;formattedCitation&quot;:&quot;(e.g. Handy et al., 2003; Myachykov et al., 2013)&quot;,&quot;plainCitation&quot;:&quot;(e.g. Handy et al., 2003; Myachykov et al., 201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1-15&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kb3fqUFNK8"/><text:span text:style-name="T251">. </text:span><text:span text:style-name="T347">Still</text:span><text:span text:style-name="T254">, we reasoned that caution was warranted because the bias towards the handle </text:span><text:span text:style-name="T348">could have alternative explanations as well</text:span><text:span text:style-name="T254">. </text:span><text:span text:style-name="T349">A first possibility is that we used a suboptimal center-of-gravity calculation. </text:span><text:span text:style-name="T254">In other words, the </text:span><text:span text:style-name="T255">0.04</text:span><text:span text:style-name="T254"> 'bias towards the handle' </text:span><text:span text:style-name="T255">(in arbitrary units, see Figure ) </text:span><text:span text:style-name="T254">could merely be caused by the fact that </text:span><text:span text:style-name="T350">the average object's center of </text:span><text:span text:style-name="T350">gravity was underestimated </text:span><text:span text:style-name="T254">by this extent. </text:span><text:span text:style-name="T351">A second possibility is that t</text:span><text:span text:style-name="T254">he </text:span><text:span text:style-name="T351">center of gravity</text:span><text:span text:style-name="T254"> </text:span><text:span text:style-name="T256">was calculated </text:span><text:span text:style-name="T352">(approximately) </text:span><text:span text:style-name="T256">correctly and </text:span><text:span text:style-name="T353">that it </text:span><text:span text:style-name="T351">wa</text:span><text:span text:style-name="T256">s indeed the only </text:span><text:span text:style-name="T351">factor driving the metrics of the initial saccade, </text:span><text:span text:style-name="T256">but that </text:span><text:span text:style-name="T254">participants systematically undershot </text:span><text:span text:style-name="T351">this saccade-</text:span><text:span text:style-name="T254">target location. </text:span><text:span text:style-name="T257">To distinguish between these </text:span><text:span text:style-name="T354">alterantives</text:span><text:span text:style-name="T257">, we carried out a second experiment.</text:span></text:p>
      <text:h text:style-name="Heading_20_1" text:outline-level="1">Experiment 2</text:h>
      <text:p text:style-name="P36"><text:span text:style-name="T258">Experiment 2 differed in a small but important manner from Experiment 1: </text:span><text:span text:style-name="T355">we aligned </text:span><text:span text:style-name="T258">the objects with their </text:span><text:span text:style-name="T198">center of gravity</text:span><text:span text:style-name="T258"> (instead of their center) on the vertical meridian. </text:span><text:span text:style-name="T355">We reasoned that </text:span><text:span text:style-name="T258">if the previously-observed bias to the handle reflects a 'real' phenomenon, </text:span><text:span text:style-name="T357">Experiment 2 should reveal </text:span><text:span text:style-name="T258">a </text:span><text:span text:style-name="T355">similar </text:span><text:span text:style-name="T258">bias. </text:span><text:span text:style-name="T356">On the other hand, if </text:span><text:span text:style-name="T258">the previously-observed bias </text:span><text:span text:style-name="T357">was merely </text:span><text:span text:style-name="T258">a side effect of, for example, a systematic undershoot of saccade-target locations, </text:span><text:span text:style-name="T358">in Experiment 2 </text:span><text:span text:style-name="T259">initial saccades should land </text:span><text:span text:style-name="T358">approximately at </text:span><text:span text:style-name="T259">center of gravity (i.e., at the vertical meridian), irrespective of handle </text:span><text:soft-page-break/><text:span text:style-name="T259">orientation <text:s/>Thus, if </text:span><text:span text:style-name="T359">in Experiment 2 </text:span><text:span text:style-name="T259">initial landing position</text:span><text:span text:style-name="T359">s still </text:span><text:span text:style-name="T259">significantly differ from the </text:span><text:span text:style-name="T259">vertical meridian, this would indicate that, on top of a low-level center-of-gravity effect, </text:span><text:span text:style-name="T360">saccade metrics are influenced by a second factor as well</text:span><text:span text:style-name="T259">. </text:span><text:span text:style-name="T361">On the other hand, i</text:span><text:span text:style-name="T259">f </text:span><text:span text:style-name="T361">in Experiment 2 initial saccade</text:span><text:span text:style-name="T362">s</text:span><text:span text:style-name="T361"> land on the vertical meridian, this would indicate that the eyes are initially drawn to the center of gravity of a peripherally-presented object.</text:span></text:p>
      <text:p text:style-name="P37">In addition, <text:span text:style-name="T363">carrying out </text:span>Experiment 2 enable<text:span text:style-name="T363">d</text:span> us to obtain converging evidence for the semantic effect on the direction of the refixations. If refixations are <text:span text:style-name="T364">indeed reflecting a shift towards the semantically-informative, non-handled side of the object, Experiment 2 should reveal the same pattern.</text:span></text:p>
      <text:h text:style-name="P85" text:outline-level="2">Methods</text:h>
      <text:p text:style-name="P10"><text:span text:style-name="T183">The methods for Experiment 2 </text:span><text:span text:style-name="T184">differed from the methods used in Experiment 1 only on the </text:span><text:span text:style-name="T184">following aspects.</text:span></text:p>
      <text:h text:style-name="P95" text:outline-level="3">Participants</text:h>
      <text:p text:style-name="P26"><text:span text:style-name="T184">Eighteen </text:span><text:span text:style-name="T213">different </text:span><text:span text:style-name="T185">naive observers participated in Experiment 2. </text:span><text:span text:style-name="T186">One participant was excluded from the analyses because he was left handed.</text:span></text:p>
      <text:h text:style-name="P96" text:outline-level="3">Design</text:h>
      <text:p text:style-name="P17">The object'<text:span text:style-name="T213">s</text:span> <text:span text:style-name="T191">center of gravity </text:span>(instead of the object'<text:span text:style-name="T213">s</text:span> <text:span text:style-name="T191">center</text:span>) <text:span text:style-name="T213">was </text:span>aligned on the vertical meridian <text:span text:style-name="T60">(see Figure)</text:span>.</text:p>
      <text:h text:style-name="P97" text:outline-level="3">Procedure</text:h>
      <text:p text:style-name="P25"><text:span text:style-name="T214">It turned out that the criteria for the gaze-contingent fixation checks in Experiment 1 were set too conservative, which lead to the exclusion of a </text:span><text:span text:style-name="T365">large number</text:span><text:span text:style-name="T214"> of trials (see above). Moreover, we noticed that there was no </text:span><text:span text:style-name="T215">actual</text:span><text:span text:style-name="T214"> need </text:span><text:span text:style-name="T215">for those checks</text:span><text:span text:style-name="T214">: Participants virtually always made a saccade </text:span><text:soft-page-break/><text:span text:style-name="T214">towards the object</text:span><text:span text:style-name="T366">s</text:span><text:span text:style-name="T214"> before making a button press. There</text:span><text:span text:style-name="T215">fore we decided not to use gaze-contingent </text:span><text:span text:style-name="T215">fixation checks in Experiment 2. <text:s/>A </text:span><text:span text:style-name="T180">one-point eye tracker recalibration was </text:span><text:span text:style-name="T215">still </text:span><text:span text:style-name="T180">performed </text:span><text:span text:style-name="T215">at the beginning of every tria</text:span><text:span text:style-name="T216">l.</text:span></text:p>
      <text:h text:style-name="P85" text:outline-level="2">Results</text:h>
      <text:p text:style-name="P22"><text:span text:style-name="T367">E</text:span><text:span text:style-name="T247">xclusion criteria </text:span><text:span text:style-name="T367">were the same </text:span><text:span text:style-name="T247">as in </text:span><text:span text:style-name="T217">Experiment 1 </text:span><text:span text:style-name="T247">(</text:span><text:span text:style-name="T217">except that the fixation-check criteria (failed, or too long) had become unnecessary</text:span><text:span text:style-name="T247">): T</text:span><text:span text:style-name="T187">he built-in EyeLink </text:span><text:span text:style-name="T222">saccade-detection </text:span><text:span text:style-name="T187">algorithm </text:span><text:span text:style-name="T222">(</text:span><text:span text:style-name="T67">SR Research Ltd., Mississauga, Ontario, Canada</text:span><text:span text:style-name="T222">) </text:span><text:span text:style-name="T218">detected no saccades at all </text:span><text:span text:style-name="T187">(</text:span><text:span text:style-name="T47">0%</text:span><text:span text:style-name="T187">) </text:span><text:span text:style-name="T249">or</text:span><text:span text:style-name="T188"> </text:span><text:span text:style-name="T219">an erroneous response was given or a timeout occurred (</text:span><text:span text:style-name="T248">6</text:span><text:span text:style-name="T220">.</text:span><text:span text:style-name="T248">26</text:span><text:span text:style-name="T220">%</text:span><text:span text:style-name="T219">). </text:span><text:span text:style-name="T368">S</text:span><text:span text:style-name="T221">accades were included </text:span><text:span text:style-name="T368">if the initial </text:span><text:span text:style-name="T221">saccades crossed an imaginary line between the initial-fixation position (i.e. the center of the screen) and the minimum possible target eccentricity </text:span><text:span text:style-name="T369">()</text:span><text:span text:style-name="T221">, </text:span><text:span text:style-name="T369">and if the </text:span><text:span text:style-name="T265">x coordinates of the landing position fell on the object (</text:span><text:span text:style-name="T55">first saccade: %, second saccade: % , third saccade: %</text:span><text:span text:style-name="T222">).</text:span></text:p>
      <text:h text:style-name="P98" text:outline-level="3">Response times</text:h>
      <text:p text:style-name="P52"><text:span text:style-name="T452">Trials on which RT deviated more than 2.5 SD's from participants' condition means were excluded from the analysis (3.02%). A</text:span><text:span text:style-name="T338">s in Experiment 1, </text:span><text:span text:style-name="T370">and</text:span><text:span text:style-name="T338"> in contrast to previous findings </text:span><text:reference-mark-start text:name="ZOTERO_ITEM CSL_CITATION {&quot;citationID&quot;:&quot;1alc5eclcp&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g4a5vTwZka"/><text:span text:style-name="T338">(Tucker &amp; Ellis, 1998)</text:span><text:reference-mark-end text:name="ZOTERO_ITEM CSL_CITATION {&quot;citationID&quot;:&quot;1alc5eclcp&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g4a5vTwZka"/><text:span text:style-name="T338">, the interaction between </text:span><text:span text:style-name="T371">hand of response and handle orientation </text:span><text:span text:style-name="T338">did not reach significance (</text:span><text:span text:style-name="T199">F</text:span><text:span text:style-name="T338">(</text:span><text:span text:style-name="T452">1,16</text:span><text:span text:style-name="T338">) = </text:span><text:span text:style-name="T452">2.22</text:span><text:span text:style-name="T338">, </text:span><text:span text:style-name="T199">p</text:span><text:span text:style-name="T338"> = </text:span><text:span text:style-name="T452">0.16</text:span><text:span text:style-name="T338">).</text:span></text:p>
      <text:h text:style-name="P99" text:outline-level="3">On-object saccades:</text:h>
      <text:p text:style-name="P38"><text:span text:style-name="T372">Landing positions relative to the center of gravity (which in Experiment coincided with the vertical meridian) are depicted in Figure. As can be seen, as was predicted by a full-center-of-gravity account, initial saccades landed approximately </text:span><text:span text:style-name="T373">on the center of gravity </text:span><text:span text:style-name="T374">(</text:span><text:span text:style-name="T200">M</text:span><text:span text:style-name="T373"> = , </text:span><text:span text:style-name="T200">SD</text:span><text:span text:style-name="T373"> = , </text:span><text:span text:style-name="T200">t</text:span><text:span text:style-name="T373"> = ,</text:span><text:span text:style-name="T200"> p</text:span><text:span text:style-name="T373"> = ). </text:span><text:span text:style-name="T260">Secondly, as predicted, subsequent within-object refixations were systematically directed </text:span><text:span text:style-name="T201">away</text:span><text:span text:style-name="T260"> from the </text:span><text:span text:style-name="T375">objects' </text:span><text:span text:style-name="T260">handle</text:span><text:span text:style-name="T375">s </text:span><text:span text:style-name="T260">(</text:span><text:span text:style-name="T375">second saccade</text:span><text:span text:style-name="T260">: </text:span><text:span text:style-name="T201">M</text:span><text:span text:style-name="T260"> = , </text:span><text:span text:style-name="T201">SD</text:span><text:span text:style-name="T260"> = </text:span><text:span text:style-name="T201">t</text:span><text:span text:style-name="T260"> = , </text:span><text:span text:style-name="T201">p</text:span><text:span text:style-name="T260"> = ; </text:span><text:span text:style-name="T375">third saccade</text:span><text:span text:style-name="T260">: </text:span><text:span text:style-name="T201">M</text:span><text:span text:style-name="T260"> = , </text:span><text:soft-page-break/><text:span text:style-name="T201">SD </text:span><text:span text:style-name="T260">= , </text:span><text:span text:style-name="T201">t</text:span><text:span text:style-name="T260"> = ,</text:span><text:span text:style-name="T201"> p</text:span><text:span text:style-name="T260"> = ). </text:span><text:span text:style-name="T51">Ni</text:span><text:span text:style-name="T52">ets zeggen over dat de derde saccade weer terug gaat, </text:span><text:span text:style-name="T51">omdat dat niet kan met </text:span><text:span text:style-name="T51">deze t-tests (en omdat ik er geen zin in heb :P).</text:span></text:p>
      <text:h text:style-name="P100" text:outline-level="3">Saliency<text:span text:style-name="T382">-map-model</text:span> simulation</text:h>
      <text:p text:style-name="P7"><text:reference-mark-start text:name="ZOTERO_ITEM CSL_CITATION {&quot;citationID&quot;:&quot;2ja1udv5o7&quot;,&quot;properties&quot;:{&quot;formattedCitation&quot;:&quot;(Itti &amp; Koch, 2001)&quot;,&quot;plainCitation&quot;:&quot;(Itti &amp; Koch, 2001)&quot;},&quot;citationItems&quot;:[{&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schema&quot;:&quot;https://github.com/citation-style-language/schema/raw/master/csl-citation.json&quot;} RNDYU0waDz7Qw"/>(Itti &amp; Koch, 2001)<text:reference-mark-end text:name="ZOTERO_ITEM CSL_CITATION {&quot;citationID&quot;:&quot;2ja1udv5o7&quot;,&quot;properties&quot;:{&quot;formattedCitation&quot;:&quot;(Itti &amp; Koch, 2001)&quot;,&quot;plainCitation&quot;:&quot;(Itti &amp; Koch, 2001)&quot;},&quot;citationItems&quot;:[{&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schema&quot;:&quot;https://github.com/citation-style-language/schema/raw/master/csl-citation.json&quot;} RNDYU0waDz7Qw"/></text:p>
      <text:p text:style-name="P7"><text:span text:style-name="T272">See Zelinsky 2012 p. 3/4, </text:span><text:span text:style-name="T273">Nuthmann &amp; Henderson, 2010, p. 3.</text:span></text:p>
      <text:p text:style-name="P7"><text:span text:style-name="T11">This is typically done in for arrays of objects </text:span><text:reference-mark-start text:name="ZOTERO_ITEM CSL_CITATION {&quot;citationID&quot;:&quot;2hoe8ja6t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sunLx5AzCX"/>(Foulsham &amp; Underwood, 2009)<text:reference-mark-end text:name="ZOTERO_ITEM CSL_CITATION {&quot;citationID&quot;:&quot;2hoe8ja6t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sunLx5AzCX"/> <text:span text:style-name="T273">meer zoeken!</text:span></text:p>
      <text:p text:style-name="P7"><text:span text:style-name="T273">or even complex visual scenes </text:span><text:reference-mark-start text:name="ZOTERO_ITEM CSL_CITATION {&quot;citationID&quot;:&quot;1a7t15huja&quot;,&quot;properties&quot;:{&quot;formattedCitation&quot;:&quot;(Nuthmann &amp; Henderson, 2010, p. 20; Pajak &amp; Nuthmann, 2013)&quot;,&quot;plainCitation&quot;:&quot;(Nuthmann &amp; Henderson, 2010, p. 20;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locator&quot;:&quot;20&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DAwHHZ3FJc"/><text:span text:style-name="T273">(Nuthmann &amp; Henderson, 2010, p. 20; Pajak &amp; Nuthmann, 2013)</text:span><text:reference-mark-end text:name="ZOTERO_ITEM CSL_CITATION {&quot;citationID&quot;:&quot;1a7t15huja&quot;,&quot;properties&quot;:{&quot;formattedCitation&quot;:&quot;(Nuthmann &amp; Henderson, 2010, p. 20; Pajak &amp; Nuthmann, 2013)&quot;,&quot;plainCitation&quot;:&quot;(Nuthmann &amp; Henderson, 2010, p. 20;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locator&quot;:&quot;20&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DAwHHZ3FJc"/><text:span text:style-name="T273">.</text:span></text:p>
      <text:p text:style-name="P7"><text:span text:style-name="T272">In the current study: this is applied within a single object. So we can't call the respective peaks of activation rank-order proto-</text:span><text:span text:style-name="T192">object </text:span><text:reference-mark-start text:name="ZOTERO_ITEM CSL_CITATION {&quot;citationID&quot;:&quot;eke3uvp6r&quot;,&quot;properties&quot;:{&quot;formattedCitation&quot;:&quot;(Rensink, 2000; Schneider, 1995; Wischnewski, Belardinelli, Schneider, &amp; Steil, 2010)&quot;,&quot;plainCitation&quot;:&quot;(Rensink, 2000; Schneider, 1995; Wischnewski, Belardinelli, Schneider, &amp; Steil, 2010)&quot;},&quot;citationItems&quot;:[{&quot;id&quot;:2120,&quot;uris&quot;:[&quot;http://zotero.org/users/local/OLmfyFPR/items/SXF26SMX&quot;],&quot;uri&quot;:[&quot;http://zotero.org/users/local/OLmfyFPR/items/SXF26SMX&quot;],&quot;itemData&quot;:{&quot;id&quot;:2120,&quot;type&quot;:&quot;article-journal&quot;,&quot;title&quot;:&quot;The dynamic representation of scenes&quot;,&quot;container-title&quot;:&quot;Visual cognition&quot;,&quot;page&quot;:&quot;17–42&quot;,&quot;volume&quot;:&quot;7&quot;,&quot;issue&quot;:&quot;1-3&quot;,&quot;source&quot;:&quot;Google Scholar&quot;,&quot;author&quot;:[{&quot;family&quot;:&quot;Rensink&quot;,&quot;given&quot;:&quot;Ronald A.&quot;}],&quot;issued&quot;:{&quot;date-parts&quot;:[[&quot;2000&quot;]]},&quot;accessed&quot;:{&quot;date-parts&quot;:[[&quot;2013&quot;,9,18]]}}},{&quot;id&quot;:2123,&quot;uris&quot;:[&quot;http://zotero.org/users/local/OLmfyFPR/items/TDGME654&quot;],&quot;uri&quot;:[&quot;http://zotero.org/users/local/OLmfyFPR/items/TDGME654&quot;],&quot;itemData&quot;:{&quot;id&quot;:2123,&quot;type&quot;:&quot;article-journal&quot;,&quot;title&quot;:&quot;VAM: A neuro-cognitive model for visual attention control of segmentation, object recognition, and space-based motor action&quot;,&quot;container-title&quot;:&quot;Visual Cognition&quot;,&quot;page&quot;:&quot;331-376&quot;,&quot;volume&quot;:&quot;2&quot;,&quot;issue&quot;:&quot;2-3&quot;,&quot;source&quot;:&quot;Taylor and Francis+NEJM&quot;,&quot;abstract&quot;:&quot;Abstract This paper introduces a new neuro-cognitive Visual Attention Model, called VAM. It is a model of visual attention control of segmentation, object recognition, and space-based motor action. VAM is concerned with two main functions of visual attention-that is “selection-for-object-recognition” and “selection-for-space-based-motor-action”. The attentional control processes that perform these two functions restructure the results of stimulus-driven and local perceptual grouping and segregation processes, the “visual chunks”, in such a way that one visual chunk is globally segmented and implemented as an “object token”. This attentional segmentation solves the “inter- and intra-object-binding problem”. It can be controlled by higher-level visual modules of the what-pathway (e.g. V4/IT) and/or the where-pathway (e.g. PPC) that contain relatively invariant “type-level” information (e.g. an alphabet of shape primitives, colors with constancy, locations for space-based motor actions). What-based attentional control is successful if there is only one object in the visual scene whose type-level features match the intended target object description. If this is not the case, where-based attention is required that can serially scan one object location after another.&quot;,&quot;DOI&quot;:&quot;10.1080/13506289508401737&quot;,&quot;ISSN&quot;:&quot;1350-6285&quot;,&quot;shortTitle&quot;:&quot;VAM&quot;,&quot;author&quot;:[{&quot;family&quot;:&quot;Schneider&quot;,&quot;given&quot;:&quot;Werner X.&quot;}],&quot;issued&quot;:{&quot;date-parts&quot;:[[&quot;1995&quot;]]},&quot;accessed&quot;:{&quot;date-parts&quot;:[[&quot;2013&quot;,9,18]]}}},{&quot;id&quot;:2126,&quot;uris&quot;:[&quot;http://zotero.org/users/local/OLmfyFPR/items/4J77JGFV&quot;],&quot;uri&quot;:[&quot;http://zotero.org/users/local/OLmfyFPR/items/4J77JGFV&quot;],&quot;itemData&quot;:{&quot;id&quot;:2126,&quot;type&quot;:&quot;article-journal&quot;,&quot;title&quot;:&quot;Where to look next? Combining static and dynamic proto-objects in a TVA-based model of visual attention&quot;,&quot;container-title&quot;:&quot;Cognitive computation&quot;,&quot;page&quot;:&quot;326–343&quot;,&quot;volume&quot;:&quot;2&quot;,&quot;issue&quot;:&quot;4&quot;,&quot;source&quot;:&quot;Google Scholar&quot;,&quot;shortTitle&quot;:&quot;Where to look next?&quot;,&quot;author&quot;:[{&quot;family&quot;:&quot;Wischnewski&quot;,&quot;given&quot;:&quot;Marco&quot;},{&quot;family&quot;:&quot;Belardinelli&quot;,&quot;given&quot;:&quot;Anna&quot;},{&quot;family&quot;:&quot;Schneider&quot;,&quot;given&quot;:&quot;Werner X.&quot;},{&quot;family&quot;:&quot;Steil&quot;,&quot;given&quot;:&quot;Jochen J.&quot;}],&quot;issued&quot;:{&quot;date-parts&quot;:[[&quot;2010&quot;]]},&quot;accessed&quot;:{&quot;date-parts&quot;:[[&quot;2013&quot;,9,18]]}}}],&quot;schema&quot;:&quot;https://github.com/citation-style-language/schema/raw/master/csl-citation.json&quot;} RNDLAmN32vgOJ"/><text:span text:style-name="T192">(Rensink, 2000; Schneider, 1995; Wischnewski, Belardinelli, Schneider, &amp; Steil, 2010)</text:span><text:reference-mark-end text:name="ZOTERO_ITEM CSL_CITATION {&quot;citationID&quot;:&quot;eke3uvp6r&quot;,&quot;properties&quot;:{&quot;formattedCitation&quot;:&quot;(Rensink, 2000; Schneider, 1995; Wischnewski, Belardinelli, Schneider, &amp; Steil, 2010)&quot;,&quot;plainCitation&quot;:&quot;(Rensink, 2000; Schneider, 1995; Wischnewski, Belardinelli, Schneider, &amp; Steil, 2010)&quot;},&quot;citationItems&quot;:[{&quot;id&quot;:2120,&quot;uris&quot;:[&quot;http://zotero.org/users/local/OLmfyFPR/items/SXF26SMX&quot;],&quot;uri&quot;:[&quot;http://zotero.org/users/local/OLmfyFPR/items/SXF26SMX&quot;],&quot;itemData&quot;:{&quot;id&quot;:2120,&quot;type&quot;:&quot;article-journal&quot;,&quot;title&quot;:&quot;The dynamic representation of scenes&quot;,&quot;container-title&quot;:&quot;Visual cognition&quot;,&quot;page&quot;:&quot;17–42&quot;,&quot;volume&quot;:&quot;7&quot;,&quot;issue&quot;:&quot;1-3&quot;,&quot;source&quot;:&quot;Google Scholar&quot;,&quot;author&quot;:[{&quot;family&quot;:&quot;Rensink&quot;,&quot;given&quot;:&quot;Ronald A.&quot;}],&quot;issued&quot;:{&quot;date-parts&quot;:[[&quot;2000&quot;]]},&quot;accessed&quot;:{&quot;date-parts&quot;:[[&quot;2013&quot;,9,18]]}}},{&quot;id&quot;:2123,&quot;uris&quot;:[&quot;http://zotero.org/users/local/OLmfyFPR/items/TDGME654&quot;],&quot;uri&quot;:[&quot;http://zotero.org/users/local/OLmfyFPR/items/TDGME654&quot;],&quot;itemData&quot;:{&quot;id&quot;:2123,&quot;type&quot;:&quot;article-journal&quot;,&quot;title&quot;:&quot;VAM: A neuro-cognitive model for visual attention control of segmentation, object recognition, and space-based motor action&quot;,&quot;container-title&quot;:&quot;Visual Cognition&quot;,&quot;page&quot;:&quot;331-376&quot;,&quot;volume&quot;:&quot;2&quot;,&quot;issue&quot;:&quot;2-3&quot;,&quot;source&quot;:&quot;Taylor and Francis+NEJM&quot;,&quot;abstract&quot;:&quot;Abstract This paper introduces a new neuro-cognitive Visual Attention Model, called VAM. It is a model of visual attention control of segmentation, object recognition, and space-based motor action. VAM is concerned with two main functions of visual attention-that is “selection-for-object-recognition” and “selection-for-space-based-motor-action”. The attentional control processes that perform these two functions restructure the results of stimulus-driven and local perceptual grouping and segregation processes, the “visual chunks”, in such a way that one visual chunk is globally segmented and implemented as an “object token”. This attentional segmentation solves the “inter- and intra-object-binding problem”. It can be controlled by higher-level visual modules of the what-pathway (e.g. V4/IT) and/or the where-pathway (e.g. PPC) that contain relatively invariant “type-level” information (e.g. an alphabet of shape primitives, colors with constancy, locations for space-based motor actions). What-based attentional control is successful if there is only one object in the visual scene whose type-level features match the intended target object description. If this is not the case, where-based attention is required that can serially scan one object location after another.&quot;,&quot;DOI&quot;:&quot;10.1080/13506289508401737&quot;,&quot;ISSN&quot;:&quot;1350-6285&quot;,&quot;shortTitle&quot;:&quot;VAM&quot;,&quot;author&quot;:[{&quot;family&quot;:&quot;Schneider&quot;,&quot;given&quot;:&quot;Werner X.&quot;}],&quot;issued&quot;:{&quot;date-parts&quot;:[[&quot;1995&quot;]]},&quot;accessed&quot;:{&quot;date-parts&quot;:[[&quot;2013&quot;,9,18]]}}},{&quot;id&quot;:2126,&quot;uris&quot;:[&quot;http://zotero.org/users/local/OLmfyFPR/items/4J77JGFV&quot;],&quot;uri&quot;:[&quot;http://zotero.org/users/local/OLmfyFPR/items/4J77JGFV&quot;],&quot;itemData&quot;:{&quot;id&quot;:2126,&quot;type&quot;:&quot;article-journal&quot;,&quot;title&quot;:&quot;Where to look next? Combining static and dynamic proto-objects in a TVA-based model of visual attention&quot;,&quot;container-title&quot;:&quot;Cognitive computation&quot;,&quot;page&quot;:&quot;326–343&quot;,&quot;volume&quot;:&quot;2&quot;,&quot;issue&quot;:&quot;4&quot;,&quot;source&quot;:&quot;Google Scholar&quot;,&quot;shortTitle&quot;:&quot;Where to look next?&quot;,&quot;author&quot;:[{&quot;family&quot;:&quot;Wischnewski&quot;,&quot;given&quot;:&quot;Marco&quot;},{&quot;family&quot;:&quot;Belardinelli&quot;,&quot;given&quot;:&quot;Anna&quot;},{&quot;family&quot;:&quot;Schneider&quot;,&quot;given&quot;:&quot;Werner X.&quot;},{&quot;family&quot;:&quot;Steil&quot;,&quot;given&quot;:&quot;Jochen J.&quot;}],&quot;issued&quot;:{&quot;date-parts&quot;:[[&quot;2010&quot;]]},&quot;accessed&quot;:{&quot;date-parts&quot;:[[&quot;2013&quot;,9,18]]}}}],&quot;schema&quot;:&quot;https://github.com/citation-style-language/schema/raw/master/csl-citation.json&quot;} RNDLAmN32vgOJ"/><text:span text:style-name="T192">, </text:span><text:span text:style-name="T11">but the idea is the same. </text:span></text:p>
      <text:p text:style-name="P42"><text:span text:style-name="T376">For </text:span><text:span text:style-name="T378">every experimental trial (n = </text:span><text:span text:style-name="T380">576</text:span><text:span text:style-name="T379">)</text:span><text:span text:style-name="T376"> we created a saliency map </text:span><text:span text:style-name="T379">of the display, </text:span><text:span text:style-name="T381">which </text:span><text:span text:style-name="T382">is </text:span><text:span text:style-name="T376">a best effort to predict where the eyes would land if eye-movement guidance was purely determined by bottom-up visual saliency </text:span><text:reference-mark-start text:name="ZOTERO_ITEM CSL_CITATION {&quot;citationID&quot;:&quot;2g5bjt77fr&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Xr6YiGIaAX"/><text:span text:style-name="T376">(Itti, Koch, &amp; Niebur, 1998)</text:span><text:reference-mark-end text:name="ZOTERO_ITEM CSL_CITATION {&quot;citationID&quot;:&quot;2g5bjt77fr&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Xr6YiGIaAX"/><text:span text:style-name="T376">. </text:span><text:span text:style-name="T61">See Supplementary Methods for more details</text:span><text:span text:style-name="T377">. </text:span></text:p>
      <text:p text:style-name="P42"><text:span text:style-name="T391">Note that our intention was not to compare the performance of both predictors, because this would be a different (yet very interesting) project in itself. </text:span><text:span text:style-name="T392">We included the saliency map for two reasons: to back up the assumption that initial saccades are driven by a low-level factor (COG is just one operationalisation, it is better to have converging evidence by having a second operationalisation). Secondly, we wanted to test the assumption that the direction of the refixations is not mainly driven by low-level factors. This is not possible with our center-of-gravity calculation, because this calculation results in only ONE value. We should, however, also know where the </text:span><text:soft-page-break/><text:span text:style-name="T392">second and third saccade would go if these were also only driven by low-level factors. This is </text:span><text:span text:style-name="T392">exactly what the simulation does.</text:span></text:p>
      <text:p text:style-name="P42"><text:span text:style-name="T386">This simulation enabled </text:span><text:span text:style-name="T383">us to (1) </text:span><text:span text:style-name="T143">determine</text:span><text:span text:style-name="T142"> </text:span><text:span text:style-name="T141">whether the peak</text:span><text:span text:style-name="T144">s</text:span><text:span text:style-name="T141"> </text:span><text:span text:style-name="T144">of the </text:span><text:span text:style-name="T141">saliency map explain more </text:span><text:span text:style-name="T149">of the </text:span><text:span text:style-name="T141">variance </text:span><text:span text:style-name="T149">in initial landing positions </text:span><text:span text:style-name="T141">than our center-of-gravity calculation, and (</text:span><text:span text:style-name="T145">2</text:span><text:span text:style-name="T141">) </text:span><text:span text:style-name="T145">to</text:span><text:span text:style-name="T141"> </text:span><text:span text:style-name="T147">compare the </text:span><text:span text:style-name="T146">direction of the within-object refixations </text:span><text:span text:style-name="T147">wit</text:span><text:span text:style-name="T150">h</text:span><text:span text:style-name="T147"> the 'refixations' of the saliency model</text:span><text:span text:style-name="T141">. </text:span><text:span text:style-name="T146">The latter is important, because </text:span><text:span text:style-name="T150">so far </text:span><text:span text:style-name="T146">we did not </text:span><text:span text:style-name="T147">exclude the possibility that the bias away from the handle of the refixations can simply be explained by the fact that this part of the object is the next-</text:span><text:span text:style-name="T146">most salient ('heavy') </text:span><text:span text:style-name="T147">location of the display. </text:span></text:p>
      <text:p text:style-name="P39"><text:span text:style-name="T148">As can be seen from Figure … , t</text:span><text:span text:style-name="T384">he </text:span><text:span text:style-name="T385">initial peak of the objects' saliency maps is a good predictor for the landing position of participants' initial saccades (no significant difference between </text:span><text:span text:style-name="T385">the two </text:span><text:span text:style-name="T384">(t = , p = ). </text:span></text:p>
      <text:p text:style-name="P45"><text:span text:style-name="T150">Moreover, it is evident </text:span><text:span text:style-name="T111">that </text:span><text:span text:style-name="T112">the direction of the subsequent refixations cannot be explained by </text:span><text:span text:style-name="T113">a low-leve</text:span><text:span text:style-name="T150">l</text:span><text:span text:style-name="T112"> saliency </text:span><text:span text:style-name="T113">effect</text:span><text:span text:style-name="T112">.</text:span></text:p>
      <text:p text:style-name="P5">Also: note that the difference between COG and saliency peak may expain the 'undershoot'?? Uitzoeken? Als undershoot wel een rol gespeeld blijkt te hebben in Exp 1 moet ik daar in de discussie op terugkomen, want dan is CoG/saliency controle niet de enige oplossing. Dan moet Ook rekening gehouden worden met oculomotor behaviour!</text:p>
      <text:h text:style-name="P92" text:outline-level="3">Time course</text:h>
      <text:p text:style-name="P41"><text:span text:style-name="T150">In both Experiment 1 and 2, </text:span><text:span text:style-name="T104">we found a low-level center-of-gravity </text:span><text:span text:style-name="T150">(or saliency)</text:span><text:span text:style-name="T104"> effect on the first saccade, and a more high-level semantic effect on the subsequent saccades. One potential explanation for this pattern of results is that the center-of-gravity </text:span><text:span text:style-name="T153">(or saliency)</text:span><text:span text:style-name="T104"> effect occurs automatically, and very fast, but fades away quickly, whereas the semantic effect builds up more slowly. To test this prediction, we </text:span><text:span text:style-name="T150">carried out</text:span><text:span text:style-name="T104"> distribution analyses for the three saccades </text:span><text:span text:style-name="T107">separately.</text:span><text:span text:style-name="T104"> </text:span><text:soft-page-break/><text:span text:style-name="T105">To this end we we rank ordered each participant's landing positions, and subsequently divided them </text:span><text:span text:style-name="T105">into </text:span><text:span text:style-name="T108">a number</text:span><text:span text:style-name="T105"> equal bins </text:span><text:span text:style-name="T150">(first and second saccade: 8 bins, third saccade: 2 bins)</text:span><text:span text:style-name="T105">. As a result, every bin contained (approximately, due to rounding issues) </text:span><text:span text:style-name="T151">12.5 or 50</text:span><text:span text:style-name="T105"> percent of participants' landing positions. </text:span><text:span text:style-name="T154">We compared the resulting binned landing positions with both the object's center of gravity (constant across saccades) as the behaviour of the simulation of the saliency-map model (different per saccade</text:span><text:span text:style-name="T155">)</text:span><text:span text:style-name="T154">. </text:span><text:span text:style-name="T156">T</text:span><text:span text:style-name="T105">he same </text:span><text:span text:style-name="T157">analyses were </text:span><text:span text:style-name="T156">carried out for the dependent </text:span><text:span text:style-name="T105">variables </text:span><text:span text:style-name="T156">from Experiment 1 </text:span><text:span text:style-name="T152">(i.e., landing positions relative to the objects' center and center of gravity)</text:span><text:span text:style-name="T105">. </text:span><text:span text:style-name="T106">The results are shown in </text:span><text:span text:style-name="T53">Figure. </text:span><text:span text:style-name="T62">STATS.</text:span></text:p>
      <text:p text:style-name="P18"><text:span text:style-name="T266">As predicted, early initial saccades appeared to land on the center of gravity </text:span><text:span text:style-name="T389">and/ </text:span><text:span text:style-name="T387">or</text:span><text:span text:style-name="T266"> on the </text:span><text:span text:style-name="T387">first peak in the saliency map, </text:span><text:span text:style-name="T390">because these landing positions did not appear to differ from both reference points (STATS, and STATS, respetively)</text:span><text:span text:style-name="T266">. </text:span><text:span text:style-name="T391">However, longer-latency initial saccades already appear to be </text:span><text:span text:style-name="T266">slight</text:span><text:span text:style-name="T391">ly</text:span><text:span text:style-name="T266"> bias</text:span><text:span text:style-name="T391">ed</text:span><text:span text:style-name="T266"> </text:span><text:span text:style-name="T391">away from the object's handle </text:span><text:span text:style-name="T388">(STATS)</text:span><text:span text:style-name="T266">. </text:span></text:p>
      <text:p text:style-name="P18"><text:span text:style-name="T389">On the other hand, t</text:span><text:span text:style-name="T266">he refixations are systematically biased towards the semantically-informative part of the object as well, both compared to the </text:span><text:span text:style-name="T389">center-of-gravity (STATS)</text:span><text:span text:style-name="T266"> as compared to the peak of saliency </text:span><text:span text:style-name="T389">(STATS)</text:span><text:span text:style-name="T266">. </text:span><text:span text:style-name="T267">Importantly, although the absolute landing positions of the DV's from experiment 1 are different, they show exactly the same tendency.</text:span></text:p>
      <text:p text:style-name="P6">Indeed, the stronger the bias towards the handle, the longer the fixation duration and ...</text:p>
      <text:h text:style-name="P85" text:outline-level="2">Discussion</text:h>
      <text:p text:style-name="P43"><text:span text:style-name="T393">Firstly, Experiment 2 shows that the 'bias to the handle' from Experiment 1 most likely did not reflect a true affordance effect. It is more likely that the 'bias' was the result of another low-level factor, such as an undershoot of the center-of-gravity (see supplementary methods). Namely, when the object's center of gravity coincided with the vertical axis, in Experiment 2, initial saccades did not show any bias away from this position anymore. The low-levelness of the first saccade is further </text:span><text:soft-page-break/><text:span text:style-name="T393">supported by a saliency-map simulation, which shows that the initial peak of the saliency map </text:span><text:span text:style-name="T393">correclty predict where participants' eyes land.</text:span></text:p>
      <text:p text:style-name="P43"><text:span text:style-name="T393">Secondly, </text:span><text:span text:style-name="T394">as in Experiment 1, Experiment 2 shows a bias away from the handle for the subsequent saccades. That this is not a low-level effect is supported by the fact that the saliency-map model behaves completely different on the refixations. Where the 'next-most salient positions do not show a clear bias to any side of the object, participants' refixations are strongly biased away from the object's handle.</text:span></text:p>
      <text:p text:style-name="P46">Thirdly, the dissociation between the direction of the iniital saccade and the direction of the subsequent refixations, appears to be at least partly explained by the time passing since the stimulus is presented: where the earliest initial saccades land on the center-of-gravity and on the saliency-map peak, initial saccades with longer latencies already show a slight tendency to land towards the non-handled part of the object. However, the bias away fro mthe handle is more pronounced for the refixations.</text:p>
      <text:h text:style-name="P75" text:outline-level="1">General Discussion</text:h>
      <text:p text:style-name="P47">Our main conclusions from the current series of experiments:</text:p>
      <text:list xml:id="list1460558669087517591" text:style-name="L1">
        <text:list-item>
          <text:p text:style-name="P67"><text:span text:style-name="T396">The </text:span><text:span text:style-name="T395">center-of-gravity </text:span><text:span text:style-name="T396">that </text:span><text:span text:style-name="T395">we know from simple displays </text:span><text:span text:style-name="T301">generalise</text:span><text:span text:style-name="T395">s</text:span><text:span text:style-name="T301"> to </text:span><text:span text:style-name="T395">real-life object</text:span><text:span text:style-name="T397">s</text:span><text:span text:style-name="T395"> </text:span><text:span text:style-name="T397">presented in isolation: Initial saccades towards these stimuli land on the center-of-gravity, which </text:span><text:span text:style-name="T398">corresponds to </text:span><text:span text:style-name="T397">the peak of the saliency map of the display. </text:span><text:span text:style-name="T420">Terugkomen op de within-objectness</text:span></text:p>
        </text:list-item>
        <text:list-item>
          <text:p text:style-name="P67"><text:span text:style-name="T399">In contrast to a previous study on eye movements towards graspable objects, we did not find any indication for the eyes being drawn towards objects' handle. In contrast: as soon as the low-level center-of-gravity effect decays, saccades are directed away from the objects handle; towards the non-handled part of the object. </text:span><text:span text:style-name="T400">It appears that the </text:span><text:span text:style-name="T399">direction of these </text:span><text:soft-page-break/><text:span text:style-name="T399">refixations </text:span><text:span text:style-name="T400">cannot be explained by low-level factors, because (in contrast to the first </text:span><text:span text:style-name="T400">saccade), the subsequent saccades do not resemble the behaviour of the saliency model. Therefore, f</text:span><text:span text:style-name="T399">or now, we interpret the </text:span><text:span text:style-name="T400">direction of the refixations as a semantic effect: a tendency to move the eyes towards the part of the object that is most informative for object identification. </text:span><text:span text:style-name="T401">We say 'for now', because our experiments were designed to see whether the center-of-gravity effect and the affordance effect were reflected in eye movements towards graspable objects, and not to investigate a semantic effect. The explanation is therefore post hoc and should be confirmed in future research in which this factor ('semantics') is systematically manipulated to investigate its effect on eye-movement behaviour, response times, etc.</text:span></text:p>
        </text:list-item>
        <text:list-item>
          <text:p text:style-name="P68"><text:span text:style-name="T402">So, to answer the question about where o get back to our pencil example: you first look at its center of gravity. And, if this initial saccade was not enough yet, you will look at its tip to see if this is actually a pen, and not, for example, a pen. </text:span>Of course, this is not completely fair, because our participants wer NOT actually goingn to grasp the pbjects, whereas in daily life we often are. It therefore remains an open question what would happen in more real-life situations (cf Deubel). However, we want to stress that … <text:span text:style-name="T274">But see also </text:span><text:reference-mark-start text:name="ZOTERO_ITEM CSL_CITATION {&quot;citationID&quot;:&quot;19h4u61ken&quot;,&quot;properties&quot;:{&quot;formattedCitation&quot;:&quot;(Deubel, Gilster, &amp; Hesse, 2013; Gilster &amp; Deubel, 2013)&quot;,&quot;plainCitation&quot;:&quot;(Deubel, Gilster, &amp; Hesse, 2013; Gilster &amp; Deubel, 2013)&quot;},&quot;citationItems&quot;:[{&quot;id&quot;:2076,&quot;uris&quot;:[&quot;http://zotero.org/users/local/OLmfyFPR/items/GSEZNMEP&quot;],&quot;uri&quot;:[&quot;http://zotero.org/users/local/OLmfyFPR/items/GSEZNMEP&quot;],&quot;itemData&quot;:{&quot;id&quot;:2076,&quot;type&quot;:&quot;article-journal&quot;,&quot;title&quot;:&quot;Motor selection and visual attention in manual pointing and grasping&quot;,&quot;container-title&quot;:&quot;Journal of Vision&quot;,&quot;page&quot;:&quot;1377-1377&quot;,&quot;volume&quot;:&quot;13&quot;,&quot;issue&quot;:&quot;9&quot;,&quot;source&quot;:&quot;www.journalofvision.org&quot;,&quot;abstract&quot;:&quot;It is now well established that goal-directed movements are preceded by covert shifts of visual attention to the movement target. I will first review recent evidence in favour of this claim for manual reaching movements, demonstrating that the planning of some of these actions establishes multiple foci of attention which reflect the spatial–temporal requirements of the intended motor task. Recently our studies have focused on how finger contact points are chosen in grasp planning and how this selection is related to the spatial deployment of attention. Subjects grasped cylindrical objects with thumb and index finger. A perceptual discrimination task was used to assess the distribution of visual attention prior to the execution of the grasp. Results showed enhanced discrimination for those locations where index finger and thumb would touch the object, as compared to the action-irrelevant locations. A same-different task was used to establish that attention was deployed in parallel to the grasp-relevant locations. Interestingly, while attention seemed to split to the action-relevant locations, the eyes tended to fixate the centre of the to-be-grasped object, reflecting a dissociation between overt and covert attention. A separate study demonstrated that a secondary, attention-demanding task affected the kinematics of the grasp, slowing the adjustment of hand aperture to object size. Our results highlight the import role of attention also in grasp planning. The findings are consistent with the conjecture that the planning of complex movements enacts the formation of a flexible \&quot;attentional landscape\&quot; which tags all those locations in the visual lay-out that are relevant for the impending action.\nMeeting abstract presented at VSS 2013&quot;,&quot;DOI&quot;:&quot;10.1167/13.9.1377&quot;,&quot;ISSN&quot;:&quot;, 1534-7362&quot;,&quot;journalAbbreviation&quot;:&quot;J Vis&quot;,&quot;language&quot;:&quot;en&quot;,&quot;author&quot;:[{&quot;family&quot;:&quot;Deubel&quot;,&quot;given&quot;:&quot;H.&quot;},{&quot;family&quot;:&quot;Gilster&quot;,&quot;given&quot;:&quot;R.&quot;},{&quot;family&quot;:&quot;Hesse&quot;,&quot;given&quot;:&quot;C.&quot;}],&quot;issued&quot;:{&quot;date-parts&quot;:[[&quot;2013&quot;,7,24]]},&quot;accessed&quot;:{&quot;date-parts&quot;:[[&quot;2013&quot;,9,5]]}}},{&quot;id&quot;:2132,&quot;uris&quot;:[&quot;http://zotero.org/users/local/OLmfyFPR/items/HJUN48C2&quot;],&quot;uri&quot;:[&quot;http://zotero.org/users/local/OLmfyFPR/items/HJUN48C2&quot;],&quot;itemData&quot;:{&quot;id&quot;:2132,&quot;type&quot;:&quot;article-journal&quot;,&quot;title&quot;:&quot;The distribution of covert visual attention during multidigit grasping&quot;,&quot;container-title&quot;:&quot;Journal of Vision&quot;,&quot;page&quot;:&quot;657-657&quot;,&quot;volume&quot;:&quot;13&quot;,&quot;issue&quot;:&quot;9&quot;,&quot;source&quot;:&quot;ww.journalofvision.org&quot;,&quot;abstract&quot;:&quot;It is well established that the preparation of goal directed movements such as saccades and manual reaches is accompanied by covert shifts of attention to the future target position. In the present study, we investigated the spatial deployment of attention during two- and three finger grasping of various geometric objects. The objects were attached to a vertically oriented plane and grasped with two fingers (thumb and index finger) or with three fingers (plus middle finger). The contact points with the object were self-chosen by the participant and recorded with electromagnetic sensors attached to individual fingers. In order to assess the spatial distribution of visual attention, we developed a new perceptual discrimination paradigm, the \&quot;multiple letters task\&quot;. In each trial, a noise pattern surrounding the object changed into eight letters and eight distractors for 100 ms, and then post-masked by a noise pattern. The letters were chosen randomly from a larger set of 16 letters. After grasping, subjects were asked to indicate three letters they had seen during the preparation of the movement. The percentage of correctly reported letters as a function of distance from the contact positions of the individual fingers yielded the distribution of covert visual attention. The findings confirm the tight link between covert attention and movement targets also for grasping. Attention was directed to all future contact points with the object, demonstrating that multiple foci of attention are established during grasping. Our results provide evidence in favor of an \&quot;attentional landscape\&quot; that is established when more than a single location is relevant for the planning of a motor action.\nMeeting abstract presented at VSS 2013&quot;,&quot;DOI&quot;:&quot;10.1167/13.9.657&quot;,&quot;ISSN&quot;:&quot;, 1534-7362&quot;,&quot;journalAbbreviation&quot;:&quot;J Vis&quot;,&quot;language&quot;:&quot;en&quot;,&quot;author&quot;:[{&quot;family&quot;:&quot;Gilster&quot;,&quot;given&quot;:&quot;R.&quot;},{&quot;family&quot;:&quot;Deubel&quot;,&quot;given&quot;:&quot;H.&quot;}],&quot;issued&quot;:{&quot;date-parts&quot;:[[&quot;2013&quot;,7,24]]},&quot;accessed&quot;:{&quot;date-parts&quot;:[[&quot;2013&quot;,9,18]]}}}],&quot;schema&quot;:&quot;https://github.com/citation-style-language/schema/raw/master/csl-citation.json&quot;} RNDC6uiuurAdU"/><text:span text:style-name="T274">(Deubel, Gilster, &amp; Hesse, 2013; Gilster &amp; Deubel, 2013)</text:span><text:reference-mark-end text:name="ZOTERO_ITEM CSL_CITATION {&quot;citationID&quot;:&quot;19h4u61ken&quot;,&quot;properties&quot;:{&quot;formattedCitation&quot;:&quot;(Deubel, Gilster, &amp; Hesse, 2013; Gilster &amp; Deubel, 2013)&quot;,&quot;plainCitation&quot;:&quot;(Deubel, Gilster, &amp; Hesse, 2013; Gilster &amp; Deubel, 2013)&quot;},&quot;citationItems&quot;:[{&quot;id&quot;:2076,&quot;uris&quot;:[&quot;http://zotero.org/users/local/OLmfyFPR/items/GSEZNMEP&quot;],&quot;uri&quot;:[&quot;http://zotero.org/users/local/OLmfyFPR/items/GSEZNMEP&quot;],&quot;itemData&quot;:{&quot;id&quot;:2076,&quot;type&quot;:&quot;article-journal&quot;,&quot;title&quot;:&quot;Motor selection and visual attention in manual pointing and grasping&quot;,&quot;container-title&quot;:&quot;Journal of Vision&quot;,&quot;page&quot;:&quot;1377-1377&quot;,&quot;volume&quot;:&quot;13&quot;,&quot;issue&quot;:&quot;9&quot;,&quot;source&quot;:&quot;www.journalofvision.org&quot;,&quot;abstract&quot;:&quot;It is now well established that goal-directed movements are preceded by covert shifts of visual attention to the movement target. I will first review recent evidence in favour of this claim for manual reaching movements, demonstrating that the planning of some of these actions establishes multiple foci of attention which reflect the spatial–temporal requirements of the intended motor task. Recently our studies have focused on how finger contact points are chosen in grasp planning and how this selection is related to the spatial deployment of attention. Subjects grasped cylindrical objects with thumb and index finger. A perceptual discrimination task was used to assess the distribution of visual attention prior to the execution of the grasp. Results showed enhanced discrimination for those locations where index finger and thumb would touch the object, as compared to the action-irrelevant locations. A same-different task was used to establish that attention was deployed in parallel to the grasp-relevant locations. Interestingly, while attention seemed to split to the action-relevant locations, the eyes tended to fixate the centre of the to-be-grasped object, reflecting a dissociation between overt and covert attention. A separate study demonstrated that a secondary, attention-demanding task affected the kinematics of the grasp, slowing the adjustment of hand aperture to object size. Our results highlight the import role of attention also in grasp planning. The findings are consistent with the conjecture that the planning of complex movements enacts the formation of a flexible \&quot;attentional landscape\&quot; which tags all those locations in the visual lay-out that are relevant for the impending action.\nMeeting abstract presented at VSS 2013&quot;,&quot;DOI&quot;:&quot;10.1167/13.9.1377&quot;,&quot;ISSN&quot;:&quot;, 1534-7362&quot;,&quot;journalAbbreviation&quot;:&quot;J Vis&quot;,&quot;language&quot;:&quot;en&quot;,&quot;author&quot;:[{&quot;family&quot;:&quot;Deubel&quot;,&quot;given&quot;:&quot;H.&quot;},{&quot;family&quot;:&quot;Gilster&quot;,&quot;given&quot;:&quot;R.&quot;},{&quot;family&quot;:&quot;Hesse&quot;,&quot;given&quot;:&quot;C.&quot;}],&quot;issued&quot;:{&quot;date-parts&quot;:[[&quot;2013&quot;,7,24]]},&quot;accessed&quot;:{&quot;date-parts&quot;:[[&quot;2013&quot;,9,5]]}}},{&quot;id&quot;:2132,&quot;uris&quot;:[&quot;http://zotero.org/users/local/OLmfyFPR/items/HJUN48C2&quot;],&quot;uri&quot;:[&quot;http://zotero.org/users/local/OLmfyFPR/items/HJUN48C2&quot;],&quot;itemData&quot;:{&quot;id&quot;:2132,&quot;type&quot;:&quot;article-journal&quot;,&quot;title&quot;:&quot;The distribution of covert visual attention during multidigit grasping&quot;,&quot;container-title&quot;:&quot;Journal of Vision&quot;,&quot;page&quot;:&quot;657-657&quot;,&quot;volume&quot;:&quot;13&quot;,&quot;issue&quot;:&quot;9&quot;,&quot;source&quot;:&quot;ww.journalofvision.org&quot;,&quot;abstract&quot;:&quot;It is well established that the preparation of goal directed movements such as saccades and manual reaches is accompanied by covert shifts of attention to the future target position. In the present study, we investigated the spatial deployment of attention during two- and three finger grasping of various geometric objects. The objects were attached to a vertically oriented plane and grasped with two fingers (thumb and index finger) or with three fingers (plus middle finger). The contact points with the object were self-chosen by the participant and recorded with electromagnetic sensors attached to individual fingers. In order to assess the spatial distribution of visual attention, we developed a new perceptual discrimination paradigm, the \&quot;multiple letters task\&quot;. In each trial, a noise pattern surrounding the object changed into eight letters and eight distractors for 100 ms, and then post-masked by a noise pattern. The letters were chosen randomly from a larger set of 16 letters. After grasping, subjects were asked to indicate three letters they had seen during the preparation of the movement. The percentage of correctly reported letters as a function of distance from the contact positions of the individual fingers yielded the distribution of covert visual attention. The findings confirm the tight link between covert attention and movement targets also for grasping. Attention was directed to all future contact points with the object, demonstrating that multiple foci of attention are established during grasping. Our results provide evidence in favor of an \&quot;attentional landscape\&quot; that is established when more than a single location is relevant for the planning of a motor action.\nMeeting abstract presented at VSS 2013&quot;,&quot;DOI&quot;:&quot;10.1167/13.9.657&quot;,&quot;ISSN&quot;:&quot;, 1534-7362&quot;,&quot;journalAbbreviation&quot;:&quot;J Vis&quot;,&quot;language&quot;:&quot;en&quot;,&quot;author&quot;:[{&quot;family&quot;:&quot;Gilster&quot;,&quot;given&quot;:&quot;R.&quot;},{&quot;family&quot;:&quot;Deubel&quot;,&quot;given&quot;:&quot;H.&quot;}],&quot;issued&quot;:{&quot;date-parts&quot;:[[&quot;2013&quot;,7,24]]},&quot;accessed&quot;:{&quot;date-parts&quot;:[[&quot;2013&quot;,9,18]]}}}],&quot;schema&quot;:&quot;https://github.com/citation-style-language/schema/raw/master/csl-citation.json&quot;} RNDC6uiuurAdU"/><text:span text:style-name="T274"> on the division between covert and overt attention on a to-be-grasped object during grasping.</text:span></text:p>
        </text:list-item>
        <text:list-item>
          <text:p text:style-name="P69"><text:span text:style-name="T402">Thirdly, our results showed that time plays an important role in the dissociation between the center-of-gravity bias of the initial saccade, and the 'semantic bias' of the refixations. The center-of-gravity effect may be a very fast, automatic effect which fades out quickly. The semantic effect, on the other hand, is a top-down effect that takes time to build up. Indeed, when looking at the time courses of the directions of the first and the subsequent saccades, we saw that even the initial saccades shows a (slight) tendency towards the </text:span><text:soft-page-break/><text:span text:style-name="T402">semantically-informative part as a function of time passed since the stimulus onset: </text:span><text:span text:style-name="T403">early </text:span><text:span text:style-name="T403">initial saccades land on the center-of-gravity/ saliency peak; whereas later-occuring intial saccades are slightly biased towards the non-handled part of the object. However, time does not appear to explain all the variance, because the transition between the latest initial, and the earliest second, saccade is not smooth. The most reasonable explanation is that, besides in time since stimulus onset, the initial and the subsequent saccades also differ on another very important aspect: whereas initial saccades are made towards a peripherally-presented stimulus (in order to foveate it), the refixations are made within a stimulus that already is in (para)foveal vision. It may therefore be easier to determine which part of the object is most informative, and to guide the eyes accordingly, when the object is already in (para)foveal vision than when it is still in the periphery. Also, </text:span><text:span text:style-name="T404">talking about the dissociation between a center-of-gravity and a semantic effect may be wrong: it could very well be that landing on the center-of-gravity is, in fact, the best strategy in that this landing does ensure the most possible visual-information uptake (cf. Optimal viewing position effects). </text:span><text:span text:style-name="T405">However, again, these are merely post-hoc explanations. Future research systematically manipulating the fixation position of objects, relative to the objects center of gravity </text:span><text:reference-mark-start text:name="ZOTERO_ITEM CSL_CITATION {&quot;citationID&quot;:&quot;1es1berd5t&quot;,&quot;properties&quot;:{&quot;formattedCitation&quot;:&quot;(cf. Foulsham &amp; Kingstone, 2013 Experiment 1, although here the center of gravity was not taken into account)&quot;,&quot;plainCitation&quot;:&quot;(cf. Foulsham &amp; Kingstone, 2013 Experiment 1, although here the center of gravity was not taken into account)&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prefix&quot;:&quot;cf. &quot;,&quot;suffix&quot;:&quot;Experiment 1, although here the center of gravity was not taken into account&quot;}],&quot;schema&quot;:&quot;https://github.com/citation-style-language/schema/raw/master/csl-citation.json&quot;} RNDgvQUG0Adj5"/><text:span text:style-name="T405">(cf. Foulsham &amp; Kingstone, 2013 Experiment 1, although here the center of gravity was not taken into account)</text:span><text:reference-mark-end text:name="ZOTERO_ITEM CSL_CITATION {&quot;citationID&quot;:&quot;1es1berd5t&quot;,&quot;properties&quot;:{&quot;formattedCitation&quot;:&quot;(cf. Foulsham &amp; Kingstone, 2013 Experiment 1, although here the center of gravity was not taken into account)&quot;,&quot;plainCitation&quot;:&quot;(cf. Foulsham &amp; Kingstone, 2013 Experiment 1, although here the center of gravity was not taken into account)&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prefix&quot;:&quot;cf. &quot;,&quot;suffix&quot;:&quot;Experiment 1, although here the center of gravity was not taken into account&quot;}],&quot;schema&quot;:&quot;https://github.com/citation-style-language/schema/raw/master/csl-citation.json&quot;} RNDgvQUG0Adj5"/><text:span text:style-name="T405">, should shed more light on these intriguing questions. </text:span><text:span text:style-name="T411">After three decades of reading research, the time may be ripe for extending these findings to objects </text:span><text:span text:style-name="T412">(REF studies that already did so)</text:span><text:span text:style-name="T411">.</text:span></text:p>
        </text:list-item>
        <text:list-item>
          <text:p text:style-name="P68"><text:span text:style-name="T402">Our last, but certainly not least, conclusion is that taking center of gravity and/ or saliency into accoutn when using objects as stimuli is very important. As we saw in Experiment 1, simply correcting for the center of gravity or not completely reversed our pattern of results. In other words, if if a stimulus set (such as ours) has its center of gravity always towards one </text:span><text:soft-page-break/><text:span text:style-name="T402">side of the stimulus, and stimulus side is an independent variable (as is the case in many </text:span><text:span text:style-name="T402">many affordance studies, </text:span><text:span text:style-name="T407">REFS</text:span><text:span text:style-name="T402">) this causes huge problems. </text:span></text:p>
        </text:list-item>
        <text:list-item>
          <text:p text:style-name="P70"><text:span text:style-name="T406">In some studies there is no prob</text:span><text:span text:style-name="T407">lem (check Roberts &amp; Humphreys). In cases where the center-of-gravity/ most salient part of the stimulus remains confounded with the manipulated factor, namely the handled part of the object, </text:span><text:span text:style-name="T408">great caution be exercised to guarantee that this confound is (most probably) not an alternative explanation for the results. </text:span><text:span text:style-name="T409">We believe the fact that M did find a bias towards the handle might be a consequence of this. At first, this might seem contradictory because in our design NOT taking the COG into account at all would have led us to conclude that all EM's, including the first, show a bias away from the handle (cf line, dependent variable 1 in Epx 1). M and colleagues found the opposite (a bias towards the handle), so how can we think that CoG was confounding here (if anything it would have gone int the opposite directon?). The crux is the analysis: where we looked at within-object landing position, they looked at proportional dwell time. If the 'handle' part consist of less pixels than the body part, this will lead to the observed pattern, even if </text:span><text:span text:style-name="T410">participants actually make, say, one saccade to the left, one to the right, with similar durations. </text:span></text:p>
          <text:list>
            <text:list-item>
              <text:p text:style-name="P71"><text:span text:style-name="T413">Or eye-movement research: </text:span><text:span text:style-name="T411">Calculating the center of gravity, which can be done very fast and easily, is already a very good first step, and may even suffice in </text:span><text:span text:style-name="T413">many </text:span><text:span text:style-name="T411">case</text:span><text:span text:style-name="T413">s. Comparing the results with a saliency-model simulation with the trial displays is more intensive but may be preferrable in some situations, e.g. in cases where not only the initial saccade on a given display is of interest, but also the subsequent saccades.</text:span></text:p>
            </text:list-item>
            <text:list-item>
              <text:p text:style-name="P72"><text:span text:style-name="T413">Also for non-EM research on affordances it might be taken into account: </text:span><text:span text:style-name="T414">the center-of-gravity of an isolated object may automatically shift covert attention to this side, resulting in better discrimination at this part of the object. </text:span><text:span text:style-name="T415">Vainio 2007; Roberts &amp; </text:span><text:soft-page-break/><text:span text:style-name="T415">Humphresy</text:span></text:p>
            </text:list-item>
          </text:list>
        </text:list-item>
        <text:list-item>
          <text:p text:style-name="P73"><text:span text:style-name="T410">Of course, one might say that the body-handle asymmetry is an intrinsic property of object. It's what defines them, and controlling for it is therefore unnatural. </text:span><text:span text:style-name="T411">Still, we think that </text:span><text:span text:style-name="T415">this makes the results less generalisable than they typically assumed to be ('graspable objects' may in fact mean 'graspable objects that are heavier on the non-handled side (so not a screwdriver). A the same time, it should be checked whether similar-looking objcets, long-and-narrow, and heavier on one side than the other, do not lead to the same 'affordance effects': after allm if an affordance effect really reflects what it is assumed to reflect, 'visuomotor priming through motor resonance', it should not work for similar-looking but not action-related objects </text:span><text:span text:style-name="T416">REF</text:span><text:span text:style-name="T415">.</text:span></text:p>
        </text:list-item>
      </text:list>
      <text:p text:style-name="P48"/>
      <text:p text:style-name="P44"><text:span text:style-name="T301">; (2) the eyes are not drawn towards the manipulable part of objects. Instead, people possibly fixate more on the semantically most-informative part (yes, our design was not set up to test this prediction directly, so future research to test this is warranted), and (3) that taking stimulus properties, such as an object's center of gravity/ salient peak into account is very important. </text:span><text:span text:style-name="T302">Even when using objects to test something completely different than visual processing (discuss Humprehys vs Myacg).</text:span></text:p>
      <text:p text:style-name="P58"/>
      <text:p text:style-name="Text_20_body"><text:span text:style-name="T269">The direction of the refixations appears semantic. An interesting question is whether higher-level strategies can even rule out the low-level CoG effect. Zelinsky et al. </text:span><text:reference-mark-start text:name="ZOTERO_ITEM CSL_CITATION {&quot;citationID&quot;:&quot;24oinsonn&quot;,&quot;properties&quot;:{&quot;formattedCitation&quot;:&quot;(2006)&quot;,&quot;plainCitation&quot;:&quot;(2006)&quot;},&quot;citationItems&quot;:[{&quot;id&quot;:2110,&quot;uris&quot;:[&quot;http://zotero.org/users/local/OLmfyFPR/items/TVVBN256&quot;],&quot;uri&quot;:[&quot;http://zotero.org/users/local/OLmfyFPR/items/TVVBN256&quot;],&quot;itemData&quot;:{&quot;id&quot;:2110,&quot;type&quot;:&quot;article-journal&quot;,&quot;title&quot;:&quot;Real-world visual search is dominated by top-down guidance&quot;,&quot;container-title&quot;:&quot;Vision research&quot;,&quot;page&quot;:&quot;4118–4133&quot;,&quot;volume&quot;:&quot;46&quot;,&quot;issue&quot;:&quot;24&quot;,&quot;source&quot;:&quot;Google Scholar&quot;,&quot;author&quot;:[{&quot;family&quot;:&quot;Chen&quot;,&quot;given&quot;:&quot;Xin&quot;},{&quot;family&quot;:&quot;Zelinsky&quot;,&quot;given&quot;:&quot;Gregory J.&quot;}],&quot;issued&quot;:{&quot;date-parts&quot;:[[&quot;2006&quot;]]},&quot;accessed&quot;:{&quot;date-parts&quot;:[[&quot;2013&quot;,9,17]]}},&quot;suppress-author&quot;:true}],&quot;schema&quot;:&quot;https://github.com/citation-style-language/schema/raw/master/csl-citation.json&quot;} RNDFAvhhClM53"/><text:span text:style-name="T269">(2006)</text:span><text:reference-mark-end text:name="ZOTERO_ITEM CSL_CITATION {&quot;citationID&quot;:&quot;24oinsonn&quot;,&quot;properties&quot;:{&quot;formattedCitation&quot;:&quot;(2006)&quot;,&quot;plainCitation&quot;:&quot;(2006)&quot;},&quot;citationItems&quot;:[{&quot;id&quot;:2110,&quot;uris&quot;:[&quot;http://zotero.org/users/local/OLmfyFPR/items/TVVBN256&quot;],&quot;uri&quot;:[&quot;http://zotero.org/users/local/OLmfyFPR/items/TVVBN256&quot;],&quot;itemData&quot;:{&quot;id&quot;:2110,&quot;type&quot;:&quot;article-journal&quot;,&quot;title&quot;:&quot;Real-world visual search is dominated by top-down guidance&quot;,&quot;container-title&quot;:&quot;Vision research&quot;,&quot;page&quot;:&quot;4118–4133&quot;,&quot;volume&quot;:&quot;46&quot;,&quot;issue&quot;:&quot;24&quot;,&quot;source&quot;:&quot;Google Scholar&quot;,&quot;author&quot;:[{&quot;family&quot;:&quot;Chen&quot;,&quot;given&quot;:&quot;Xin&quot;},{&quot;family&quot;:&quot;Zelinsky&quot;,&quot;given&quot;:&quot;Gregory J.&quot;}],&quot;issued&quot;:{&quot;date-parts&quot;:[[&quot;2006&quot;]]},&quot;accessed&quot;:{&quot;date-parts&quot;:[[&quot;2013&quot;,9,17]]}},&quot;suppress-author&quot;:true}],&quot;schema&quot;:&quot;https://github.com/citation-style-language/schema/raw/master/csl-citation.json&quot;} RNDFAvhhClM53"/><text:span text:style-name="T269">, for example, showed that participants almost never looked at a highly-salient object (the only coloured object in a futher gray-colored display) if it was not the target. Would this mean that if object orientation is predicitably (e.g. kept constant within blocks), even the first saccade would not be directed towards the CoG, but immediately be biased towards the informative side? </text:span><text:span text:style-name="T270">If, on the other </text:span><text:soft-page-break/><text:span text:style-name="T270">hand, we would still observe a CoG effect in this case, this would indicate that the effect is purely </text:span><text:span text:style-name="T270">automatic and cannot be ruled out (uit F&amp;U 2009 p. 1089). </text:span><text:span text:style-name="T271">+ ook voorspellingen voor contrast manipulatie?</text:span></text:p>
      <text:p text:style-name="P30">Natuurlijk hangt het af van de taak. Natuurlijk kun <text:s/>je een bias naar de handle introduceren in situaties waarin dit echt móet (vergelijk het met iemand die jou iets aangeeft, een deur opendoen, etc.). Maar de kracht van affordance studies tot nu toe was juist dat aangetoond werd dat motor priming zelfs automatisch optreedt! </text:p>
      <text:p text:style-name="P30"/>
      <text:p text:style-name="P31"/>
      <text:p text:style-name="P31"><text:span text:style-name="T275">See also </text:span><text:reference-mark-start text:name="ZOTERO_ITEM CSL_CITATION {&quot;citationID&quot;:&quot;2op4lt4mts&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PJ1ZXkI5Jt"/>(Roberts &amp; Humphreys, 2011)<text:reference-mark-end text:name="ZOTERO_ITEM CSL_CITATION {&quot;citationID&quot;:&quot;2op4lt4mts&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 (2006)&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4]]},&quot;PMID&quot;:&quot;21113857&quot;}}],&quot;schema&quot;:&quot;https://github.com/citation-style-language/schema/raw/master/csl-citation.json&quot;} RNDPJ1ZXkI5Jt"/></text:p>
      <text:p text:style-name="P31"><text:span text:style-name="T276">for a similar reasoning (action attracts attention), but different predictions: bias towards other side of the object, because this is the part </text:span><text:span text:style-name="T193">performing </text:span><text:span text:style-name="T276">the action.</text:span></text:p>
      <text:h text:style-name="P79" text:outline-level="1">Acknowledgements</text:h>
      <text:p text:style-name="P4">Greg en mensen van de VU bedanken!</text:p>
      <text:h text:style-name="P76" text:outline-level="1"/>
      <text:h text:style-name="P80" text:outline-level="1">References</text:h>
      <text:section text:style-name="Sect1" text:name="ZOTERO_BIBL {&quot;custom&quot;:[]} CSL_BIBLIOGRAPHY RNDnqiTU7UjIP">
        <text:p text:style-name="Bibliography_20_1"><text:span text:style-name="T224">Brodeur, M. B., Dionne-Dostie, E., Montreuil, T., Lepage, M., &amp; Op de Beeck, H. P. (2010). The Bank of Standardized Stimuli (BOSS), a New Set of 480 Normative Photos of Objects to Be Used as Visual Stimuli in Cognitive Research. </text:span><text:span text:style-name="T190">PloS one</text:span><text:span text:style-name="T10">, </text:span><text:span text:style-name="T190">5</text:span><text:span text:style-name="T10">(5), e10773.</text:span></text:p>
        <text:p text:style-name="Bibliography_20_1"><text:span text:style-name="T10">Casteau, S., &amp; Vitu, F. (2012). On the effect of remote and proximal distractors on saccadic behavior: A challenge to neural-field models. </text:span><text:span text:style-name="T190">Journal of Vision</text:span><text:span text:style-name="T10">, </text:span><text:span text:style-name="T190">12</text:span><text:span text:style-name="T10">(12). Retrieved from http://ww.journalofvision.org/content/12/12/14.short</text:span></text:p>
        <text:p text:style-name="Bibliography_20_1"><text:span text:style-name="T10">Chen, X., &amp; Zelinsky, G. J. (2006). Real-world visual search is dominated by top-down guidance. </text:span><text:span text:style-name="T190">Vision research</text:span><text:span text:style-name="T10">, </text:span><text:span text:style-name="T190">46</text:span><text:span text:style-name="T10">(24), 4118–4133.</text:span></text:p>
        <text:p text:style-name="Bibliography_20_1"><text:span text:style-name="T10">Clark, V. P., &amp; Hillyard, S. A. (1996). Spatial selective attention affects early extrastriate but not striate components of the visual evoked potential. </text:span><text:span text:style-name="T190">Journal of Cognitive Neuroscience</text:span><text:span text:style-name="T10">, </text:span><text:span text:style-name="T190">8</text:span><text:span text:style-name="T10">(5), 387–402.</text:span></text:p>
        <text:p text:style-name="Bibliography_20_1"><text:span text:style-name="T10">Coren, S., &amp; Hoenig, P. (1972). Effect of non-target stimuli upon length of voluntary saccades. </text:span><text:span text:style-name="T190">Perceptual and motor skills</text:span><text:span text:style-name="T10">, </text:span><text:span text:style-name="T190">34</text:span><text:span text:style-name="T10">(2), 499–508.</text:span></text:p>
        <text:p text:style-name="Bibliography_20_1"><text:span text:style-name="T10">Craighero, L., Fadiga, L., Umiltà, C., &amp; Rizzolatti, G. (1996). Evidence for visuomotor priming effect. </text:span><text:span text:style-name="T190">NeuroReport</text:span><text:span text:style-name="T10">, </text:span><text:span text:style-name="T190">8</text:span><text:span text:style-name="T10">(1), 347.</text:span></text:p>
        <text:p text:style-name="Bibliography_20_1"><text:span text:style-name="T10">Deubel, H., Findlay, J., Jacobs, A., &amp; Brogan, D. (1988). Saccadic eye movements to targets defined by structure differences. </text:span><text:span text:style-name="T190">Eye movement research: Physiological and psychological aspects</text:span><text:span text:style-name="T10">, 107–145.</text:span></text:p>
        <text:p text:style-name="Bibliography_20_1"><text:span text:style-name="T10">Deubel, H., Gilster, R., &amp; Hesse, C. (2013). Motor selection and visual attention in manual pointing and grasping. </text:span><text:span text:style-name="T190">Journal of Vision</text:span><text:span text:style-name="T10">, </text:span><text:span text:style-name="T190">13</text:span><text:span text:style-name="T10">(9), 1377–1377. doi:10.1167/13.9.1377</text:span></text:p>
        <text:p text:style-name="Bibliography_20_1"><text:span text:style-name="T10">Findlay, J. M. (1982). Global visual processing for saccadic eye movements. </text:span><text:span text:style-name="T190">Vision research</text:span><text:span text:style-name="T10">, </text:span><text:span text:style-name="T190">22</text:span><text:span text:style-name="T10">(8), 1033–1045.</text:span></text:p>
        <text:p text:style-name="Bibliography_20_1"><text:span text:style-name="T10">Foulsham, T., &amp; Kingstone, A. (2013). Optimal and preferred eye landing positions in objects and scenes. </text:span><text:span text:style-name="T190">The Quarterly Journal of Experimental Psychology</text:span><text:span text:style-name="T10">, (just-accepted), 1–52.</text:span></text:p>
        <text:p text:style-name="Bibliography_20_1"><text:span text:style-name="T10">Foulsham, T., &amp; Underwood, G. (2009). Does conspicuity enhance distraction? Saliency and eye landing position when searching for objects. </text:span><text:span text:style-name="T190">The Quarterly Journal of Experimental </text:span><text:soft-page-break/><text:span text:style-name="T190">Psychology</text:span><text:span text:style-name="T10">, </text:span><text:span text:style-name="T190">62</text:span><text:span text:style-name="T10">(6), 1088–1098.</text:span></text:p>
        <text:p text:style-name="Bibliography_20_1"><text:span text:style-name="T10">Gibson, J. J. (1977). The theory of affordances. </text:span><text:span text:style-name="T190">Perceiving, Acting, and Knowing: Toward an Ecological Psychology</text:span><text:span text:style-name="T10">, 67–82.</text:span></text:p>
        <text:p text:style-name="Bibliography_20_1"><text:span text:style-name="T10">Gibson, J. J. (1979). </text:span><text:span text:style-name="T190">The Ecological Approach to Visual Perception</text:span><text:span text:style-name="T10">. Boston: Houghton Mifflin.</text:span></text:p>
        <text:p text:style-name="Bibliography_20_1"><text:span text:style-name="T10">Gilster, R., &amp; Deubel, H. (2013). The distribution of covert visual attention during multidigit grasping. </text:span><text:span text:style-name="T190">Journal of Vision</text:span><text:span text:style-name="T10">, </text:span><text:span text:style-name="T190">13</text:span><text:span text:style-name="T10">(9), 657–657. doi:10.1167/13.9.657</text:span></text:p>
        <text:p text:style-name="Bibliography_20_1"><text:span text:style-name="T10">Gilster, R., Hesse, C., &amp; Deubel, H. (2012). Contact points during multidigit grasping of geometric objects. </text:span><text:span text:style-name="T190">Experimental brain research</text:span><text:span text:style-name="T10">, </text:span><text:span text:style-name="T190">217</text:span><text:span text:style-name="T10">(1), 137–151.</text:span></text:p>
        <text:p text:style-name="Bibliography_20_1"><text:span text:style-name="T10">Handy, T. C., Grafton, S. T., Shroff, N. M., Ketay, S., &amp; Gazzaniga, M. S. (2003). Graspable objects grab attention when the potential for action is recognized. </text:span><text:span text:style-name="T190">Nature Neuroscience</text:span><text:span text:style-name="T10">, </text:span><text:span text:style-name="T190">6</text:span><text:span text:style-name="T10">(4), 421–427.</text:span></text:p>
        <text:p text:style-name="Bibliography_20_1"><text:span text:style-name="T10">Itti, L., &amp; Koch, C. (2001). Computational modelling of visual attention. </text:span><text:span text:style-name="T190">Nature Reviews Neuroscience</text:span><text:span text:style-name="T10">, </text:span><text:span text:style-name="T190">2</text:span><text:span text:style-name="T10">(3), 194–203.</text:span></text:p>
        <text:p text:style-name="Bibliography_20_1"><text:span text:style-name="T10">Itti, L., Koch, C., &amp; Niebur, E. (1998). A model of saliency-based visual attention for rapid scene analysis. </text:span><text:span text:style-name="T190">Pattern Analysis and Machine Intelligence, IEEE Transactions on</text:span><text:span text:style-name="T10">, </text:span><text:span text:style-name="T190">20</text:span><text:span text:style-name="T10">(11), 1254–1259.</text:span></text:p>
        <text:p text:style-name="Bibliography_20_1"><text:span text:style-name="T10">Jeannerod, M., Arbib, M. A., Rizzolatti, G., &amp; Sakata, H. (1995). Grasping objects: the cortical mechanisms of visuomotor transformation. </text:span><text:span text:style-name="T190">Trends in Neurosciences</text:span><text:span text:style-name="T10">, </text:span><text:span text:style-name="T190">18</text:span><text:span text:style-name="T10">(7), 314–320.</text:span></text:p>
        <text:p text:style-name="Bibliography_20_1"><text:span text:style-name="T10">Mathôt, S., Schreij, D., &amp; Theeuwes, J. (2012). OpenSesame: An open-source, graphical experiment builder for the social sciences. </text:span><text:span text:style-name="T190">Behavior research methods</text:span><text:span text:style-name="T10">, 1–11.</text:span></text:p>
        <text:p text:style-name="Bibliography_20_1"><text:span text:style-name="T10">Melcher, D., &amp; Kowler, E. (2001). Visual scene memory and the guidance of saccadic eye movements. </text:span><text:span text:style-name="T190">Vision research</text:span><text:span text:style-name="T10">, </text:span><text:span text:style-name="T190">41</text:span><text:span text:style-name="T10">(25-26), 3597–3611.</text:span></text:p>
        <text:p text:style-name="Bibliography_20_1"><text:span text:style-name="T10">Moreno-Martínez, F. J., &amp; Montoro, P. R. (2012). An Ecological Alternative to Snodgrass &amp; Vanderwart: 360 High Quality Colour Images with Norms for Seven Psycholinguistic Variables. </text:span><text:span text:style-name="T190">PloS one</text:span><text:span text:style-name="T10">, </text:span><text:span text:style-name="T190">7</text:span><text:span text:style-name="T10">(5), e37527.</text:span></text:p>
        <text:p text:style-name="Bibliography_20_1"><text:span text:style-name="T10">Myachykov, A., Ellis, R., Cangelosi, A., &amp; Fischer, M. H. (2013). Visual and linguistic cues to graspable objects. </text:span><text:span text:style-name="T190">Experimental Brain Research</text:span><text:span text:style-name="T10">, 1–15. doi:10.1007/s00221-013-3616-z</text:span></text:p>
        <text:p text:style-name="Bibliography_20_1"><text:span text:style-name="T10">Nuthmann, A., &amp; Henderson, J. M. (2010). Object-based attentional selection in scene viewing. </text:span><text:soft-page-break/><text:span text:style-name="T190">Journal of vision</text:span><text:span text:style-name="T10">, </text:span><text:span text:style-name="T190">10</text:span><text:span text:style-name="T10">(8).</text:span></text:p>
        <text:p text:style-name="Bibliography_20_1"><text:span text:style-name="T10">O’Regan, J. K., &amp; Jacobs, A. M. (1992). Optimal viewing position effect in world recognition: a challenge to current theory. </text:span><text:span text:style-name="T190">Journal of experimental psychology. Human perception and performance</text:span><text:span text:style-name="T10">, </text:span><text:span text:style-name="T190">18</text:span><text:span text:style-name="T10">(1), 185–197.</text:span></text:p>
        <text:p text:style-name="Bibliography_20_1"><text:span text:style-name="T10">Pajak, M., &amp; Nuthmann, A. (2013). Object-based saccadic selection during scene perception: Evidence from viewing position effects. </text:span><text:span text:style-name="T190">Journal of Vision</text:span><text:span text:style-name="T10">, </text:span><text:span text:style-name="T190">13</text:span><text:span text:style-name="T10">(5). doi:10.1167/13.5.2</text:span></text:p>
        <text:p text:style-name="Bibliography_20_1"><text:span text:style-name="T10">Peirce, J. W. (2007). PsychoPy—psychophysics software in Python. </text:span><text:span text:style-name="T190">Journal of neuroscience methods</text:span><text:span text:style-name="T10">, </text:span><text:span text:style-name="T190">162</text:span><text:span text:style-name="T10">(1), 8–13.</text:span></text:p>
        <text:p text:style-name="Bibliography_20_1"><text:span text:style-name="T10">Rensink, R. A. (2000). The dynamic representation of scenes. </text:span><text:span text:style-name="T190">Visual cognition</text:span><text:span text:style-name="T10">, </text:span><text:span text:style-name="T190">7</text:span><text:span text:style-name="T10">(1-3), 17–42.</text:span></text:p>
        <text:p text:style-name="Bibliography_20_1"><text:span text:style-name="T10">Roberts, K. L., &amp; Humphreys, G. W. (2011). Action-related objects influence the distribution of visuospatial attention. </text:span><text:span text:style-name="T190">Quarterly journal of experimental psychology (2006)</text:span><text:span text:style-name="T10">, </text:span><text:span text:style-name="T190">64</text:span><text:span text:style-name="T10">(4), 669–688. doi:10.1080/17470218.2010.520086</text:span></text:p>
        <text:p text:style-name="Bibliography_20_1"><text:span text:style-name="T10">Saslow, M. G. (1967). Effects of components of displacement-step stimuli upon latency for saccadic eye movement. </text:span><text:span text:style-name="T190">JOSA</text:span><text:span text:style-name="T10">, </text:span><text:span text:style-name="T190">57</text:span><text:span text:style-name="T10">(8), 1024–1029.</text:span></text:p>
        <text:p text:style-name="Bibliography_20_1"><text:span text:style-name="T10">Schneider, W. X. (1995). VAM: A neuro-cognitive model for visual attention control of segmentation, object recognition, and space-based motor action. </text:span><text:span text:style-name="T190">Visual Cognition</text:span><text:span text:style-name="T10">, </text:span><text:span text:style-name="T190">2</text:span><text:span text:style-name="T10">(2-3), 331–376. doi:10.1080/13506289508401737</text:span></text:p>
        <text:p text:style-name="Bibliography_20_1"><text:span text:style-name="T10">Tucker, M., &amp; Ellis, R. (1998). On the relations between seen objects and components of potential actions. </text:span><text:span text:style-name="T190">Journal of Experimental Psychology-Human Perception and Performance</text:span><text:span text:style-name="T10">, </text:span><text:span text:style-name="T190">24</text:span><text:span text:style-name="T10">(3), 830–846.</text:span></text:p>
        <text:p text:style-name="Bibliography_20_1"><text:span text:style-name="T10">Tucker, M., &amp; Ellis, R. (2001). The potentiation of grasp types during visual object categorization. </text:span><text:span text:style-name="T190">Visual Cognition</text:span><text:span text:style-name="T10">, </text:span><text:span text:style-name="T190">8</text:span><text:span text:style-name="T10">(6), 769–800.</text:span></text:p>
        <text:p text:style-name="Bibliography_20_1"><text:span text:style-name="T10">Van der Stigchel, S., &amp; Nijboer, T. C. W. (2011). The global effect: what determines where the eyes land. </text:span><text:span text:style-name="T190">Journal of Eye Movement Research</text:span><text:span text:style-name="T10">, </text:span><text:span text:style-name="T190">4</text:span><text:span text:style-name="T10">(2), 1–13.</text:span></text:p>
        <text:p text:style-name="Bibliography_20_1"><text:span text:style-name="T10">Vitu, F. (2008). About the global effect and the critical role of retinal eccentricity: Implications for eye movements in reading. </text:span><text:span text:style-name="T190">Journal of Eye Movement Research</text:span><text:span text:style-name="T10">, </text:span><text:span text:style-name="T190">2</text:span><text:span text:style-name="T10">(3), 1–18.</text:span></text:p>
        <text:p text:style-name="Bibliography_20_1"><text:span text:style-name="T10">Vitu, F., McConkie, G. W., Kerr, P., &amp; O’Regan, J. K. (2001). Fixation location effects on fixation durations during reading: an inverted optimal viewing position effect. </text:span><text:span text:style-name="T190">Vision research</text:span><text:span text:style-name="T10">. </text:span><text:soft-page-break/><text:span text:style-name="T10">Retrieved from http://psycnet.apa.org/psycinfo/2002-02459-025</text:span></text:p>
        <text:p text:style-name="Bibliography_20_1"><text:span text:style-name="T10">Wischnewski, M., Belardinelli, A., Schneider, W. X., &amp; Steil, J. J. (2010). Where to look next? Combining static and dynamic proto-objects in a TVA-based model of visual attention. </text:span><text:span text:style-name="T190">Cognitive computation</text:span><text:span text:style-name="T10">, </text:span><text:span text:style-name="T190">2</text:span><text:span text:style-name="T10">(4), 326–343.</text:span></text:p>
        <text:p text:style-name="Bibliography_20_1"><text:span text:style-name="T10">Zelinsky, G. J. (2008). A theory of eye movements during target acquisition. </text:span><text:span text:style-name="T190">Psychological review</text:span><text:span text:style-name="T10">, </text:span><text:span text:style-name="T190">115</text:span><text:span text:style-name="T10">(4), 787.</text:span></text:p>
        <text:p text:style-name="Bibliography_20_1"><text:span text:style-name="T10">Zelinsky, G. J., Rao, R. P. N., Hayhoe, M. M., &amp; Ballard, D. H. (1997). Eye movements reveal the spatiotemporal dynamics of visual search. </text:span><text:span text:style-name="T190">Psychological Science</text:span><text:span text:style-name="T10">, 448–453.</text:span></text:p>
      </text:section>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3" svg:font-family="'Times New Roman'" style:font-family-generic="roman"/>
    <style:font-face style:name="Ubuntu" svg:font-family="Ubuntu" style:font-family-generic="swiss"/>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03ec0" officeooo:paragraph-rsid="00103ec0"/>
    </style:style>
    <style:style style:name="MP2" style:family="paragraph" style:parent-style-name="Footer">
      <style:paragraph-properties fo:text-align="center" style:justify-single-word="false"/>
      <style:text-properties officeooo:paragraph-rsid="00103ec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unning Head</text:p>
      </style:header>
      <style:footer>
        <text:p text:style-name="MP2"><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0.2.2$Linux_X86_64 LibreOffice_project/400m0$Build-2</meta:generator>
    <dc:date>2013-09-24T12:12:47</dc:date>
    <meta:editing-duration>P2DT18H12M48S</meta:editing-duration>
    <meta:editing-cycles>416</meta:editing-cycles>
    <meta:document-statistic meta:table-count="0" meta:image-count="0" meta:object-count="0" meta:page-count="32" meta:paragraph-count="179" meta:word-count="8483" meta:character-count="54823" meta:non-whitespace-character-count="46523"/>
    <meta:user-defined meta:name="ZOTERO_PREF_1">&lt;data data-version="3" zotero-version="4.0.11"&gt;&lt;session id="lsfPrRjU"/&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

<file path=VersionList.xml><?xml version="1.0" encoding="utf-8"?>
<VL:version-list xmlns:dc="http://purl.org/dc/elements/1.1/" xmlns:VL="http://openoffice.org/2001/versions-list">
  <VL:version-entry VL:title="Version1" VL:comment="" VL:creator="" dc:date-time="2013-09-10T15:31:34"/>
  <VL:version-entry VL:title="Version2" VL:comment="Voor ik veel ga wissen&#10;" VL:creator="" dc:date-time="2013-09-19T17:29:32"/>
  <VL:version-entry VL:title="Version3" VL:comment="inkorten, opnieuw lezen, etc&#10;" VL:creator="" dc:date-time="2013-09-23T18:38:27"/>
</VL:version-list>
</file>